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2800000019D158CB8A.png" manifest:media-type="image/png"/>
  <manifest:file-entry manifest:full-path="Pictures/10000000000000280000001A2E598EAA.png" manifest:media-type="image/png"/>
  <manifest:file-entry manifest:full-path="Pictures/10000000000000280000001B9F7257A8.png" manifest:media-type="image/png"/>
  <manifest:file-entry manifest:full-path="Pictures/10000000000000270000001BE61D9FFA.png" manifest:media-type="image/png"/>
  <manifest:file-entry manifest:full-path="Pictures/10000000000000290000001A78EB808A.png" manifest:media-type="image/png"/>
  <manifest:file-entry manifest:full-path="Pictures/10000000000000270000001AEDD27F9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gsanaUPC" svg:font-family="AngsanaUPC"/>
    <style:font-face style:name="David" svg:font-family="David"/>
    <style:font-face style:name="Georgia" svg:font-family="Georgia"/>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
      <style:paragraph-properties style:page-number="auto"/>
      <style:text-properties fo:font-size="1pt" style:font-size-asian="1pt" style:font-size-complex="1pt"/>
    </style:style>
    <style:style style:name="P2" style:family="paragraph" style:parent-style-name="Standard" style:master-page-name="">
      <style:paragraph-properties fo:line-height="0.1425in" style:page-number="auto"/>
      <style:text-properties fo:font-size="8.19999980926514pt" style:font-size-asian="8.19999980926514pt" style:font-size-complex="8.19999980926514pt"/>
    </style:style>
    <style:style style:name="P3" style:family="paragraph" style:parent-style-name="Standard" style:master-page-name="">
      <style:paragraph-properties fo:line-height="0.0764in" style:page-number="auto"/>
      <style:text-properties fo:font-size="4.40000009536743pt" style:font-size-asian="4.40000009536743pt" style:font-size-complex="4.40000009536743pt"/>
    </style:style>
    <style:style style:name="P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835in" style:type="right"/>
        </style:tab-stops>
      </style:paragraph-properties>
    </style:style>
    <style:style style:name="P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598in" style:type="right"/>
        </style:tab-stops>
      </style:paragraph-properties>
    </style:style>
    <style:style style:name="P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728in" style:type="right"/>
        </style:tab-stops>
      </style:paragraph-properties>
    </style:style>
    <style:style style:name="P7"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701in" style:type="right"/>
        </style:tab-stops>
      </style:paragraph-properties>
    </style:style>
    <style:style style:name="P8"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465in" style:type="right"/>
        </style:tab-stops>
      </style:paragraph-properties>
    </style:style>
    <style:style style:name="P9"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5in" style:type="right"/>
        </style:tab-stops>
      </style:paragraph-properties>
    </style:style>
    <style:style style:name="P10"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402in" style:type="right"/>
        </style:tab-stops>
      </style:paragraph-properties>
    </style:style>
    <style:style style:name="P11"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929in" style:type="right"/>
        </style:tab-stops>
      </style:paragraph-properties>
    </style:style>
    <style:style style:name="P12"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799in" style:type="right"/>
        </style:tab-stops>
      </style:paragraph-properties>
    </style:style>
    <style:style style:name="P13"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style:style>
    <style:style style:name="P14" style:family="paragraph" style:parent-style-name="Body_20_text_20__28_2_29_" style:master-page-name="">
      <style:paragraph-properties fo:margin-left="0in" fo:margin-right="0in" fo:margin-top="0in" fo:margin-bottom="0in" loext:contextual-spacing="false" fo:text-align="end" style:justify-single-word="false" fo:text-indent="0in" style:auto-text-indent="false" style:page-number="auto"/>
    </style:style>
    <style:style style:name="P15" style:family="paragraph" style:parent-style-name="Body_20_text_20__28_2_29_" style:master-page-name="">
      <style:paragraph-properties fo:margin-left="0in" fo:margin-right="0in" fo:margin-top="0in" fo:margin-bottom="0in" loext:contextual-spacing="false" fo:text-align="justify" style:justify-single-word="false" fo:text-indent="0in" style:auto-text-indent="false" style:page-number="auto"/>
    </style:style>
    <style:style style:name="P16" style:family="paragraph" style:parent-style-name="Body_20_text_20__28_2_29_" style:master-page-name="">
      <style:paragraph-properties fo:margin-left="0in" fo:margin-right="0in" fo:margin-top="0in" fo:margin-bottom="0in" loext:contextual-spacing="false" fo:line-height="0.1335in" fo:text-align="start" style:justify-single-word="false" fo:text-indent="0in" style:auto-text-indent="false" style:page-number="auto"/>
    </style:style>
    <style:style style:name="P17" style:family="paragraph" style:parent-style-name="Body_20_text_20__28_2_29_" style:master-page-name="">
      <style:paragraph-properties fo:margin-left="0in" fo:margin-right="0in" fo:margin-top="0in" fo:margin-bottom="0in" loext:contextual-spacing="false" fo:text-align="center" style:justify-single-word="false" fo:text-indent="0in" style:auto-text-indent="false" style:page-number="auto"/>
    </style:style>
    <style:style style:name="P18" style:family="paragraph" style:parent-style-name="Body_20_text_20__28_2_29_" style:master-page-name="">
      <style:paragraph-properties fo:margin-left="0in" fo:margin-right="0in" fo:margin-top="0in" fo:margin-bottom="0in" loext:contextual-spacing="false" fo:text-align="justify" style:justify-single-word="false" fo:text-indent="0in" style:auto-text-indent="false" style:page-number="auto" fo:break-after="page"/>
    </style:style>
    <style:style style:name="P19" style:family="paragraph" style:parent-style-name="Body_20_text_20__28_6_29_" style:master-page-name="">
      <style:paragraph-properties fo:margin-left="0in" fo:margin-right="0in" fo:margin-top="0in" fo:margin-bottom="0in" loext:contextual-spacing="false" fo:text-align="end" style:justify-single-word="false" fo:text-indent="0in" style:auto-text-indent="false" style:page-number="auto"/>
    </style:style>
    <style:style style:name="P20" style:family="paragraph" style:parent-style-name="Body_20_text_20__28_5_29_" style:master-page-name="">
      <style:paragraph-properties fo:margin-left="0in" fo:margin-right="0in" fo:margin-top="0in" fo:margin-bottom="0in" loext:contextual-spacing="false" fo:line-height="0.1665in" fo:text-align="end" style:justify-single-word="false" fo:text-indent="0in" style:auto-text-indent="false" style:page-number="auto"/>
    </style:style>
    <style:style style:name="P21" style:family="paragraph" style:parent-style-name="Body_20_text_20__28_5_29_" style:master-page-name="">
      <style:paragraph-properties fo:margin-left="0in" fo:margin-right="0in" fo:margin-top="0in" fo:margin-bottom="0in" loext:contextual-spacing="false" fo:line-height="0.1299in" fo:text-align="start" style:justify-single-word="false" fo:text-indent="0in" style:auto-text-indent="false" style:page-number="auto"/>
    </style:style>
    <style:style style:name="P22" style:family="paragraph" style:parent-style-name="Body_20_text_20__28_5_29_" style:master-page-name="">
      <style:paragraph-properties fo:margin-left="0in" fo:margin-right="0in" fo:margin-top="0in" fo:margin-bottom="0in" loext:contextual-spacing="false" fo:text-align="end" style:justify-single-word="false" fo:text-indent="0in" style:auto-text-indent="false" style:page-number="auto"/>
    </style:style>
    <style:style style:name="P23" style:family="paragraph" style:parent-style-name="Body_20_text_20__28_5_29_" style:master-page-name="">
      <style:paragraph-properties fo:margin-left="0in" fo:margin-right="0in" fo:margin-top="0in" fo:margin-bottom="0in" loext:contextual-spacing="false" fo:line-height="0.1272in" fo:text-align="end" style:justify-single-word="false" fo:text-indent="0in" style:auto-text-indent="false" style:page-number="auto"/>
    </style:style>
    <style:style style:name="P24" style:family="paragraph" style:parent-style-name="Body_20_text_20__28_7_29_" style:master-page-name="">
      <style:paragraph-properties fo:margin-left="0in" fo:margin-right="0in" fo:margin-top="0in" fo:margin-bottom="0in" loext:contextual-spacing="false" fo:text-align="start" style:justify-single-word="false" fo:text-indent="0in" style:auto-text-indent="false" style:page-number="auto"/>
    </style:style>
    <style:style style:name="P25"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fo:break-after="column"/>
    </style:style>
    <style:style style:name="P26" style:family="paragraph" style:parent-style-name="Body_20_text_20__28_2_29_" style:master-page-name="">
      <style:paragraph-properties fo:margin-left="0in" fo:margin-right="0in" fo:margin-top="0in" fo:margin-bottom="0in" loext:contextual-spacing="false" fo:text-align="end" style:justify-single-word="false" fo:text-indent="0in" style:auto-text-indent="false" style:page-number="auto" fo:break-after="column"/>
    </style:style>
    <style:style style:name="P27" style:family="paragraph" style:parent-style-name="Body_20_text_20__28_2_29_" style:master-page-name="">
      <style:paragraph-properties fo:margin-left="0.1807in" fo:margin-right="0in" fo:margin-top="0in" fo:margin-bottom="0in" loext:contextual-spacing="false" fo:text-align="justify" style:justify-single-word="false" fo:text-indent="-0.1807in" style:auto-text-indent="false" style:page-number="auto"/>
    </style:style>
    <style:style style:name="P28" style:family="paragraph" style:parent-style-name="Body_20_text_20__28_2_29_" style:master-page-name="">
      <style:paragraph-properties fo:margin-left="0.1807in" fo:margin-right="0in" fo:margin-top="0in" fo:margin-bottom="0in" loext:contextual-spacing="false" fo:text-align="justify" style:justify-single-word="false" fo:text-indent="-0.1807in" style:auto-text-indent="false" style:page-number="auto" fo:break-after="column">
        <style:tab-stops>
          <style:tab-stop style:position="0.0228in"/>
        </style:tab-stops>
      </style:paragraph-properties>
    </style:style>
    <style:style style:name="P29" style:family="paragraph" style:parent-style-name="Body_20_text_20__28_7_29_"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30" style:family="paragraph" style:parent-style-name="Body_20_text_20__28_7_29_" style:master-page-name="">
      <style:paragraph-properties fo:margin-left="0.25in" fo:margin-right="0in" fo:margin-top="0in" fo:margin-bottom="0in" loext:contextual-spacing="false" fo:text-align="start" style:justify-single-word="false" fo:text-indent="-0.111in" style:auto-text-indent="false" style:page-number="auto"/>
    </style:style>
    <style:style style:name="P31" style:family="paragraph" style:parent-style-name="Body_20_text_20__28_7_29_" style:master-page-name="">
      <style:paragraph-properties fo:margin-left="0.25in" fo:margin-right="0in" fo:margin-top="0in" fo:margin-bottom="0in" loext:contextual-spacing="false" fo:text-align="start" style:justify-single-word="false" fo:text-indent="-0.111in" style:auto-text-indent="false" style:page-number="auto" fo:break-after="page"/>
    </style:style>
    <style:style style:name="P32" style:family="paragraph" style:parent-style-name="Body_20_text_20__28_2_29_" style:master-page-name="">
      <style:paragraph-properties fo:margin-left="0.25in" fo:margin-right="0in" fo:margin-top="0in" fo:margin-bottom="0in" loext:contextual-spacing="false" fo:text-align="start" style:justify-single-word="false" fo:text-indent="0in" style:auto-text-indent="false" style:page-number="auto"/>
    </style:style>
    <style:style style:name="P33" style:family="paragraph" style:parent-style-name="Body_20_text_20__28_6_29_" style:master-page-name="">
      <style:paragraph-properties fo:margin-left="0.2638in" fo:margin-right="0in" fo:margin-top="0in" fo:margin-bottom="0in" loext:contextual-spacing="false" fo:text-align="start" style:justify-single-word="false" fo:text-indent="-0.111in" style:auto-text-indent="false" style:page-number="auto"/>
    </style:style>
    <style:style style:name="P34" style:family="paragraph" style:parent-style-name="Body_20_text_20__28_2_29_" style:master-page-name="">
      <style:paragraph-properties fo:margin-left="0.2638in" fo:margin-right="0in" fo:margin-top="0in" fo:margin-bottom="0in" loext:contextual-spacing="false" fo:text-align="start" style:justify-single-word="false" fo:text-indent="-0.111in" style:auto-text-indent="false" style:page-number="auto"/>
    </style:style>
    <style:style style:name="P35" style:family="paragraph" style:parent-style-name="Body_20_text_20__28_8_29_" style:master-page-name="">
      <style:paragraph-properties fo:margin-left="0.2638in" fo:margin-right="0in" fo:margin-top="0in" fo:margin-bottom="0in" loext:contextual-spacing="false" fo:text-align="start" style:justify-single-word="false" fo:text-indent="-0.111in" style:auto-text-indent="false" style:page-number="auto"/>
    </style:style>
    <style:style style:name="P36" style:family="paragraph" style:parent-style-name="Body_20_text_20__28_8_29_" style:master-page-name="">
      <style:paragraph-properties fo:margin-left="0.2638in" fo:margin-right="0in" fo:margin-top="0in" fo:margin-bottom="0in" loext:contextual-spacing="false" fo:line-height="0.1299in" fo:text-align="start" style:justify-single-word="false" fo:text-indent="-0.111in" style:auto-text-indent="false" style:page-number="auto"/>
    </style:style>
    <style:style style:name="P37" style:family="paragraph" style:parent-style-name="Body_20_text_20__28_2_29_" style:master-page-name="">
      <style:paragraph-properties fo:margin-left="0in" fo:margin-right="0in" fo:margin-top="0in" fo:margin-bottom="0in" loext:contextual-spacing="false" fo:text-align="justify" style:justify-single-word="false" fo:text-indent="0.1528in" style:auto-text-indent="false" style:page-number="auto"/>
    </style:style>
    <style:style style:name="P38" style:family="paragraph" style:parent-style-name="Body_20_text_20__28_2_29_" style:master-page-name="">
      <style:paragraph-properties fo:margin-left="0in" fo:margin-right="0in" fo:margin-top="0in" fo:margin-bottom="0in" loext:contextual-spacing="false" fo:text-align="start" style:justify-single-word="false" fo:text-indent="0.1528in" style:auto-text-indent="false" style:page-number="auto"/>
    </style:style>
    <style:style style:name="P39" style:family="paragraph" style:parent-style-name="Body_20_text_20__28_2_29_" style:master-page-name="">
      <style:paragraph-properties fo:margin-left="0in" fo:margin-right="0in" fo:margin-top="0in" fo:margin-bottom="0in" loext:contextual-spacing="false" fo:line-height="0.1299in" fo:text-align="start" style:justify-single-word="false" fo:text-indent="0.1528in" style:auto-text-indent="false" style:page-number="auto"/>
    </style:style>
    <style:style style:name="P40" style:family="paragraph" style:parent-style-name="Body_20_text_20__28_2_29_" style:master-page-name="">
      <style:paragraph-properties fo:margin-left="0in" fo:margin-right="0in" fo:margin-top="0in" fo:margin-bottom="0in" loext:contextual-spacing="false" fo:line-height="0.1299in" fo:text-align="justify" style:justify-single-word="false" fo:text-indent="0.1528in" style:auto-text-indent="false" style:page-number="auto"/>
    </style:style>
    <style:style style:name="P41" style:family="paragraph" style:parent-style-name="Body_20_text_20__28_6_29_" style:master-page-name="">
      <style:paragraph-properties fo:margin-left="0in" fo:margin-right="0in" fo:margin-top="0in" fo:margin-bottom="0in" loext:contextual-spacing="false" fo:line-height="0.1299in" fo:text-align="start" style:justify-single-word="false" fo:text-indent="0.1528in" style:auto-text-indent="false" style:page-number="auto"/>
    </style:style>
    <style:style style:name="P42" style:family="paragraph" style:parent-style-name="Body_20_text_20__28_6_29_" style:master-page-name="">
      <style:paragraph-properties fo:margin-left="0in" fo:margin-right="0in" fo:margin-top="0in" fo:margin-bottom="0in" loext:contextual-spacing="false" fo:text-align="start" style:justify-single-word="false" fo:text-indent="0.1528in" style:auto-text-indent="false" style:page-number="auto"/>
    </style:style>
    <style:style style:name="P43" style:family="paragraph" style:parent-style-name="Body_20_text_20__28_5_29_" style:master-page-name="">
      <style:paragraph-properties fo:margin-left="0in" fo:margin-right="0in" fo:margin-top="0in" fo:margin-bottom="0in" loext:contextual-spacing="false" fo:text-indent="0.1528in" style:auto-text-indent="false" style:page-number="auto"/>
    </style:style>
    <style:style style:name="P44" style:family="paragraph" style:parent-style-name="Body_20_text_20__28_5_29_" style:master-page-name="">
      <style:paragraph-properties fo:margin-left="0in" fo:margin-right="0in" fo:margin-top="0in" fo:margin-bottom="0in" loext:contextual-spacing="false" fo:text-indent="0.1528in" style:auto-text-indent="false" style:page-number="auto" fo:break-after="page"/>
    </style:style>
    <style:style style:name="P45" style:family="paragraph" style:parent-style-name="Body_20_text_20__28_9_29_" style:master-page-name="">
      <style:paragraph-properties fo:margin-left="0in" fo:margin-right="0in" fo:margin-top="0in" fo:margin-bottom="0in" loext:contextual-spacing="false" fo:line-height="0.0902in" fo:text-align="start" style:justify-single-word="false" fo:text-indent="0.1528in" style:auto-text-indent="false" style:page-number="auto" fo:break-after="page"/>
    </style:style>
    <style:style style:name="P46" style:family="paragraph" style:parent-style-name="Body_20_text_20__28_2_29_" style:master-page-name="">
      <style:paragraph-properties fo:margin-left="0in" fo:margin-right="0in" fo:margin-top="0in" fo:margin-bottom="0.0736in" loext:contextual-spacing="false" fo:text-align="justify" style:justify-single-word="false" fo:text-indent="0.1528in" style:auto-text-indent="false" style:page-number="auto"/>
    </style:style>
    <style:style style:name="P47" style:family="paragraph" style:parent-style-name="Body_20_text_20__28_2_29_" style:master-page-name="">
      <style:paragraph-properties fo:margin-left="0in" fo:margin-right="0in" fo:margin-top="0in" fo:margin-bottom="0.0807in" loext:contextual-spacing="false" fo:text-align="start" style:justify-single-word="false" fo:text-indent="0.1528in" style:auto-text-indent="false" style:page-number="auto"/>
    </style:style>
    <style:style style:name="P48" style:family="paragraph" style:parent-style-name="Body_20_text_20__28_2_29_" style:master-page-name="">
      <style:paragraph-properties fo:margin-left="0.1945in" fo:margin-right="0in" fo:margin-top="0in" fo:margin-bottom="0in" loext:contextual-spacing="false" fo:text-align="justify" style:justify-single-word="false" fo:text-indent="-0.1945in" style:auto-text-indent="false" style:page-number="auto"/>
    </style:style>
    <style:style style:name="P49" style:family="paragraph" style:parent-style-name="Body_20_text_20__28_2_29_" style:master-page-name="">
      <style:paragraph-properties fo:margin-left="0.1945in" fo:margin-right="0in" fo:margin-top="0in" fo:margin-bottom="0in" loext:contextual-spacing="false" fo:text-align="start" style:justify-single-word="false" fo:text-indent="-0.1945in" style:auto-text-indent="false" style:page-number="auto"/>
    </style:style>
    <style:style style:name="P50" style:family="paragraph" style:parent-style-name="Body_20_text_20__28_7_29_" style:master-page-name="">
      <style:paragraph-properties fo:margin-left="0.1945in" fo:margin-right="0in" fo:margin-top="0in" fo:margin-bottom="0in" loext:contextual-spacing="false" fo:text-align="start" style:justify-single-word="false" fo:text-indent="-0.1945in" style:auto-text-indent="false" style:page-number="auto"/>
    </style:style>
    <style:style style:name="P51" style:family="paragraph" style:parent-style-name="Body_20_text_20__28_5_29_" style:master-page-name="">
      <style:paragraph-properties fo:margin-left="0.1945in" fo:margin-right="0in" fo:margin-top="0in" fo:margin-bottom="0in" loext:contextual-spacing="false" fo:text-indent="-0.1945in" style:auto-text-indent="false" style:page-number="auto"/>
    </style:style>
    <style:style style:name="P52" style:family="paragraph" style:parent-style-name="Body_20_text_20__28_5_29_" style:master-page-name="">
      <style:paragraph-properties fo:margin-left="0.1945in" fo:margin-right="0in" fo:margin-top="0in" fo:margin-bottom="0in" loext:contextual-spacing="false" fo:line-height="0.1665in" fo:text-indent="-0.1945in" style:auto-text-indent="false" style:page-number="auto"/>
    </style:style>
    <style:style style:name="P53" style:family="paragraph" style:parent-style-name="Body_20_text_20__28_2_29_" style:master-page-name="">
      <style:paragraph-properties fo:margin-left="0.4028in" fo:margin-right="0in" fo:margin-top="0in" fo:margin-bottom="0in" loext:contextual-spacing="false" fo:text-align="start" style:justify-single-word="false" fo:text-indent="0.1252in" style:auto-text-indent="false" style:page-number="auto"/>
    </style:style>
    <style:style style:name="P54" style:family="paragraph" style:parent-style-name="Body_20_text_20__28_7_29_" style:master-page-name="">
      <style:paragraph-properties fo:margin-left="0.4028in" fo:margin-right="0in" fo:margin-top="0in" fo:margin-bottom="0in" loext:contextual-spacing="false" fo:text-align="start" style:justify-single-word="false" fo:text-indent="0.1252in" style:auto-text-indent="false" style:page-number="auto"/>
    </style:style>
    <style:style style:name="P55" style:family="paragraph" style:parent-style-name="Body_20_text_20__28_2_29_" style:master-page-name="">
      <style:paragraph-properties fo:margin-left="0in" fo:margin-right="0in" fo:margin-top="0in" fo:margin-bottom="0in" loext:contextual-spacing="false" fo:text-align="start" style:justify-single-word="false" fo:text-indent="0.1665in" style:auto-text-indent="false" style:page-number="auto"/>
    </style:style>
    <style:style style:name="P56" style:family="paragraph" style:parent-style-name="Body_20_text_20__28_2_29_" style:master-page-name="">
      <style:paragraph-properties fo:margin-left="0in" fo:margin-right="0.1807in" fo:margin-top="0in" fo:margin-bottom="0in" loext:contextual-spacing="false" fo:text-align="justify" style:justify-single-word="false" fo:text-indent="0in" style:auto-text-indent="false" style:page-number="auto"/>
    </style:style>
    <style:style style:name="P57" style:family="paragraph" style:parent-style-name="Body_20_text_20__28_7_29_" style:master-page-name="">
      <style:paragraph-properties fo:margin-left="0.4165in" fo:margin-right="0in" fo:margin-top="0in" fo:margin-bottom="0in" loext:contextual-spacing="false" fo:text-indent="0in" style:auto-text-indent="false" style:page-number="auto"/>
    </style:style>
    <style:style style:name="P58" style:family="paragraph" style:parent-style-name="Body_20_text_20__28_7_29_" style:master-page-name="">
      <style:paragraph-properties fo:margin-left="0.4165in" fo:margin-right="0in" fo:margin-top="0in" fo:margin-bottom="0in" loext:contextual-spacing="false" fo:text-indent="0in" style:auto-text-indent="false" style:page-number="auto">
        <style:tab-stops>
          <style:tab-stop style:position="0.1839in"/>
        </style:tab-stops>
      </style:paragraph-properties>
    </style:style>
    <style:style style:name="P59" style:family="paragraph" style:parent-style-name="Body_20_text_20__28_7_29_" style:master-page-name="">
      <style:paragraph-properties fo:margin-left="0.4165in" fo:margin-right="0in" fo:margin-top="0in" fo:margin-bottom="0in" loext:contextual-spacing="false" fo:text-align="start" style:justify-single-word="false" fo:text-indent="0in" style:auto-text-indent="false" style:page-number="auto"/>
    </style:style>
    <style:style style:name="P60" style:family="paragraph" style:parent-style-name="Body_20_text_20__28_2_29_" style:master-page-name="">
      <style:paragraph-properties fo:margin-left="0.4165in" fo:margin-right="0in" fo:margin-top="0in" fo:margin-bottom="0in" loext:contextual-spacing="false" fo:text-align="start" style:justify-single-word="false" fo:text-indent="0in" style:auto-text-indent="false" style:page-number="auto"/>
    </style:style>
    <style:style style:name="P61" style:family="paragraph" style:parent-style-name="Body_20_text_20__28_2_29_" style:master-page-name="">
      <style:paragraph-properties fo:margin-left="0.4165in" fo:margin-right="0in" fo:margin-top="0in" fo:margin-bottom="0in" loext:contextual-spacing="false" fo:text-align="justify" style:justify-single-word="false" fo:text-indent="0in" style:auto-text-indent="false" style:page-number="auto"/>
    </style:style>
    <style:style style:name="P62" style:family="paragraph" style:parent-style-name="Body_20_text_20__28_2_29_" style:master-page-name="">
      <style:paragraph-properties fo:margin-left="0in" fo:margin-right="0in" fo:margin-top="0in" fo:margin-bottom="0in" loext:contextual-spacing="false" fo:line-height="0.1335in" fo:text-align="start" style:justify-single-word="false" fo:text-indent="0.139in" style:auto-text-indent="false" style:page-number="auto"/>
    </style:style>
    <style:style style:name="P63" style:family="paragraph" style:parent-style-name="Body_20_text_20__28_2_29_" style:master-page-name="">
      <style:paragraph-properties fo:margin-left="0in" fo:margin-right="0in" fo:margin-top="0in" fo:margin-bottom="0in" loext:contextual-spacing="false" fo:text-align="start" style:justify-single-word="false" fo:text-indent="0.139in" style:auto-text-indent="false" style:page-number="auto"/>
    </style:style>
    <style:style style:name="P64" style:family="paragraph" style:parent-style-name="Body_20_text_20__28_2_29_" style:master-page-name="">
      <style:paragraph-properties fo:margin-left="0in" fo:margin-right="0in" fo:margin-top="0in" fo:margin-bottom="0in" loext:contextual-spacing="false" fo:text-align="justify" style:justify-single-word="false" fo:text-indent="0.139in" style:auto-text-indent="false" style:page-number="auto"/>
    </style:style>
    <style:style style:name="P65" style:family="paragraph" style:parent-style-name="Body_20_text_20__28_7_29_" style:master-page-name="">
      <style:paragraph-properties fo:margin-left="0in" fo:margin-right="0in" fo:margin-top="0in" fo:margin-bottom="0in" loext:contextual-spacing="false" fo:text-align="start" style:justify-single-word="false" fo:text-indent="0.139in" style:auto-text-indent="false" style:page-number="auto"/>
    </style:style>
    <style:style style:name="P66" style:family="paragraph" style:parent-style-name="Body_20_text_20__28_5_29_" style:master-page-name="">
      <style:paragraph-properties fo:margin-left="0in" fo:margin-right="0in" fo:margin-top="0in" fo:margin-bottom="0in" loext:contextual-spacing="false" fo:text-indent="0.139in" style:auto-text-indent="false" style:page-number="auto"/>
    </style:style>
    <style:style style:name="P67" style:family="paragraph" style:parent-style-name="Body_20_text_20__28_2_29_" style:master-page-name="">
      <style:paragraph-properties fo:margin-left="0in" fo:margin-right="0in" fo:margin-top="0in" fo:margin-bottom="0in" loext:contextual-spacing="false" fo:text-align="start" style:justify-single-word="false" fo:text-indent="0.139in" style:auto-text-indent="false" style:page-number="auto" fo:break-after="page"/>
    </style:style>
    <style:style style:name="P68" style:family="paragraph" style:parent-style-name="Body_20_text_20__28_2_29_" style:master-page-name="">
      <style:paragraph-properties fo:margin-left="0in" fo:margin-right="0in" fo:margin-top="0in" fo:margin-bottom="0.0736in" loext:contextual-spacing="false" fo:text-align="start" style:justify-single-word="false" fo:text-indent="0.139in" style:auto-text-indent="false" style:page-number="auto"/>
    </style:style>
    <style:style style:name="P69" style:family="paragraph" style:parent-style-name="Body_20_text_20__28_6_29_" style:master-page-name="">
      <style:paragraph-properties fo:margin-left="0.4307in" fo:margin-right="0in" fo:margin-top="0in" fo:margin-bottom="0in" loext:contextual-spacing="false" fo:text-indent="0in" style:auto-text-indent="false" style:page-number="auto"/>
    </style:style>
    <style:style style:name="P70" style:family="paragraph" style:parent-style-name="Body_20_text_20__28_2_29_" style:master-page-name="">
      <style:paragraph-properties fo:margin-left="0in" fo:margin-right="0.1945in" fo:margin-top="0in" fo:margin-bottom="0in" loext:contextual-spacing="false" fo:text-align="justify" style:justify-single-word="false" fo:text-indent="0in" style:auto-text-indent="false" style:page-number="auto"/>
    </style:style>
    <style:style style:name="P71" style:family="paragraph" style:parent-style-name="Body_20_text_20__28_2_29_" style:master-page-name="">
      <style:paragraph-properties fo:margin-left="0in" fo:margin-right="0.1945in" fo:margin-top="0in" fo:margin-bottom="0.0736in" loext:contextual-spacing="false" fo:text-align="end" style:justify-single-word="false" fo:text-indent="0in" style:auto-text-indent="false" style:page-number="auto"/>
    </style:style>
    <style:style style:name="P72" style:family="paragraph" style:parent-style-name="Body_20_text_20__28_6_29_" style:master-page-name="">
      <style:paragraph-properties fo:margin-left="0.2917in" fo:margin-right="0in" fo:margin-top="0in" fo:margin-bottom="0in" loext:contextual-spacing="false" fo:text-align="start" style:justify-single-word="false" fo:text-indent="0.2362in" style:auto-text-indent="false" style:page-number="auto"/>
    </style:style>
    <style:style style:name="P73" style:family="paragraph" style:parent-style-name="Body_20_text_20__28_2_29_" style:master-page-name="">
      <style:paragraph-properties fo:margin-left="0.361in" fo:margin-right="0in" fo:margin-top="0in" fo:margin-bottom="0in" loext:contextual-spacing="false" fo:text-align="start" style:justify-single-word="false" fo:text-indent="-0.222in" style:auto-text-indent="false" style:page-number="auto"/>
    </style:style>
    <style:style style:name="P74" style:family="paragraph" style:parent-style-name="Body_20_text_20__28_7_29_" style:master-page-name="">
      <style:paragraph-properties fo:margin-left="0.361in" fo:margin-right="0in" fo:margin-top="0in" fo:margin-bottom="0in" loext:contextual-spacing="false" fo:text-align="start" style:justify-single-word="false" fo:text-indent="-0.222in" style:auto-text-indent="false" style:page-number="auto"/>
    </style:style>
    <style:style style:name="P75" style:family="paragraph" style:parent-style-name="Body_20_text_20__28_2_29_" style:master-page-name="">
      <style:paragraph-properties fo:margin-left="0in" fo:margin-right="0.1945in" fo:margin-top="0in" fo:margin-bottom="0in" loext:contextual-spacing="false" fo:text-align="justify" style:justify-single-word="false" fo:text-indent="0.1528in" style:auto-text-indent="false" style:page-number="auto"/>
    </style:style>
    <style:style style:name="P76" style:family="paragraph" style:parent-style-name="Body_20_text_20__28_2_29_" style:master-page-name="">
      <style:paragraph-properties fo:margin-left="0.4165in" fo:margin-right="0in" fo:margin-top="0in" fo:margin-bottom="0in" loext:contextual-spacing="false" fo:text-align="start" style:justify-single-word="false" fo:text-indent="-0.111in" style:auto-text-indent="false" style:page-number="auto"/>
    </style:style>
    <style:style style:name="P77" style:family="paragraph" style:parent-style-name="Body_20_text_20__28_6_29_" style:master-page-name="">
      <style:paragraph-properties fo:margin-left="0.4165in" fo:margin-right="0in" fo:margin-top="0in" fo:margin-bottom="0in" loext:contextual-spacing="false" fo:text-align="start" style:justify-single-word="false" fo:text-indent="-0.111in" style:auto-text-indent="false" style:page-number="auto"/>
    </style:style>
    <style:style style:name="P78" style:family="paragraph" style:parent-style-name="Body_20_text_20__28_2_29_" style:master-page-name="">
      <style:paragraph-properties fo:margin-left="0.4165in" fo:margin-right="0in" fo:margin-top="0in" fo:margin-bottom="0.0098in" loext:contextual-spacing="false" fo:text-align="start" style:justify-single-word="false" fo:text-indent="-0.111in" style:auto-text-indent="false" style:page-number="auto"/>
    </style:style>
    <style:style style:name="P79" style:family="paragraph" style:parent-style-name="Body_20_text_20__28_2_29_" style:master-page-name="">
      <style:paragraph-properties fo:margin-left="0.1528in" fo:margin-right="0in" fo:margin-top="0in" fo:margin-bottom="0in" loext:contextual-spacing="false" fo:text-align="start" style:justify-single-word="false" fo:text-indent="0in" style:auto-text-indent="false" style:page-number="auto"/>
    </style:style>
    <style:style style:name="P80" style:family="paragraph" style:parent-style-name="Body_20_text_20__28_2_29_" style:master-page-name="">
      <style:paragraph-properties fo:margin-left="0.3752in" fo:margin-right="0in" fo:margin-top="0in" fo:margin-bottom="0in" loext:contextual-spacing="false" fo:text-align="start" style:justify-single-word="false" fo:text-indent="-0.2362in" style:auto-text-indent="false" style:page-number="auto"/>
    </style:style>
    <style:style style:name="P81" style:family="paragraph" style:parent-style-name="Body_20_text_20__28_6_29_" style:master-page-name="">
      <style:paragraph-properties fo:margin-left="0.3752in" fo:margin-right="0in" fo:margin-top="0in" fo:margin-bottom="0in" loext:contextual-spacing="false" fo:text-align="start" style:justify-single-word="false" fo:text-indent="-0.2362in" style:auto-text-indent="false" style:page-number="auto"/>
    </style:style>
    <style:style style:name="P82" style:family="paragraph" style:parent-style-name="Body_20_text_20__28_7_29_" style:master-page-name="">
      <style:paragraph-properties fo:margin-left="0.3055in" fo:margin-right="0in" fo:margin-top="0in" fo:margin-bottom="0in" loext:contextual-spacing="false" fo:text-align="start" style:justify-single-word="false" fo:text-indent="0in" style:auto-text-indent="false" style:page-number="auto" fo:break-after="column"/>
    </style:style>
    <style:style style:name="P83" style:family="paragraph" style:parent-style-name="Body_20_text_20__28_7_29_" style:master-page-name="">
      <style:paragraph-properties fo:margin-left="0.3055in" fo:margin-right="0in" fo:margin-top="0in" fo:margin-bottom="0in" loext:contextual-spacing="false" fo:text-align="start" style:justify-single-word="false" fo:text-indent="0in" style:auto-text-indent="false" style:page-number="auto"/>
    </style:style>
    <style:style style:name="P84" style:family="paragraph" style:parent-style-name="Body_20_text_20__28_2_29_" style:master-page-name="">
      <style:paragraph-properties fo:margin-left="0.3055in" fo:margin-right="0in" fo:margin-top="0in" fo:margin-bottom="0in" loext:contextual-spacing="false" fo:text-align="start" style:justify-single-word="false" fo:text-indent="0in" style:auto-text-indent="false" style:page-number="auto"/>
    </style:style>
    <style:style style:name="P85" style:family="paragraph" style:parent-style-name="Body_20_text_20__28_2_29_" style:master-page-name="">
      <style:paragraph-properties fo:margin-left="0.1945in" fo:margin-right="0in" fo:margin-top="0in" fo:margin-bottom="0in" loext:contextual-spacing="false" fo:text-align="start" style:justify-single-word="false" fo:text-indent="0in" style:auto-text-indent="false" style:page-number="auto"/>
    </style:style>
    <style:style style:name="P86" style:family="paragraph" style:parent-style-name="Body_20_text_20__28_2_29_" style:master-page-name="">
      <style:paragraph-properties fo:margin-left="0in" fo:margin-right="0in" fo:margin-top="0in" fo:margin-bottom="0in" loext:contextual-spacing="false" fo:text-align="justify" style:justify-single-word="false" fo:text-indent="0.1945in" style:auto-text-indent="false" style:page-number="auto"/>
    </style:style>
    <style:style style:name="P87" style:family="paragraph" style:parent-style-name="Body_20_text_20__28_6_29_" style:master-page-name="">
      <style:paragraph-properties fo:margin-left="0.3193in" fo:margin-right="0in" fo:margin-top="0in" fo:margin-bottom="0in" loext:contextual-spacing="false" fo:text-align="start" style:justify-single-word="false" fo:text-indent="0.111in" style:auto-text-indent="false" style:page-number="auto"/>
    </style:style>
    <style:style style:name="P88" style:family="paragraph" style:parent-style-name="Body_20_text_20__28_6_29_" style:master-page-name="">
      <style:paragraph-properties fo:margin-left="0.1528in" fo:margin-right="0in" fo:margin-top="0in" fo:margin-bottom="0in" loext:contextual-spacing="false" fo:text-align="start" style:justify-single-word="false" fo:text-indent="0.111in" style:auto-text-indent="false" style:page-number="auto"/>
    </style:style>
    <style:style style:name="P89" style:family="paragraph" style:parent-style-name="Body_20_text_20__28_7_29_" style:master-page-name="">
      <style:paragraph-properties fo:margin-left="0.528in" fo:margin-right="0in" fo:margin-top="0in" fo:margin-bottom="0in" loext:contextual-spacing="false" fo:text-align="start" style:justify-single-word="false" fo:text-indent="-0.1252in" style:auto-text-indent="false" style:page-number="auto"/>
    </style:style>
    <style:style style:name="P90" style:family="paragraph" style:parent-style-name="Body_20_text_20__28_7_29_" style:master-page-name="">
      <style:paragraph-properties fo:margin-left="0.361in" fo:margin-right="0.1945in" fo:margin-top="0in" fo:margin-bottom="0in" loext:contextual-spacing="false" fo:text-indent="-0.0972in" style:auto-text-indent="false" style:page-number="auto"/>
    </style:style>
    <style:style style:name="P91" style:family="paragraph" style:parent-style-name="Body_20_text_20__28_2_29_" style:master-page-name="">
      <style:paragraph-properties fo:margin-left="0.361in" fo:margin-right="0.1945in" fo:margin-top="0in" fo:margin-bottom="0in" loext:contextual-spacing="false" fo:text-align="justify" style:justify-single-word="false" fo:text-indent="-0.0972in" style:auto-text-indent="false" style:page-number="auto"/>
    </style:style>
    <style:style style:name="P92" style:family="paragraph" style:parent-style-name="Body_20_text_20__28_2_29_" style:master-page-name="">
      <style:paragraph-properties fo:margin-left="0.5417in" fo:margin-right="0in" fo:margin-top="0in" fo:margin-bottom="0in" loext:contextual-spacing="false" fo:text-align="justify" style:justify-single-word="false" fo:text-indent="-0.2362in" style:auto-text-indent="false" style:page-number="auto"/>
    </style:style>
    <style:style style:name="P93" style:family="paragraph" style:parent-style-name="Body_20_text_20__28_6_29_" style:master-page-name="">
      <style:paragraph-properties fo:margin-left="0.5417in" fo:margin-right="0in" fo:margin-top="0in" fo:margin-bottom="0in" loext:contextual-spacing="false" fo:text-indent="-0.2362in" style:auto-text-indent="false" style:page-number="auto"/>
    </style:style>
    <style:style style:name="P94" style:family="paragraph" style:parent-style-name="Body_20_text_20__28_6_29_" style:master-page-name="">
      <style:paragraph-properties fo:margin-left="0.139in" fo:margin-right="0in" fo:margin-top="0in" fo:margin-bottom="0in" loext:contextual-spacing="false" fo:text-align="start" style:justify-single-word="false" fo:text-indent="0in" style:auto-text-indent="false" style:page-number="auto"/>
    </style:style>
    <style:style style:name="P95" style:family="paragraph" style:parent-style-name="Body_20_text_20__28_6_29_" style:master-page-name="">
      <style:paragraph-properties fo:margin-left="0.139in" fo:margin-right="0in" fo:margin-top="0in" fo:margin-bottom="0in" loext:contextual-spacing="false" fo:text-indent="0in" style:auto-text-indent="false" style:page-number="auto">
        <style:tab-stops>
          <style:tab-stop style:position="1.7429in"/>
        </style:tab-stops>
      </style:paragraph-properties>
    </style:style>
    <style:style style:name="P96" style:family="paragraph" style:parent-style-name="Body_20_text_20__28_2_29_" style:master-page-name="">
      <style:paragraph-properties fo:margin-left="0.139in" fo:margin-right="0in" fo:margin-top="0in" fo:margin-bottom="0in" loext:contextual-spacing="false" fo:text-align="start" style:justify-single-word="false" fo:text-indent="0in" style:auto-text-indent="false" style:page-number="auto"/>
    </style:style>
    <style:style style:name="P97" style:family="paragraph" style:parent-style-name="Body_20_text_20__28_2_29_" style:master-page-name="">
      <style:paragraph-properties fo:margin-left="0.139in" fo:margin-right="0in" fo:margin-top="0in" fo:margin-bottom="0in" loext:contextual-spacing="false" fo:text-align="center" style:justify-single-word="false" fo:text-indent="0in" style:auto-text-indent="false" style:page-number="auto"/>
    </style:style>
    <style:style style:name="P98" style:family="paragraph" style:parent-style-name="Body_20_text_20__28_2_29_" style:master-page-name="">
      <style:paragraph-properties fo:margin-left="0.1807in" fo:margin-right="0in" fo:margin-top="0in" fo:margin-bottom="0in" loext:contextual-spacing="false" fo:text-align="justify" style:justify-single-word="false" fo:text-indent="0in" style:auto-text-indent="false" style:page-number="auto"/>
    </style:style>
    <style:style style:name="P99" style:family="paragraph" style:parent-style-name="Body_20_text_20__28_3_29_" style:master-page-name="">
      <style:paragraph-properties fo:margin-left="0.0555in" fo:margin-right="0in" fo:margin-top="0in" fo:margin-bottom="0in" loext:contextual-spacing="false" fo:line-height="0.1043in" fo:text-indent="0in" style:auto-text-indent="false" style:page-number="auto"/>
    </style:style>
    <style:style style:name="P100" style:family="paragraph" style:parent-style-name="Body_20_text_20__28_2_29_" style:master-page-name="">
      <style:paragraph-properties fo:margin-left="0.2638in" fo:margin-right="0in" fo:margin-top="0in" fo:margin-bottom="0in" loext:contextual-spacing="false" fo:text-align="start" style:justify-single-word="false" fo:text-indent="0in" style:auto-text-indent="false" style:page-number="auto"/>
    </style:style>
    <style:style style:name="P101" style:family="paragraph" style:parent-style-name="Body_20_text_20__28_7_29_" style:master-page-name="">
      <style:paragraph-properties fo:margin-left="0.528in" fo:margin-right="0in" fo:margin-top="0in" fo:margin-bottom="0in" loext:contextual-spacing="false" fo:text-align="start" style:justify-single-word="false" fo:text-indent="-0.222in" style:auto-text-indent="false" style:page-number="auto"/>
    </style:style>
    <style:style style:name="P102" style:family="paragraph" style:parent-style-name="Body_20_text_20__28_6_29_" style:master-page-name="">
      <style:paragraph-properties fo:margin-left="0.3752in" fo:margin-right="0.1945in" fo:margin-top="0in" fo:margin-bottom="0in" loext:contextual-spacing="false" fo:line-height="0.1299in" fo:text-indent="-0.111in" style:auto-text-indent="false" style:page-number="auto"/>
    </style:style>
    <style:style style:name="P103" style:family="paragraph" style:parent-style-name="Body_20_text_20__28_2_29_" style:master-page-name="">
      <style:paragraph-properties fo:margin-left="0.4028in" fo:margin-right="0in" fo:margin-top="0in" fo:margin-bottom="0in" loext:contextual-spacing="false" fo:text-align="start" style:justify-single-word="false" fo:text-indent="-0.111in" style:auto-text-indent="false" style:page-number="auto"/>
    </style:style>
    <style:style style:name="P104" style:family="paragraph" style:parent-style-name="Body_20_text_20__28_6_29_" style:master-page-name="">
      <style:paragraph-properties fo:margin-left="0.389in" fo:margin-right="0in" fo:margin-top="0in" fo:margin-bottom="0in" loext:contextual-spacing="false" fo:text-align="start" style:justify-single-word="false" fo:text-indent="-0.222in" style:auto-text-indent="false" style:page-number="auto"/>
    </style:style>
    <style:style style:name="P105" style:family="paragraph" style:parent-style-name="Body_20_text_20__28_2_29_" style:master-page-name="">
      <style:paragraph-properties fo:margin-left="0.528in" fo:margin-right="0in" fo:margin-top="0in" fo:margin-bottom="0.0902in" loext:contextual-spacing="false" fo:text-align="justify" style:justify-single-word="false" fo:text-indent="-0.111in" style:auto-text-indent="false" style:page-number="auto"/>
    </style:style>
    <style:style style:name="P106" style:family="paragraph" style:parent-style-name="Body_20_text_20__28_2_29_" style:master-page-name="">
      <style:paragraph-properties fo:margin-left="0in" fo:margin-right="0.028in" fo:margin-top="0in" fo:margin-bottom="0in" loext:contextual-spacing="false" fo:line-height="0.1299in" fo:text-align="center" style:justify-single-word="false" fo:text-indent="0in" style:auto-text-indent="false" style:page-number="auto"/>
    </style:style>
    <style:style style:name="P107" style:family="paragraph" style:parent-style-name="Body_20_text_20__28_6_29_" style:master-page-name="">
      <style:paragraph-properties fo:margin-left="0.4307in" fo:margin-right="0in" fo:margin-top="0in" fo:margin-bottom="0.0417in" loext:contextual-spacing="false" fo:text-align="start" style:justify-single-word="false" fo:text-indent="-0.111in" style:auto-text-indent="false" style:page-number="auto"/>
    </style:style>
    <style:style style:name="P108" style:family="paragraph" style:parent-style-name="Body_20_text_20__28_2_29_" style:master-page-name="">
      <style:paragraph-properties fo:margin-left="0.4307in" fo:margin-right="0in" fo:margin-top="0in" fo:margin-bottom="0in" loext:contextual-spacing="false" fo:text-align="start" style:justify-single-word="false" fo:text-indent="-0.111in" style:auto-text-indent="false" style:page-number="auto"/>
    </style:style>
    <style:style style:name="P109" style:family="paragraph" style:parent-style-name="Body_20_text_20__28_2_29_" style:master-page-name="">
      <style:paragraph-properties fo:margin-left="0in" fo:margin-right="0in" fo:margin-top="0in" fo:margin-bottom="0in" loext:contextual-spacing="false" fo:text-align="start" style:justify-single-word="false" fo:text-indent="0.4028in" style:auto-text-indent="false" style:page-number="auto"/>
    </style:style>
    <style:style style:name="P110" style:family="paragraph" style:parent-style-name="Body_20_text_20__28_2_29_" style:master-page-name="">
      <style:paragraph-properties fo:margin-left="0.3752in" fo:margin-right="0.1945in" fo:margin-top="0in" fo:margin-bottom="0in" loext:contextual-spacing="false" fo:text-align="justify" style:justify-single-word="false" fo:text-indent="-0.2362in" style:auto-text-indent="false" style:page-number="auto"/>
    </style:style>
    <style:style style:name="P111" style:family="paragraph" style:parent-style-name="Body_20_text_20__28_6_29_" style:master-page-name="">
      <style:paragraph-properties fo:margin-left="0.3752in" fo:margin-right="0.1945in" fo:margin-top="0in" fo:margin-bottom="0in" loext:contextual-spacing="false" fo:text-indent="-0.2362in" style:auto-text-indent="false" style:page-number="auto"/>
    </style:style>
    <style:style style:name="P112" style:family="paragraph" style:parent-style-name="Body_20_text_20__28_7_29_" style:master-page-name="">
      <style:paragraph-properties fo:margin-left="0.528in" fo:margin-right="0in" fo:margin-top="0in" fo:margin-bottom="0in" loext:contextual-spacing="false" fo:text-align="start" style:justify-single-word="false" fo:text-indent="0in" style:auto-text-indent="false" style:page-number="auto"/>
    </style:style>
    <style:style style:name="P113" style:family="paragraph" style:parent-style-name="Body_20_text_20__28_6_29_" style:master-page-name="">
      <style:paragraph-properties fo:margin-left="0.528in" fo:margin-right="0in" fo:margin-top="0in" fo:margin-bottom="0in" loext:contextual-spacing="false" fo:text-align="start" style:justify-single-word="false" fo:text-indent="0in" style:auto-text-indent="false" style:page-number="auto"/>
    </style:style>
    <style:style style:name="P114" style:family="paragraph" style:parent-style-name="Body_20_text_20__28_6_29_" style:master-page-name="">
      <style:paragraph-properties fo:margin-left="0.1945in" fo:margin-right="0in" fo:margin-top="0in" fo:margin-bottom="0in" loext:contextual-spacing="false" fo:text-indent="0.111in" style:auto-text-indent="false" style:page-number="auto"/>
    </style:style>
    <style:style style:name="P115" style:family="paragraph" style:parent-style-name="Body_20_text_20__28_2_29_" style:master-page-name="">
      <style:paragraph-properties fo:margin-left="0.1945in" fo:margin-right="0in" fo:margin-top="0in" fo:margin-bottom="0in" loext:contextual-spacing="false" fo:text-align="justify" style:justify-single-word="false" fo:text-indent="0.111in" style:auto-text-indent="false" style:page-number="auto"/>
    </style:style>
    <style:style style:name="P116" style:family="paragraph" style:parent-style-name="Body_20_text_20__28_2_29_" style:master-page-name="">
      <style:paragraph-properties fo:margin-left="0.3055in" fo:margin-right="0in" fo:margin-top="0in" fo:margin-bottom="0in" loext:contextual-spacing="false" fo:text-align="start" style:justify-single-word="false" fo:text-indent="0.0835in" style:auto-text-indent="false" style:page-number="auto"/>
    </style:style>
    <style:style style:name="P117" style:family="paragraph" style:parent-style-name="Body_20_text_20__28_6_29_" style:master-page-name="">
      <style:paragraph-properties fo:margin-left="0.3752in" fo:margin-right="0in" fo:margin-top="0in" fo:margin-bottom="0in" loext:contextual-spacing="false" fo:text-align="start" style:justify-single-word="false" fo:text-indent="-0.111in" style:auto-text-indent="false" style:page-number="auto"/>
    </style:style>
    <style:style style:name="P118" style:family="paragraph" style:parent-style-name="Body_20_text_20__28_2_29_" style:master-page-name="">
      <style:paragraph-properties fo:margin-left="0.3752in" fo:margin-right="0in" fo:margin-top="0in" fo:margin-bottom="0in" loext:contextual-spacing="false" fo:text-align="start" style:justify-single-word="false" fo:text-indent="-0.111in" style:auto-text-indent="false" style:page-number="auto"/>
    </style:style>
    <style:style style:name="P119" style:family="paragraph" style:parent-style-name="Body_20_text_20__28_2_29_" style:master-page-name="">
      <style:paragraph-properties fo:margin-left="0.3752in" fo:margin-right="0in" fo:margin-top="0in" fo:margin-bottom="0in" loext:contextual-spacing="false" fo:text-align="start" style:justify-single-word="false" fo:text-indent="-0.222in" style:auto-text-indent="false" style:page-number="auto"/>
    </style:style>
    <style:style style:name="P120" style:family="paragraph" style:parent-style-name="Body_20_text_20__28_6_29_" style:master-page-name="">
      <style:paragraph-properties fo:margin-left="0.2917in" fo:margin-right="0in" fo:margin-top="0in" fo:margin-bottom="0in" loext:contextual-spacing="false" fo:text-align="start" style:justify-single-word="false" fo:text-indent="0in" style:auto-text-indent="false" style:page-number="auto"/>
    </style:style>
    <style:style style:name="P121" style:family="paragraph" style:parent-style-name="Body_20_text_20__28_2_29_" style:master-page-name="">
      <style:paragraph-properties fo:margin-left="0.2917in" fo:margin-right="0in" fo:margin-top="0in" fo:margin-bottom="0in" loext:contextual-spacing="false" fo:text-align="start" style:justify-single-word="false" fo:text-indent="0in" style:auto-text-indent="false" style:page-number="auto"/>
    </style:style>
    <style:style style:name="P122" style:family="paragraph" style:parent-style-name="Body_20_text_20__28_2_29_" style:master-page-name="">
      <style:paragraph-properties fo:margin-left="0.3193in" fo:margin-right="0in" fo:margin-top="0in" fo:margin-bottom="0in" loext:contextual-spacing="false" fo:text-align="start" style:justify-single-word="false" fo:text-indent="0in" style:auto-text-indent="false" style:page-number="auto"/>
    </style:style>
    <style:style style:name="P123" style:family="paragraph" style:parent-style-name="Body_20_text_20__28_6_29_" style:list-style-name="L3" style:master-page-name="">
      <style:paragraph-properties fo:margin-left="0.1945in" fo:margin-right="0in" fo:margin-top="0in" fo:margin-bottom="0in" loext:contextual-spacing="false" fo:text-indent="-0.1945in" style:auto-text-indent="false" style:page-number="auto">
        <style:tab-stops>
          <style:tab-stop style:position="0.0819in"/>
        </style:tab-stops>
      </style:paragraph-properties>
    </style:style>
    <style:style style:name="P124" style:family="paragraph" style:parent-style-name="Body_20_text_20__28_6_29_" style:list-style-name="L9" style:master-page-name="">
      <style:paragraph-properties fo:margin-left="0.1945in" fo:margin-right="0in" fo:margin-top="0in" fo:margin-bottom="0in" loext:contextual-spacing="false" fo:text-indent="-0.1945in" style:auto-text-indent="false" style:page-number="auto">
        <style:tab-stops>
          <style:tab-stop style:position="0.0819in"/>
        </style:tab-stops>
      </style:paragraph-properties>
    </style:style>
    <style:style style:name="P125" style:family="paragraph" style:parent-style-name="Body_20_text_20__28_6_29_" style:list-style-name="L8" style:master-page-name="">
      <style:paragraph-properties fo:margin-left="0.1945in" fo:margin-right="0in" fo:margin-top="0in" fo:margin-bottom="0in" loext:contextual-spacing="false" fo:text-indent="-0.1945in" style:auto-text-indent="false" style:page-number="auto">
        <style:tab-stops>
          <style:tab-stop style:position="-0.0339in"/>
        </style:tab-stops>
      </style:paragraph-properties>
    </style:style>
    <style:style style:name="P126" style:family="paragraph" style:parent-style-name="Body_20_text_20__28_6_29_" style:list-style-name="L15" style:master-page-name="">
      <style:paragraph-properties fo:margin-left="0.1945in" fo:margin-right="0in" fo:margin-top="0in" fo:margin-bottom="0in" loext:contextual-spacing="false" fo:text-indent="-0.1945in" style:auto-text-indent="false" style:page-number="auto">
        <style:tab-stops>
          <style:tab-stop style:position="0.0126in"/>
        </style:tab-stops>
      </style:paragraph-properties>
    </style:style>
    <style:style style:name="P127" style:family="paragraph" style:parent-style-name="Body_20_text_20__28_6_29_" style:list-style-name="L9" style:master-page-name="">
      <style:paragraph-properties fo:margin-left="0.1945in" fo:margin-right="0in" fo:margin-top="0in" fo:margin-bottom="0in" loext:contextual-spacing="false" fo:text-indent="-0.1945in" style:auto-text-indent="false" style:page-number="auto">
        <style:tab-stops>
          <style:tab-stop style:position="0.0063in"/>
        </style:tab-stops>
      </style:paragraph-properties>
    </style:style>
    <style:style style:name="P128" style:family="paragraph" style:parent-style-name="Body_20_text_20__28_6_29_" style:list-style-name="L17" style:master-page-name="">
      <style:paragraph-properties fo:margin-left="0.1945in" fo:margin-right="0in" fo:margin-top="0in" fo:margin-bottom="0in" loext:contextual-spacing="false" fo:text-indent="-0.1945in" style:auto-text-indent="false" style:page-number="auto">
        <style:tab-stops>
          <style:tab-stop style:position="0.0484in"/>
        </style:tab-stops>
      </style:paragraph-properties>
    </style:style>
    <style:style style:name="P129" style:family="paragraph" style:parent-style-name="Body_20_text_20__28_6_29_" style:list-style-name="L7" style:master-page-name="">
      <style:paragraph-properties fo:margin-left="0.2917in" fo:margin-right="0.3055in" fo:margin-top="0in" fo:margin-bottom="0in" loext:contextual-spacing="false" fo:text-align="start" style:justify-single-word="false" fo:text-indent="-0.2917in" style:auto-text-indent="false" style:page-number="auto">
        <style:tab-stops>
          <style:tab-stop style:position="-0.0173in"/>
        </style:tab-stops>
      </style:paragraph-properties>
    </style:style>
    <style:style style:name="P130" style:family="paragraph" style:parent-style-name="Body_20_text_20__28_6_29_" style:list-style-name="L7" style:master-page-name="">
      <style:paragraph-properties fo:margin-left="0.1807in" fo:margin-right="0in" fo:margin-top="0in" fo:margin-bottom="0in" loext:contextual-spacing="false" fo:text-indent="-0.1807in" style:auto-text-indent="false" style:page-number="auto">
        <style:tab-stops>
          <style:tab-stop style:position="0.0937in"/>
        </style:tab-stops>
      </style:paragraph-properties>
    </style:style>
    <style:style style:name="P131" style:family="paragraph" style:parent-style-name="Body_20_text_20__28_6_29_" style:list-style-name="L20" style:master-page-name="">
      <style:paragraph-properties fo:margin-left="0in" fo:margin-right="0in" fo:margin-top="0in" fo:margin-bottom="0in" loext:contextual-spacing="false" fo:text-indent="0in" style:auto-text-indent="false" style:page-number="auto">
        <style:tab-stops>
          <style:tab-stop style:position="0.2437in"/>
        </style:tab-stops>
      </style:paragraph-properties>
    </style:style>
    <style:style style:name="P132" style:family="paragraph" style:parent-style-name="Body_20_text_20__28_6_29_" style:list-style-name="L21" style:master-page-name="">
      <style:paragraph-properties fo:margin-left="0.2083in" fo:margin-right="0in" fo:margin-top="0in" fo:margin-bottom="0in" loext:contextual-spacing="false" fo:text-indent="-0.2083in" style:auto-text-indent="false" style:page-number="auto">
        <style:tab-stops>
          <style:tab-stop style:position="0.0354in"/>
        </style:tab-stops>
      </style:paragraph-properties>
    </style:style>
    <style:style style:name="P133" style:family="paragraph" style:parent-style-name="Body_20_text_20__28_7_29_" style:list-style-name="L4" style:master-page-name="">
      <style:paragraph-properties fo:margin-left="0.1945in" fo:margin-right="0in" fo:margin-top="0in" fo:margin-bottom="0in" loext:contextual-spacing="false" fo:text-indent="-0.1945in" style:auto-text-indent="false" style:page-number="auto">
        <style:tab-stops>
          <style:tab-stop style:position="0.0161in"/>
        </style:tab-stops>
      </style:paragraph-properties>
    </style:style>
    <style:style style:name="P134" style:family="paragraph" style:parent-style-name="Body_20_text_20__28_7_29_" style:list-style-name="L13" style:master-page-name="">
      <style:paragraph-properties fo:margin-left="0.1945in" fo:margin-right="0in" fo:margin-top="0in" fo:margin-bottom="0in" loext:contextual-spacing="false" fo:text-indent="-0.1945in" style:auto-text-indent="false" style:page-number="auto">
        <style:tab-stops>
          <style:tab-stop style:position="-0.0335in"/>
        </style:tab-stops>
      </style:paragraph-properties>
    </style:style>
    <style:style style:name="P135" style:family="paragraph" style:parent-style-name="Body_20_text_20__28_7_29_" style:list-style-name="L5" style:master-page-name="">
      <style:paragraph-properties fo:margin-left="0.528in" fo:margin-right="0in" fo:margin-top="0in" fo:margin-bottom="0in" loext:contextual-spacing="false" fo:text-indent="-0.528in" style:auto-text-indent="false" style:page-number="auto">
        <style:tab-stops>
          <style:tab-stop style:position="-0.2535in"/>
        </style:tab-stops>
      </style:paragraph-properties>
    </style:style>
    <style:style style:name="P136" style:family="paragraph" style:parent-style-name="Body_20_text_20__28_7_29_" style:master-page-name="PageStyle11">
      <style:paragraph-properties fo:margin-left="0.1807in" fo:margin-right="0in" fo:margin-top="0in" fo:margin-bottom="0in" loext:contextual-spacing="false" fo:text-indent="0in" style:auto-text-indent="false" style:page-number="18"/>
    </style:style>
    <style:style style:name="P137" style:family="paragraph" style:parent-style-name="Body_20_text_20__28_7_29_" style:list-style-name="L19" style:master-page-name="">
      <style:paragraph-properties fo:margin-left="0.1807in" fo:margin-right="0in" fo:margin-top="0in" fo:margin-bottom="0in" loext:contextual-spacing="false" fo:text-indent="-0.1807in" style:auto-text-indent="false" style:page-number="auto">
        <style:tab-stops>
          <style:tab-stop style:position="0.0154in"/>
        </style:tab-stops>
      </style:paragraph-properties>
    </style:style>
    <style:style style:name="P138" style:family="paragraph" style:parent-style-name="Heading_20__23_1" style:master-page-name="PageStyle0">
      <style:paragraph-properties fo:margin-left="0.0555in" fo:margin-right="0in" fo:margin-top="0in" fo:margin-bottom="0.0543in" loext:contextual-spacing="false" fo:line-height="0.1807in" fo:keep-together="always" fo:text-indent="0in" style:auto-text-indent="false" style:page-number="1" fo:keep-with-next="always"/>
    </style:style>
    <style:style style:name="P139" style:family="paragraph" style:parent-style-name="Body_20_text_20__28_2_29_" style:list-style-name="L1"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2299in"/>
        </style:tab-stops>
      </style:paragraph-properties>
    </style:style>
    <style:style style:name="P140" style:family="paragraph" style:parent-style-name="Body_20_text_20__28_2_29_" style:list-style-name="L2"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543in"/>
          <style:tab-stop style:position="1.8465in"/>
        </style:tab-stops>
      </style:paragraph-properties>
    </style:style>
    <style:style style:name="P141" style:family="paragraph" style:parent-style-name="Body_20_text_20__28_2_29_" style:list-style-name="L1" style:master-page-name="">
      <style:paragraph-properties fo:margin-left="0in" fo:margin-right="0in" fo:margin-top="0in" fo:margin-bottom="0in" loext:contextual-spacing="false" fo:line-height="0.1299in" fo:text-align="justify" style:justify-single-word="false" fo:text-indent="0in" style:auto-text-indent="false" style:page-number="auto">
        <style:tab-stops>
          <style:tab-stop style:position="0.2701in"/>
        </style:tab-stops>
      </style:paragraph-properties>
    </style:style>
    <style:style style:name="P142" style:family="paragraph" style:parent-style-name="Body_20_text_20__28_2_29_" style:list-style-name="L10" style:master-page-name="">
      <style:paragraph-properties fo:margin-left="0in" fo:margin-right="0in" fo:margin-top="0in" fo:margin-bottom="0in" loext:contextual-spacing="false" fo:line-height="0.1366in" fo:text-align="justify" style:justify-single-word="false" fo:text-indent="0in" style:auto-text-indent="false" style:page-number="auto">
        <style:tab-stops>
          <style:tab-stop style:position="0.1799in"/>
        </style:tab-stops>
      </style:paragraph-properties>
    </style:style>
    <style:style style:name="P143" style:family="paragraph" style:parent-style-name="Body_20_text_20__28_2_29_" style:list-style-name="L15" style:master-page-name="">
      <style:paragraph-properties fo:margin-left="0in" fo:margin-right="0in" fo:margin-top="0in" fo:margin-bottom="0in" loext:contextual-spacing="false" fo:line-height="0.1181in" fo:text-align="justify" style:justify-single-word="false" fo:text-indent="0in" style:auto-text-indent="false" style:page-number="auto">
        <style:tab-stops>
          <style:tab-stop style:position="0.2835in"/>
        </style:tab-stops>
      </style:paragraph-properties>
    </style:style>
    <style:style style:name="P144" style:family="paragraph" style:parent-style-name="Body_20_text_20__28_2_29_" style:master-page-name="PageStyle8">
      <style:paragraph-properties fo:margin-left="0in" fo:margin-right="0in" fo:margin-top="0in" fo:margin-bottom="0in" loext:contextual-spacing="false" fo:text-align="end" style:justify-single-word="false" fo:text-indent="0in" style:auto-text-indent="false" style:page-number="322"/>
    </style:style>
    <style:style style:name="P145" style:family="paragraph" style:parent-style-name="Body_20_text_20__28_2_29_" style:master-page-name="PageStyle9">
      <style:paragraph-properties fo:margin-left="0in" fo:margin-right="0in" fo:margin-top="0in" fo:margin-bottom="0in" loext:contextual-spacing="false" fo:text-align="end" style:justify-single-word="false" fo:text-indent="0in" style:auto-text-indent="false" style:page-number="323"/>
    </style:style>
    <style:style style:name="P146" style:family="paragraph" style:parent-style-name="Body_20_text_20__28_2_29_" style:master-page-name="PageStyle13">
      <style:paragraph-properties fo:margin-left="0in" fo:margin-right="0in" fo:margin-top="0in" fo:margin-bottom="0in" loext:contextual-spacing="false" fo:text-align="end" style:justify-single-word="false" fo:text-indent="0in" style:auto-text-indent="false" style:page-number="328"/>
    </style:style>
    <style:style style:name="P147" style:family="paragraph" style:parent-style-name="Body_20_text_20__28_2_29_" style:master-page-name="PageStyle14">
      <style:paragraph-properties fo:margin-left="0.1807in" fo:margin-right="0in" fo:margin-top="0in" fo:margin-bottom="0in" loext:contextual-spacing="false" fo:text-align="justify" style:justify-single-word="false" fo:text-indent="0in" style:auto-text-indent="false" style:page-number="4"/>
    </style:style>
    <style:style style:name="P148" style:family="paragraph" style:parent-style-name="Body_20_text_20__28_2_29_" style:master-page-name="PageStyle4">
      <style:paragraph-properties fo:margin-left="0.1807in" fo:margin-right="0in" fo:margin-top="0in" fo:margin-bottom="0in" loext:contextual-spacing="false" fo:text-align="start" style:justify-single-word="false" fo:text-indent="0in" style:auto-text-indent="false" style:page-number="314"/>
    </style:style>
    <style:style style:name="P149" style:family="paragraph" style:parent-style-name="Body_20_text_20__28_2_29_" style:master-page-name="PageStyle5">
      <style:paragraph-properties fo:margin-left="0.1807in" fo:margin-right="0in" fo:margin-top="0in" fo:margin-bottom="0in" loext:contextual-spacing="false" fo:text-align="justify" style:justify-single-word="false" fo:text-indent="0in" style:auto-text-indent="false" style:page-number="315"/>
    </style:style>
    <style:style style:name="P150" style:family="paragraph" style:parent-style-name="Body_20_text_20__28_2_29_" style:list-style-name="L2"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72in"/>
        </style:tab-stops>
      </style:paragraph-properties>
    </style:style>
    <style:style style:name="P151" style:family="paragraph" style:parent-style-name="Body_20_text_20__28_2_29_" style:list-style-name="L18"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72in"/>
        </style:tab-stops>
      </style:paragraph-properties>
    </style:style>
    <style:style style:name="P152" style:family="paragraph" style:parent-style-name="Body_20_text_20__28_2_29_" style:list-style-name="L2"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01in"/>
        </style:tab-stops>
      </style:paragraph-properties>
    </style:style>
    <style:style style:name="P153" style:family="paragraph" style:parent-style-name="Body_20_text_20__28_2_29_" style:list-style-name="L10"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01in"/>
        </style:tab-stops>
      </style:paragraph-properties>
    </style:style>
    <style:style style:name="P154" style:family="paragraph" style:parent-style-name="Body_20_text_20__28_2_29_" style:list-style-name="L18"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01in"/>
        </style:tab-stops>
      </style:paragraph-properties>
    </style:style>
    <style:style style:name="P155" style:family="paragraph" style:parent-style-name="Body_20_text_20__28_2_29_" style:list-style-name="L19"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01in"/>
        </style:tab-stops>
      </style:paragraph-properties>
    </style:style>
    <style:style style:name="P156" style:family="paragraph" style:parent-style-name="Body_20_text_20__28_2_29_" style:list-style-name="L2"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429in"/>
        </style:tab-stops>
      </style:paragraph-properties>
    </style:style>
    <style:style style:name="P157" style:family="paragraph" style:parent-style-name="Body_20_text_20__28_2_29_" style:list-style-name="L2"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158" style:family="paragraph" style:parent-style-name="Body_20_text_20__28_2_29_" style:list-style-name="L5"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159" style:family="paragraph" style:parent-style-name="Body_20_text_20__28_2_29_" style:list-style-name="L18"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160" style:family="paragraph" style:parent-style-name="Body_20_text_20__28_2_29_" style:list-style-name="L19"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161" style:family="paragraph" style:parent-style-name="Body_20_text_20__28_2_29_" style:list-style-name="L5"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492in"/>
        </style:tab-stops>
      </style:paragraph-properties>
    </style:style>
    <style:style style:name="P162" style:family="paragraph" style:parent-style-name="Body_20_text_20__28_2_29_" style:list-style-name="L6"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01in"/>
        </style:tab-stops>
      </style:paragraph-properties>
    </style:style>
    <style:style style:name="P163" style:family="paragraph" style:parent-style-name="Body_20_text_20__28_2_29_" style:list-style-name="L7"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01in"/>
        </style:tab-stops>
      </style:paragraph-properties>
    </style:style>
    <style:style style:name="P164" style:family="paragraph" style:parent-style-name="Body_20_text_20__28_2_29_" style:list-style-name="L11"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01in"/>
        </style:tab-stops>
      </style:paragraph-properties>
    </style:style>
    <style:style style:name="P165" style:family="paragraph" style:parent-style-name="Body_20_text_20__28_2_29_" style:list-style-name="L8"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01in"/>
        </style:tab-stops>
      </style:paragraph-properties>
    </style:style>
    <style:style style:name="P166" style:family="paragraph" style:parent-style-name="Body_20_text_20__28_2_29_" style:list-style-name="L6"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167" style:family="paragraph" style:parent-style-name="Body_20_text_20__28_2_29_" style:list-style-name="L5"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168" style:family="paragraph" style:parent-style-name="Body_20_text_20__28_2_29_" style:list-style-name="L9"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169" style:family="paragraph" style:parent-style-name="Body_20_text_20__28_2_29_" style:list-style-name="L8"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170" style:family="paragraph" style:parent-style-name="Body_20_text_20__28_2_29_" style:list-style-name="L5"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937in"/>
        </style:tab-stops>
      </style:paragraph-properties>
    </style:style>
    <style:style style:name="P171" style:family="paragraph" style:parent-style-name="Body_20_text_20__28_2_29_" style:list-style-name="L7"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937in"/>
        </style:tab-stops>
      </style:paragraph-properties>
    </style:style>
    <style:style style:name="P172" style:family="paragraph" style:parent-style-name="Body_20_text_20__28_2_29_" style:list-style-name="L9"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909in"/>
        </style:tab-stops>
      </style:paragraph-properties>
    </style:style>
    <style:style style:name="P173" style:family="paragraph" style:parent-style-name="Body_20_text_20__28_2_29_" style:list-style-name="L6"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909in"/>
        </style:tab-stops>
      </style:paragraph-properties>
    </style:style>
    <style:style style:name="P174" style:family="paragraph" style:parent-style-name="Body_20_text_20__28_2_29_" style:list-style-name="L6"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72in"/>
        </style:tab-stops>
      </style:paragraph-properties>
    </style:style>
    <style:style style:name="P175" style:family="paragraph" style:parent-style-name="Body_20_text_20__28_2_29_" style:list-style-name="L19"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72in"/>
        </style:tab-stops>
      </style:paragraph-properties>
    </style:style>
    <style:style style:name="P176" style:family="paragraph" style:parent-style-name="Body_20_text_20__28_2_29_" style:list-style-name="L10"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99in"/>
        </style:tab-stops>
      </style:paragraph-properties>
    </style:style>
    <style:style style:name="P177" style:family="paragraph" style:parent-style-name="Body_20_text_20__28_2_29_" style:list-style-name="L8"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929in"/>
        </style:tab-stops>
      </style:paragraph-properties>
    </style:style>
    <style:style style:name="P178" style:family="paragraph" style:parent-style-name="Body_20_text_20__28_2_29_" style:list-style-name="L18"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457in"/>
        </style:tab-stops>
      </style:paragraph-properties>
    </style:style>
    <style:style style:name="P179" style:family="paragraph" style:parent-style-name="Body_20_text_20__28_2_29_" style:list-style-name="L19"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154in"/>
        </style:tab-stops>
      </style:paragraph-properties>
    </style:style>
    <style:style style:name="P180" style:family="paragraph" style:parent-style-name="Body_20_text_20__28_2_29_" style:list-style-name="L10" style:master-page-name="">
      <style:paragraph-properties fo:margin-left="0.1807in" fo:margin-right="0in" fo:margin-top="0in" fo:margin-bottom="0in" loext:contextual-spacing="false" fo:text-align="justify" style:justify-single-word="false" fo:text-indent="-0.1807in" style:auto-text-indent="false" style:page-number="auto" fo:break-after="column">
        <style:tab-stops>
          <style:tab-stop style:position="-0.0201in"/>
        </style:tab-stops>
      </style:paragraph-properties>
    </style:style>
    <style:style style:name="P181" style:family="paragraph" style:parent-style-name="Body_20_text_20__28_2_29_" style:master-page-name="PageStyle1">
      <style:paragraph-properties fo:margin-left="0.1945in" fo:margin-right="0in" fo:margin-top="0in" fo:margin-bottom="0in" loext:contextual-spacing="false" fo:text-align="justify" style:justify-single-word="false" fo:text-indent="0in" style:auto-text-indent="false" style:page-number="311"/>
    </style:style>
    <style:style style:name="P182" style:family="paragraph" style:parent-style-name="Body_20_text_20__28_2_29_" style:master-page-name="PageStyle2">
      <style:paragraph-properties fo:margin-left="0.1945in" fo:margin-right="0in" fo:margin-top="0in" fo:margin-bottom="0in" loext:contextual-spacing="false" fo:text-align="justify" style:justify-single-word="false" fo:text-indent="0in" style:auto-text-indent="false" style:page-number="312"/>
    </style:style>
    <style:style style:name="P183" style:family="paragraph" style:parent-style-name="Body_20_text_20__28_2_29_" style:master-page-name="PageStyle6">
      <style:paragraph-properties fo:margin-left="0.1945in" fo:margin-right="0in" fo:margin-top="0in" fo:margin-bottom="0in" loext:contextual-spacing="false" fo:text-align="justify" style:justify-single-word="false" fo:text-indent="0in" style:auto-text-indent="false" style:page-number="316"/>
    </style:style>
    <style:style style:name="P184" style:family="paragraph" style:parent-style-name="Body_20_text_20__28_2_29_" style:master-page-name="PageStyle7">
      <style:paragraph-properties fo:margin-left="0.1945in" fo:margin-right="0in" fo:margin-top="0in" fo:margin-bottom="0in" loext:contextual-spacing="false" fo:text-align="start" style:justify-single-word="false" fo:text-indent="0in" style:auto-text-indent="false" style:page-number="13"/>
    </style:style>
    <style:style style:name="P185" style:family="paragraph" style:parent-style-name="Body_20_text_20__28_2_29_" style:list-style-name="L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186" style:family="paragraph" style:parent-style-name="Body_20_text_20__28_2_29_" style:list-style-name="L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187" style:family="paragraph" style:parent-style-name="Body_20_text_20__28_2_29_" style:list-style-name="L1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188" style:family="paragraph" style:parent-style-name="Body_20_text_20__28_2_29_" style:list-style-name="L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189" style:family="paragraph" style:parent-style-name="Body_20_text_20__28_2_29_" style:list-style-name="L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190" style:family="paragraph" style:parent-style-name="Body_20_text_20__28_2_29_" style:list-style-name="L1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191" style:family="paragraph" style:parent-style-name="Body_20_text_20__28_2_29_" style:list-style-name="L1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192" style:family="paragraph" style:parent-style-name="Body_20_text_20__28_2_29_" style:list-style-name="L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193" style:family="paragraph" style:parent-style-name="Body_20_text_20__28_2_29_" style:list-style-name="L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194" style:family="paragraph" style:parent-style-name="Body_20_text_20__28_2_29_" style:list-style-name="L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08in"/>
        </style:tab-stops>
      </style:paragraph-properties>
    </style:style>
    <style:style style:name="P195" style:family="paragraph" style:parent-style-name="Body_20_text_20__28_2_29_" style:list-style-name="L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756in"/>
        </style:tab-stops>
      </style:paragraph-properties>
    </style:style>
    <style:style style:name="P196" style:family="paragraph" style:parent-style-name="Body_20_text_20__28_2_29_" style:list-style-name="L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28in"/>
        </style:tab-stops>
      </style:paragraph-properties>
    </style:style>
    <style:style style:name="P197" style:family="paragraph" style:parent-style-name="Body_20_text_20__28_2_29_" style:list-style-name="L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28in"/>
        </style:tab-stops>
      </style:paragraph-properties>
    </style:style>
    <style:style style:name="P198" style:family="paragraph" style:parent-style-name="Body_20_text_20__28_2_29_" style:list-style-name="L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199" style:family="paragraph" style:parent-style-name="Body_20_text_20__28_2_29_" style:list-style-name="L1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200" style:family="paragraph" style:parent-style-name="Body_20_text_20__28_2_29_" style:list-style-name="L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402in"/>
        </style:tab-stops>
      </style:paragraph-properties>
    </style:style>
    <style:style style:name="P201" style:family="paragraph" style:parent-style-name="Body_20_text_20__28_2_29_" style:list-style-name="L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402in"/>
        </style:tab-stops>
      </style:paragraph-properties>
    </style:style>
    <style:style style:name="P202" style:family="paragraph" style:parent-style-name="Body_20_text_20__28_2_29_" style:list-style-name="L1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402in"/>
        </style:tab-stops>
      </style:paragraph-properties>
    </style:style>
    <style:style style:name="P203" style:family="paragraph" style:parent-style-name="Body_20_text_20__28_2_29_" style:list-style-name="L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39in"/>
        </style:tab-stops>
      </style:paragraph-properties>
    </style:style>
    <style:style style:name="P204" style:family="paragraph" style:parent-style-name="Body_20_text_20__28_2_29_" style:list-style-name="L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39in"/>
        </style:tab-stops>
      </style:paragraph-properties>
    </style:style>
    <style:style style:name="P205" style:family="paragraph" style:parent-style-name="Body_20_text_20__28_2_29_" style:list-style-name="L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54in"/>
        </style:tab-stops>
      </style:paragraph-properties>
    </style:style>
    <style:style style:name="P206" style:family="paragraph" style:parent-style-name="Body_20_text_20__28_2_29_" style:list-style-name="L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54in"/>
        </style:tab-stops>
      </style:paragraph-properties>
    </style:style>
    <style:style style:name="P207" style:family="paragraph" style:parent-style-name="Body_20_text_20__28_2_29_" style:list-style-name="L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208" style:family="paragraph" style:parent-style-name="Body_20_text_20__28_2_29_" style:list-style-name="L1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209" style:family="paragraph" style:parent-style-name="Body_20_text_20__28_2_29_" style:list-style-name="L1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210" style:family="paragraph" style:parent-style-name="Body_20_text_20__28_2_29_" style:list-style-name="L1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211" style:family="paragraph" style:parent-style-name="Body_20_text_20__28_2_29_" style:list-style-name="L1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35in"/>
        </style:tab-stops>
      </style:paragraph-properties>
    </style:style>
    <style:style style:name="P212" style:family="paragraph" style:parent-style-name="Body_20_text_20__28_2_29_" style:list-style-name="L1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62in"/>
        </style:tab-stops>
      </style:paragraph-properties>
    </style:style>
    <style:style style:name="P213" style:family="paragraph" style:parent-style-name="Body_20_text_20__28_2_29_" style:list-style-name="L1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19in"/>
        </style:tab-stops>
      </style:paragraph-properties>
    </style:style>
    <style:style style:name="P214" style:family="paragraph" style:parent-style-name="Body_20_text_20__28_2_29_" style:list-style-name="L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19in"/>
        </style:tab-stops>
      </style:paragraph-properties>
    </style:style>
    <style:style style:name="P215" style:family="paragraph" style:parent-style-name="Body_20_text_20__28_2_29_" style:list-style-name="L1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74in"/>
        </style:tab-stops>
      </style:paragraph-properties>
    </style:style>
    <style:style style:name="P216" style:family="paragraph" style:parent-style-name="Body_20_text_20__28_2_29_" style:list-style-name="L1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484in"/>
        </style:tab-stops>
      </style:paragraph-properties>
    </style:style>
    <style:style style:name="P217" style:family="paragraph" style:parent-style-name="Body_20_text_20__28_2_29_" style:master-page-name="PageStyle3">
      <style:paragraph-properties fo:margin-left="0in" fo:margin-right="0in" fo:margin-top="0in" fo:margin-bottom="0in" loext:contextual-spacing="false" fo:line-height="0.1299in" fo:text-align="start" style:justify-single-word="false" fo:text-indent="0.1528in" style:auto-text-indent="false" style:page-number="5"/>
    </style:style>
    <style:style style:name="P218" style:family="paragraph" style:parent-style-name="Body_20_text_20__28_2_29_" style:list-style-name="L16" style:master-page-name="">
      <style:paragraph-properties fo:margin-left="0in" fo:margin-right="0in" fo:margin-top="0in" fo:margin-bottom="0in" loext:contextual-spacing="false" fo:text-align="justify" style:justify-single-word="false" fo:text-indent="0.1528in" style:auto-text-indent="false" style:page-number="auto">
        <style:tab-stops>
          <style:tab-stop style:position="0.2744in"/>
        </style:tab-stops>
      </style:paragraph-properties>
    </style:style>
    <style:style style:name="P219" style:family="paragraph" style:parent-style-name="Body_20_text_20__28_2_29_" style:list-style-name="L5" style:master-page-name="">
      <style:paragraph-properties fo:margin-left="0.528in" fo:margin-right="0in" fo:margin-top="0in" fo:margin-bottom="0in" loext:contextual-spacing="false" fo:text-align="justify" style:justify-single-word="false" fo:text-indent="-0.528in" style:auto-text-indent="false" style:page-number="auto">
        <style:tab-stops>
          <style:tab-stop style:position="-0.2535in"/>
        </style:tab-stops>
      </style:paragraph-properties>
    </style:style>
    <style:style style:name="P220" style:family="paragraph" style:parent-style-name="Body_20_text_20__28_2_29_" style:list-style-name="L7" style:master-page-name="">
      <style:paragraph-properties fo:margin-left="0.2917in" fo:margin-right="0in" fo:margin-top="0in" fo:margin-bottom="0in" loext:contextual-spacing="false" fo:text-align="start" style:justify-single-word="false" fo:text-indent="-0.2917in" style:auto-text-indent="false" style:page-number="auto">
        <style:tab-stops>
          <style:tab-stop style:position="-0.0173in"/>
        </style:tab-stops>
      </style:paragraph-properties>
    </style:style>
    <style:style style:name="P221" style:family="paragraph" style:parent-style-name="Body_20_text_20__28_2_29_" style:master-page-name="PageStyle10">
      <style:paragraph-properties fo:margin-left="0.1945in" fo:margin-right="0in" fo:margin-top="0in" fo:margin-bottom="0in" loext:contextual-spacing="false" fo:text-align="justify" style:justify-single-word="false" fo:text-indent="0.111in" style:auto-text-indent="false" style:page-number="324"/>
    </style:style>
    <style:style style:name="P222" style:family="paragraph" style:parent-style-name="Body_20_text_20__28_2_29_" style:master-page-name="PageStyle12">
      <style:paragraph-properties fo:margin-left="0.4165in" fo:margin-right="0in" fo:margin-top="0in" fo:margin-bottom="0in" loext:contextual-spacing="false" fo:text-align="start" style:justify-single-word="false" fo:text-indent="-0.111in" style:auto-text-indent="false" style:page-number="327"/>
    </style:style>
    <style:style style:name="P223" style:family="paragraph" style:parent-style-name="Body_20_text_20__28_2_29_" style:list-style-name="L21"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543in"/>
        </style:tab-stops>
      </style:paragraph-properties>
    </style:style>
    <style:style style:name="P224" style:family="paragraph" style:parent-style-name="Body_20_text_20__28_2_29_" style:list-style-name="L22"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354in"/>
        </style:tab-stops>
      </style:paragraph-properties>
    </style:style>
    <style:style style:name="P225" style:family="paragraph" style:parent-style-name="Body_20_text_20__28_2_29_" style:list-style-name="L22"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48in"/>
        </style:tab-stops>
      </style:paragraph-properties>
    </style:style>
    <style:style style:name="P226" style:family="paragraph" style:parent-style-name="Body_20_text_20__28_2_29_" style:list-style-name="L21" style:master-page-name="">
      <style:paragraph-properties fo:margin-left="0.2083in" fo:margin-right="0in" fo:margin-top="0in" fo:margin-bottom="0in" loext:contextual-spacing="false" fo:text-align="justify" style:justify-single-word="false" fo:text-indent="-0.2083in" style:auto-text-indent="false" style:page-number="auto" fo:break-after="column">
        <style:tab-stops>
          <style:tab-stop style:position="-0.0516in"/>
        </style:tab-stops>
      </style:paragraph-properties>
    </style:style>
    <style:style style:name="P227" style:family="paragraph" style:parent-style-name="Body_20_text_20__28_2_29_" style:list-style-name="L21" style:master-page-name="">
      <style:paragraph-properties fo:margin-left="0.3193in" fo:margin-right="0in" fo:margin-top="0in" fo:margin-bottom="0in" loext:contextual-spacing="false" fo:text-align="start" style:justify-single-word="false" fo:text-indent="-0.3193in" style:auto-text-indent="false" style:page-number="auto">
        <style:tab-stops>
          <style:tab-stop style:position="-0.0756in"/>
        </style:tab-stops>
      </style:paragraph-properties>
    </style:style>
    <style:style style:name="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style style:name="fr2" style:family="graphic" style:parent-style-name="Frame">
      <style:graphic-properties fo:margin-left="0.0398in" fo:margin-right="0.0398in" fo:margin-top="0.0429in" fo:margin-bottom="0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Frame">
      <style:graphic-properties fo:margin-left="0.0398in" fo:margin-right="0.0398in" fo:margin-top="0.0335in" fo:margin-bottom="0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Frame">
      <style:graphic-properties fo:margin-left="0.0398in" fo:margin-right="0.0398in" fo:margin-top="0.0236in" fo:margin-bottom="0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5" style:family="graphic" style:parent-style-name="Frame">
      <style:graphic-properties fo:margin-left="0.0398in" fo:margin-right="0.0398in" fo:margin-top="0.0299in" fo:margin-bottom="0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6" style:family="graphic" style:parent-style-name="Frame">
      <style:graphic-properties fo:margin-left="0.0398in" fo:margin-right="0.0398in" fo:margin-top="0.0366in" fo:margin-bottom="0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Sect1" style:family="section">
      <style:section-properties fo:margin-left="0in" fo:margin-right="0in" style:editable="false">
        <style:columns fo:column-count="1" fo:column-gap="0in"/>
      </style:section-properties>
    </style:style>
    <style:style style:name="Sect2" style:family="section">
      <style:section-properties fo:margin-left="-2.4618in" fo:margin-right="-1.902in" style:editable="false">
        <style:columns fo:column-count="1" fo:column-gap="0in"/>
      </style:section-properties>
    </style:style>
    <style:style style:name="Sect3" style:family="section">
      <style:section-properties fo:margin-left="0in" fo:margin-right="0in" style:editable="false">
        <style:columns fo:column-count="2" fo:column-gap="0.0862in">
          <style:column style:rel-width="32767*" fo:start-indent="0in" fo:end-indent="0.0429in"/>
          <style:column style:rel-width="32768*" fo:start-indent="0.0429in" fo:end-indent="0in"/>
        </style:columns>
      </style:section-properties>
    </style:style>
    <style:style style:name="Sect4" style:family="section">
      <style:section-properties fo:margin-left="-1.8547in" fo:margin-right="-2.5228in" style:editable="false">
        <style:columns fo:column-count="1" fo:column-gap="0in"/>
      </style:section-properties>
    </style:style>
    <style:style style:name="Sect5" style:family="section">
      <style:section-properties fo:margin-left="0in" fo:margin-right="0in" style:editable="false">
        <style:columns fo:column-count="2" fo:column-gap="0.0709in">
          <style:column style:rel-width="32767*" fo:start-indent="0in" fo:end-indent="0.0354in"/>
          <style:column style:rel-width="32768*" fo:start-indent="0.0354in" fo:end-indent="0in"/>
        </style:columns>
      </style:section-properties>
    </style:style>
    <text:list-style style:name="L1">
      <text:list-level-style-number text:level="1" text:style-name="CharStyle12" style:num-format="1" text:start-value="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CharStyle23"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CharStyle12" style:num-format="1" text:start-value="2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CharStyle12" style:num-format="1" text:start-value="1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CharStyle12" style:num-format="1" text:start-value="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CharStyle12" style:num-format="1" text:start-value="1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CharStyle30"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CharStyle12"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CharStyle30" style:num-format="1" text:start-value="1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CharStyle12"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CharStyle12" style:num-format="1" text:start-value="1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CharStyle12" style:num-format="1" text:start-value="1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CharStyle35"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CharStyle12" style:num-format="1" text:start-value="9">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CharStyle12" style:num-format="1" text:start-value="1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CharStyle12"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CharStyle31" style:num-format="1" text:start-value="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CharStyle23"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CharStyle12" style:num-format="1" text:start-value="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CharStyle30" style:num-format="1" text:start-value="2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CharStyle23"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CharStyle23" style:num-format="1" text:start-value="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0">
        <text:h text:style-name="P138" text:outline-level="1"><text:bookmark-start text:name="bookmark0"/><text:span text:style-name="CharStyle4">THE REVELATION</text:span><text:bookmark-end text:name="bookmark0"/></text:h>
        <text:p text:style-name="P99"><text:span text:style-name="CharStyle6">OF ST. JOHN</text:span></text:p>
      </text:section>
      <text:section text:style-name="Sect2" text:name="Section1">
        <text:p text:style-name="P2"/>
        <text:p text:style-name="P1"/>
      </text:section>
      <text:section text:style-name="Sect3" text:name="Section2">
        <text:p text:style-name="Body_20_text_20__28_4_29__20__2b__20_DropCap2">1<text:span text:style-name="CharStyle8">A revelation by Jesus Christ, which God granted him for his servants, to show them </text:span><text:span text:style-name="CharStyle10">what must come to 'pass</text:span><text:span text:style-name="CharStyle8"> very soon; he disclosed it by sending it through his angel to his servant 2 John, who now testifies to what is God’s word and Jesus Christ’s testimony—to what he saw. 3 Blessed is he who reads aloud and blessed they who hear the words of this prophecy and who lay to heart what is written in it; for the time is near.</text:span></text:p>
        <text:list xml:id="list5176785555464599941" text:style-name="L1">
          <text:list-item>
            <text:p text:style-name="P139"><text:span text:style-name="CharStyle12"><text:tab/>John to the seven churches in Asia: grace be to you and peace from </text:span><text:span text:style-name="CharStyle13">he who</text:span><text:span text:style-name="CharStyle14"> is </text:span><text:span text:style-name="CharStyle13">and was and is coming, </text:span><text:span text:style-name="CharStyle12">and from the seven 5 Spirits before his throne, and from Jesus Christ </text:span><text:span text:style-name="CharStyle15">the faithful witness, the first-born</text:span><text:span text:style-name="CharStyle12"> from the dead, and the </text:span><text:span text:style-name="CharStyle15">prince over kings of earth;</text:span><text:span text:style-name="CharStyle12"> to him who loves us and </text:span><text:span text:style-name="CharStyle15">has loosed</text:span><text:span text:style-name="CharStyle12"> us </text:span><text:span text:style-name="CharStyle15">from</text:span><text:span text:style-name="CharStyle12"> our </text:span><text:span text:style-name="CharStyle15">sins </text:span><text:span text:style-name="CharStyle12">6 by shedding his blood—he has made us </text:span><text:span text:style-name="CharStyle15">a realm of priests for</text:span><text:span text:style-name="CharStyle12"> his </text:span><text:span text:style-name="CharStyle15">God</text:span><text:span text:style-name="CharStyle12"> and Father,—to him be glory and dominion for ever and 7 ever: Amen. </text:span><text:span text:style-name="CharStyle15">Lo, he is com­ing on the clouds, to be seen</text:span><text:span text:style-name="CharStyle12"> by every eye, even by those </text:span><text:span text:style-name="CharStyle15">who impaled</text:span><text:span text:style-name="CharStyle12"> him, and </text:span><text:span text:style-name="CharStyle15">all the tribes of earth shall wail because of </text:span><text:span text:style-name="CharStyle12">8 </text:span><text:span text:style-name="CharStyle15">him:</text:span><text:span text:style-name="CharStyle12"> even so, Amen. </text:span><text:span text:style-name="CharStyle15">“I am</text:span><text:span text:style-name="CharStyle12"> the alpha and the omega,” saith </text:span><text:span text:style-name="CharStyle15">the Lord God, who is</text:span><text:span text:style-name="CharStyle12"> and was and is coming, </text:span><text:span text:style-name="CharStyle15">the almighty.</text:span></text:p>
          </text:list-item>
        </text:list>
        <text:p text:style-name="P15"><text:span text:style-name="CharStyle16">9</text:span><text:span text:style-name="CharStyle12"> I John, your brother and your companion in the distress and realm and patient endurance which Jesus brings, found my­self in the island called Patmos, for adhering to God’s word and io the testimony of Jesus. On the Lord’s day I found myself rapt in the Spirit, and I heard a loud</text:span></text:p>
        <text:p text:style-name="P13"><text:span text:style-name="CharStyle12">voice behind me like a trumpet calling, “Write your vision in a n book, and send it to the seven churches, to Ephesus and Smyrna and Pergamum and Thyatira and Sardis and Phila­delphia and Laodicea.” So I 12 turned to see whose voice it was that spoke to me; and on turning round I saw seven golden lamp- stands and in the middle of the 13 lampstands </text:span><text:span text:style-name="CharStyle15">One who resembled a human being, with a long robe, </text:span><text:span text:style-name="CharStyle12">and </text:span><text:span text:style-name="CharStyle15">a belt of gold</text:span><text:span text:style-name="CharStyle12"> round his breast; </text:span><text:span text:style-name="CharStyle15">his head and hair were</text:span><text:span text:style-name="CharStyle12"> 14 </text:span><text:span text:style-name="CharStyle15">white as wool,</text:span><text:span text:style-name="CharStyle12"> white </text:span><text:span text:style-name="CharStyle15">as snow; his eyes flashed like fire, his feet</text:span><text:span text:style-name="CharStyle12"> 15 </text:span><text:span text:style-name="CharStyle15">glowed like finely burnished bronze, his voice sounded like many waves,</text:span><text:span text:style-name="CharStyle12"> in his right hand 16 he held seven stars, a sharp sword with a double edge issued from his mouth, and his face shone like </text:span><text:span text:style-name="CharStyle15">the sun in full strength.</text:span><text:span text:style-name="CharStyle12"> When I saw him, I 17 fell at his feet like a dead man; but he laid his hand on me, say­ing, </text:span><text:span text:style-name="CharStyle15">“Be not afraid; I am the First and the Last,*</text:span><text:span text:style-name="CharStyle12"> I was dead 18 and here am I alive for ever­more, holding the keys that un­lock death and Hades. Write 19 down your vision of what is and </text:span><text:span text:style-name="CharStyle15">what is to be hereafter. As for</text:span><text:span text:style-name="CharStyle12"> 20 </text:span><text:span text:style-name="CharStyle15">the secret symbol</text:span><text:span text:style-name="CharStyle12"> of the seven stars which you have seen in my right hand, and of the seven golden lampstands—the seven stars are the angels of the seven churches, and the seven lamp- stands are the seven churches.</text:span></text:p>
        <text:p text:style-name="P71"><text:span text:style-name="CharStyle12">To the angel of the church </text:span><text:span text:style-name="CharStyle15">ey </text:span><text:span text:style-name="CharStyle12">at Ephesus write thus:—“</text:span></text:p>
        <text:p text:style-name="P43"><text:span text:style-name="CharStyle18">* The words ‘and the living One’ (xal 6 tffiv) have been added as a glass from the next verse.</text:span></text:p>
      </text:section>
      <text:section text:style-name="Sect4" text:name="Section3">
        <text:p text:style-name="P3"/>
        <text:p text:style-name="P1"/>
      </text:section>
      <text:section text:style-name="Sect5" text:name="Section4">
        <text:p text:style-name="P147"><text:span text:style-name="CharStyle12">These are the words of him who holds the seven stars in his right hand, who moves among the</text:span></text:p>
        <text:list xml:id="list8672920235836657957" text:style-name="L2">
          <text:list-item>
            <text:p text:style-name="P140"><text:span text:style-name="CharStyle12"><text:tab/>seven golden lampstands:<text:tab/>I</text:span></text:p>
          </text:list-item>
        </text:list>
        <text:p text:style-name="P98"><text:span text:style-name="CharStyle12">know your doings, your hard work and your patient endur­ance; I know that you cannot bear wicked men, and that you have tested those who style themselves apostles (no apostles they!) and detected them to be</text:span></text:p>
        <text:list xml:id="list174027748970770" text:continue-numbering="true" text:style-name="L2">
          <text:list-item>
            <text:p text:style-name="P150"><text:span text:style-name="CharStyle12"><text:tab/>liars; I know that you are en­during patiently and have borne up for my sake and have not</text:span></text:p>
          </text:list-item>
          <text:list-item>
            <text:p text:style-name="P152"><text:span text:style-name="CharStyle12"><text:tab/>wearied. But I have this against you: you have given up loving one another as you did at first.</text:span></text:p>
          </text:list-item>
          <text:list-item>
            <text:p text:style-name="P152"><text:span text:style-name="CharStyle12"><text:tab/>Now, remember the height from which you have fallen; repent and act as you did at first. </text:span><text:span text:style-name="CharStyle24">If </text:span><text:span text:style-name="CharStyle12">not, I will come to you very soon and remove your lampstand, un-</text:span></text:p>
          </text:list-item>
          <text:list-item>
            <text:p text:style-name="P152"><text:span text:style-name="CharStyle12"><text:tab/>less you repent. Still, you have this in your favour: you hate the practices of the Nicolaitans, and</text:span></text:p>
          </text:list-item>
          <text:list-item>
            <text:p text:style-name="P152"><text:span text:style-name="CharStyle24"><text:tab/>I </text:span><text:span text:style-name="CharStyle12">hate them too. Let anyone who has an ear listen to what the Spirit says to the churches: ‘The conqueror I will allow </text:span><text:span text:style-name="CharStyle25">to eat from the tree of Life</text:span><text:span text:style-name="CharStyle24"> </text:span><text:span text:style-name="CharStyle12">which is </text:span><text:span text:style-name="CharStyle25">within the 'paradise of God.’</text:span></text:p>
          </text:list-item>
          <text:list-item>
            <text:p text:style-name="P156"><text:span text:style-name="CharStyle12"><text:tab/>Then to the angel of the church at Smyrna write thus: —These are the words of </text:span><text:span text:style-name="CharStyle25">the First and the Last,</text:span><text:span text:style-name="CharStyle24"> </text:span><text:span text:style-name="CharStyle12">who was</text:span></text:p>
          </text:list-item>
          <text:list-item>
            <text:p text:style-name="P157"><text:span text:style-name="CharStyle12"><text:tab/>dead and came to life: I know your* distress and your pov­erty (but you are rich!); I know how you are being slandered by those who style themselves Jews (no Jews are they, but a mere</text:span></text:p>
          </text:list-item>
        </text:list>
        <text:p text:style-name="P15"><text:span text:style-name="CharStyle12">xo synagogue of Satan!). Have no fear of what you are to suffer. The devil indeed is going to put some of you in prison, </text:span><text:span text:style-name="CharStyle25">that you may be tested;</text:span><text:span text:style-name="CharStyle24"> </text:span><text:span text:style-name="CharStyle12">you will have a distressful </text:span><text:span text:style-name="CharStyle25">ten, days.</text:span><text:span text:style-name="CharStyle24"> </text:span><text:span text:style-name="CharStyle12">Be faithful, though you have to die for it, and I will give you the crown of ii Life. Let anyone who has an </text:span><text:span text:style-name="CharStyle26">* Omitting, </text:span><text:span text:style-name="CharStyle12">as </text:span><text:span text:style-name="CharStyle26">in ver. IS, </text:span><text:span text:style-name="CharStyle27">[t</text:span><text:span text:style-name="CharStyle26">4 Epya xat].</text:span></text:p>
        <text:p text:style-name="P70"><text:span text:style-name="CharStyle12">ear listen to what the Spirit says to the churches: ‘The conqueror shall not be injured by the sec­ond death.’</text:span></text:p>
        <text:p text:style-name="P63"><text:span text:style-name="CharStyle12">Then to the angel of the 12 church at Pergamum write thus:</text:span></text:p>
        <text:p text:style-name="P15"><text:span text:style-name="CharStyle12">—These are the words of him who wields the sharp sword with the double edge: I know where 13 you dwell, where Satan sits en­throned, and yet you adhere to my Name, you have not re­nounced your faith in me even during the days when my wit­ness, my faithful Antipas, was martyred in your midst—where Satan dwells. But I have one 14 or two things against you: you have some adherents there of the tenets of </text:span><text:span text:style-name="CharStyle25">Balaam,</text:span><text:span text:style-name="CharStyle24"> </text:span><text:span text:style-name="CharStyle12">who taught Balak how to set a pitfall before </text:span><text:span text:style-name="CharStyle25">the sons of Israel by making them eat food which had been sacrificed to idols and give way to sexual vice.</text:span><text:span text:style-name="CharStyle24"> </text:span><text:span text:style-name="CharStyle12">So even with 15 you; you likewise have some ad­herents of the tenets of the Nico­laitans. Repent; if not, I will 16 very soon come to you and make war upon them with the sword of my mouth. Let anyone 17 who has an ear listen to what the Spirit says to the churches: ‘The conqueror </text:span><text:span text:style-name="CharStyle25">I will allow</text:span><text:span text:style-name="CharStyle24"> </text:span><text:span text:style-name="CharStyle12">to share the hidden </text:span><text:span text:style-name="CharStyle25">manna,</text:span><text:span text:style-name="CharStyle24"> </text:span><text:span text:style-name="CharStyle12">and I will give him a white stone inscribed with </text:span><text:span text:style-name="CharStyle25">a new name,</text:span><text:span text:style-name="CharStyle24"> </text:span><text:span text:style-name="CharStyle12">unknown to any except him who receives it.’</text:span></text:p>
        <text:p text:style-name="P63"><text:span text:style-name="CharStyle12">Then to the angel of the 18 church at Thyatira write thus:</text:span></text:p>
        <text:p text:style-name="P13"><text:span text:style-name="CharStyle12">—These are the words of the Son of God, </text:span><text:span text:style-name="CharStyle25">whose eyes</text:span><text:span text:style-name="CharStyle24"> </text:span><text:span text:style-name="CharStyle12">flash </text:span><text:span text:style-name="CharStyle25">like fire and whose feet glow like bronze.</text:span><text:span text:style-name="CharStyle24"> I </text:span><text:span text:style-name="CharStyle12">know your doings, 19 your love and loyalty and serv­ice and patient endurance; I know you are doing more than you did at first. Still I have this 20 against you: you are tolerating that Jezebel of a woman who</text:span></text:p>
      </text:section>
      <text:section text:style-name="Sect5" text:name="Section5">
        <text:p text:style-name="P181"><text:span text:style-name="CharStyle12">styles herself a prophetess and seduces my servants by teaching them </text:span><text:span text:style-name="CharStyle25">to give way to sexual vice and to eat food which has been</text:span></text:p>
        <text:list xml:id="list3454059788769645247" text:style-name="L3">
          <text:list-item>
            <text:p text:style-name="P185"><text:span text:style-name="CharStyle12"><text:tab/></text:span><text:span text:style-name="CharStyle25">sacrificed to idols.</text:span><text:span text:style-name="CharStyle24"> </text:span><text:span text:style-name="CharStyle12">I have given her time to repent, but she re­fuses to repent of her sexual vice.</text:span></text:p>
          </text:list-item>
          <text:list-item>
            <text:p text:style-name="P189"><text:span text:style-name="CharStyle12"><text:tab/>Lo, I, will lay her on a sickbed, and bring her paramours into sore distress, if they do not re-</text:span></text:p>
          </text:list-item>
          <text:list-item>
            <text:p text:style-name="P189"><text:span text:style-name="CharStyle12"><text:tab/>pent of her practices; her chil­dren I will exterminate. So shall all the churches know that I am </text:span><text:span text:style-name="CharStyle25">the searcher of the inmost heart; I will requite each</text:span><text:span text:style-name="CharStyle24"> </text:span><text:span text:style-name="CharStyle12">of you </text:span><text:span text:style-name="CharStyle25">ac­cording to what you have</text:span></text:p>
          </text:list-item>
          <text:list-item>
            <text:p text:style-name="P192"><text:span text:style-name="CharStyle12"><text:tab/></text:span><text:span text:style-name="CharStyle25">done.</text:span><text:span text:style-name="CharStyle24"> </text:span><text:span text:style-name="CharStyle12">But for the rest of you at Thyatira, for all who do not hold these tenets, for those who have not (in their phrase) ‘fathomed the deep mysteries of Satan’—for you this is my word: I impose no fresh burden</text:span></text:p>
          </text:list-item>
          <text:list-item>
            <text:p text:style-name="P192"><text:span text:style-name="CharStyle12"><text:tab/>on you; only hold to what you have, till such time as I come.</text:span></text:p>
          </text:list-item>
          <text:list-item>
            <text:p text:style-name="P192"><text:span text:style-name="CharStyle12"><text:tab/>‘And the conqueror, he who till the end lays to heart the duties I enjoin, </text:span><text:span text:style-name="CharStyle25">I will give him</text:span><text:span text:style-name="CharStyle24"> </text:span><text:span text:style-name="CharStyle12">author­ity </text:span><text:span text:style-name="CharStyle25">over the nations</text:span><text:span text:style-name="CharStyle24">—</text:span></text:p>
          </text:list-item>
          <text:list-item>
            <text:p text:style-name="P123"><text:span text:style-name="CharStyle30"><text:tab/></text:span><text:span text:style-name="CharStyle29">aye, he will shepherd them</text:span></text:p>
          </text:list-item>
        </text:list>
        <text:p text:style-name="P72"><text:span text:style-name="CharStyle29">with an iron flail, shattering them like a potters jars</text:span><text:span text:style-name="CharStyle31">—</text:span></text:p>
        <text:p text:style-name="P86"><text:span text:style-name="CharStyle12">as I myself have received au-</text:span></text:p>
        <text:list xml:id="list174026873180795" text:continue-numbering="true" text:style-name="L3">
          <text:list-item>
            <text:p text:style-name="P189"><text:span text:style-name="CharStyle12"><text:tab/>thority from my Father; also I will grant him to see the Morn-</text:span></text:p>
          </text:list-item>
          <text:list-item>
            <text:p text:style-name="P189"><text:span text:style-name="CharStyle12"><text:tab/>ing-star.’ Let anyone who has an ear listen to what the Spirit says to the churches.</text:span></text:p>
          </text:list-item>
        </text:list>
        <text:p text:style-name="Body_20_text_20__28_4_29__20__2b__20_DropCap3">3<text:span text:style-name="CharStyle8"> Then to the angel of the church at Sardis write thus: —-These are the words of him who holds the seven Spirits of God and the seven stars: I know your doings, you have the name of being alive, but you are dead. 2 Wake up, rally what is still left to you, though it is on the very point of death; for I find that nothing you have done is com­plete in the eyes of my God.</text:span></text:p>
        <text:p text:style-name="P13"><text:span text:style-name="CharStyle12">Now remember what you re- 3 ceived and heard, hold to it and repent. If you will not wake up,</text:span></text:p>
        <text:p text:style-name="P13"><text:span text:style-name="CharStyle12">I am coming like a thief; you will not know at what hour I am coming upon you. Still, you 4 have a few souls at Sardis who have not soiled their raiment; they shall walk beside me in white, for they deserve to.</text:span></text:p>
        <text:p text:style-name="P15"><text:span text:style-name="CharStyle12">‘The conqueror shall be clad in 5 white raiment; I will never </text:span><text:span text:style-name="CharStyle25">erase his name from the book of Life, </text:span><text:span text:style-name="CharStyle12">but will own him openly before my Father and before his an­gels.’ Let anyone who has an 6 ear listen to what the Spirit says to the churches.</text:span></text:p>
        <text:p text:style-name="P46"><text:span text:style-name="CharStyle12">Then to the angel of the </text:span><text:span text:style-name="CharStyle23">7 </text:span><text:span text:style-name="CharStyle12">church at Philadelphia write thus:—These are the words of the true Holy One, who </text:span><text:span text:style-name="CharStyle25">holds the key of David, who opens and none shall shut, who shuts and none shall open </text:span><text:span text:style-name="CharStyle15">*</text:span><text:span text:style-name="CharStyle12"> Lo, I have 8 set a door open before you which no one is able to shut; for though your strength is small, you have kept my word, you have not renounced my Name. Lo, I will make those who be- 9 long to that synagogue of Satan, who style themselves Jews (no Jews are they, but liars!)—lo, I will have them </text:span><text:span text:style-name="CharStyle25">come and do homage before your feet</text:span><text:span text:style-name="CharStyle24"> </text:span><text:span text:style-name="CharStyle12">and learn that </text:span><text:span text:style-name="CharStyle25">I did love you.</text:span><text:span text:style-name="CharStyle24"> </text:span><text:span text:style-name="CharStyle12">Be- 10 cause you have kept my call to patient endurance, I will keep you safe through the hour of trial which is coming upon the whole world to test the dwellers on earth. I am coming very xi soon: hold to what you have, in case your crown is taken from you. ‘As for the conqueror, 12 I will make him a pillar in the</text:span></text:p>
        <text:p text:style-name="P43"><text:span text:style-name="CharStyle18">* Omitting (with Primasius) otSA oou rd Seva, ‘I know your doings,’ a har- monistic gloss which interrupts the con­nexion </text:span><text:span text:style-name="CharStyle33">at</text:span><text:span text:style-name="CharStyle18"> thought.</text:span></text:p>
        <text:p text:style-name="P182"><text:span text:style-name="CharStyle12">temple of my God (nevermore shall he leave it), and I will in­scribe on him the name of my God, </text:span><text:span text:style-name="CharStyle15">the name of the city</text:span><text:span text:style-name="CharStyle12"> of my God (the new Jerusalem which descends out of heaven from my God), and my own </text:span><text:span text:style-name="CharStyle15">new name .’</text:span></text:p>
        <text:list xml:id="list8162020995689933774" text:style-name="L4">
          <text:list-item>
            <text:p text:style-name="P194"><text:span text:style-name="CharStyle12"><text:tab/>Let anyone who has an ear listen to what the Spirit says to the churches.</text:span></text:p>
          </text:list-item>
          <text:list-item>
            <text:p text:style-name="P195"><text:span text:style-name="CharStyle12"><text:tab/>Then to the angel of the church at Laodicea write thus: —These are the words of the Amen, </text:span><text:span text:style-name="CharStyle15">the faithful</text:span><text:span text:style-name="CharStyle12"> and true </text:span><text:span text:style-name="CharStyle15">witness, the origin of</text:span><text:span text:style-name="CharStyle12"> God’s </text:span><text:span text:style-name="CharStyle15">crea-</text:span></text:p>
          </text:list-item>
          <text:list-item>
            <text:p text:style-name="P186"><text:span text:style-name="CharStyle12"><text:tab/></text:span><text:span text:style-name="CharStyle15">tion.</text:span><text:span text:style-name="CharStyle12"> I know your doings, you are neither cold nor hot—would</text:span></text:p>
          </text:list-item>
          <text:list-item>
            <text:p text:style-name="P196"><text:span text:style-name="CharStyle12"><text:tab/>you were either cold or hot! So, because you are lukewarm, neither hot nor cold, I am about to spit you out of my mouth.</text:span></text:p>
          </text:list-item>
          <text:list-item>
            <text:p text:style-name="P186"><text:span text:style-name="CharStyle12"><text:tab/>You declare, ‘I am rich, </text:span><text:span text:style-name="CharStyle15">I am well off,</text:span><text:span text:style-name="CharStyle12"> I lack nothing!’—not knowing you are a miserable creature, pitiful, poor, blind,</text:span></text:p>
          </text:list-item>
          <text:list-item>
            <text:p text:style-name="P186"><text:span text:style-name="CharStyle12"><text:tab/>naked. I counsel you to buy from me gold refined in the fire, that you may be rich, white raiment to clothe you and pre­vent the shame of your naked­ness from being seen, and salve to rub on your eyes, that you</text:span></text:p>
          </text:list-item>
          <text:list-item>
            <text:p text:style-name="P133"><text:span text:style-name="CharStyle36"><text:tab/>may see. </text:span><text:span text:style-name="CharStyle35">I reprove and disci­pline those whom I love;</text:span><text:span text:style-name="CharStyle36"> so be in</text:span></text:p>
          </text:list-item>
          <text:list-item>
            <text:p text:style-name="P193"><text:span text:style-name="CharStyle12"><text:tab/>warm earnest and repent. Lo, I stand at the door and knock; if anyone hears my voice and opens the door, I will come in and sup with him, and he with</text:span></text:p>
          </text:list-item>
          <text:list-item>
            <text:p text:style-name="P193"><text:span text:style-name="CharStyle12"><text:tab/>me. ‘The conqueror I will allow to sit beside me on my throne, as I myself have con­quered and sat down beside my</text:span></text:p>
          </text:list-item>
          <text:list-item>
            <text:p text:style-name="P198"><text:span text:style-name="CharStyle12"><text:tab/>Father on his throne.’ Let any­one who has an ear listen to what the Spirit says to the churches.”</text:span></text:p>
          </text:list-item>
        </text:list>
        <text:p text:style-name="P14"><text:span text:style-name="CharStyle12">After this I looked, and there was a door standing open in heaven! And the first voice I had heard talking with me like</text:span></text:p>
        <text:p text:style-name="P15"><text:span text:style-name="CharStyle25">a trumpet</text:span><text:span text:style-name="CharStyle24"> </text:span><text:span text:style-name="CharStyle12">said, “Come up here, and I will show you </text:span><text:span text:style-name="CharStyle25">what must come to pass</text:span><text:span text:style-name="CharStyle24"> </text:span><text:span text:style-name="CharStyle12">after this.” At 2 once I found myself rapt in the Spirit; and lo, a Throne stood in heaven with </text:span><text:span text:style-name="CharStyle25">One seated on the throne</text:span><text:span text:style-name="CharStyle12">—the seated One re- </text:span><text:span text:style-name="CharStyle23">3 </text:span><text:span text:style-name="CharStyle12">sembled in appearance jasper and sardius—and </text:span><text:span text:style-name="CharStyle25">round the throne a rainbow</text:span><text:span text:style-name="CharStyle24"> </text:span><text:span text:style-name="CharStyle12">resembling emerald in appearance; also 4 round the throne four and twen­ty thrones, and on these thrones four and twenty Presbyters seated, who were clad in white raiment with golden crowns upon their heads. From the </text:span><text:span text:style-name="CharStyle23">5 </text:span><text:span text:style-name="CharStyle12">throne </text:span><text:span text:style-name="CharStyle25">issue flashes of lightning and loud blasts and peals of thunder.</text:span><text:span text:style-name="CharStyle24"> </text:span><text:span text:style-name="CharStyle12">And in front of the throne seven torches of fire burn (they are the seven Spirits of God); also in front of the throne 6 there is like a sea of glass, </text:span><text:span text:style-name="CharStyle25">re­sembling crystal. And on each side of the throne, all round it, four living Creatures full of eyes</text:span><text:span text:style-name="CharStyle24"> </text:span><text:span text:style-name="CharStyle12">inside and outside; </text:span><text:span text:style-name="CharStyle25">the first</text:span><text:span text:style-name="CharStyle24"> </text:span><text:span text:style-name="CharStyle12">7 living Creature resembling </text:span><text:span text:style-name="CharStyle25">a lion, the second</text:span><text:span text:style-name="CharStyle24"> </text:span><text:span text:style-name="CharStyle12">living Creature resembling </text:span><text:span text:style-name="CharStyle25">an ox, the third</text:span><text:span text:style-name="CharStyle24"> </text:span><text:span text:style-name="CharStyle12">liv­ing Creature with </text:span><text:span text:style-name="CharStyle25">a face like a man’s, the fourth</text:span><text:span text:style-name="CharStyle24"> </text:span><text:span text:style-name="CharStyle12">living Creature like </text:span><text:span text:style-name="CharStyle25">a flying eagle.</text:span><text:span text:style-name="CharStyle24"> </text:span><text:span text:style-name="CharStyle12">The four liv- 8 ing Creatures, </text:span><text:span text:style-name="CharStyle25">each with six wings apiece, are full of eyes</text:span><text:span text:style-name="CharStyle24"> </text:span><text:span text:style-name="CharStyle12">all over their bodies and under their wings, and day and night they never cease the chant,</text:span></text:p>
        <text:p text:style-name="P104"><text:span text:style-name="CharStyle29">“Holy, holy, holy, is the Lord God almighty,</text:span></text:p>
        <text:p text:style-name="P55"><text:span text:style-name="CharStyle12">who was and is and is coming.” And whenever the living Crea- 9 tures render glory and honour and thanksgiving </text:span><text:span text:style-name="CharStyle25">to him who is seated on the throne, who lives for ever and ever,</text:span><text:span text:style-name="CharStyle24"> </text:span><text:span text:style-name="CharStyle12">the four and 10 twenty Presbyters fall down be­fore </text:span><text:span text:style-name="CharStyle25">him who is seated on the throne,</text:span><text:span text:style-name="CharStyle24"> </text:span><text:span text:style-name="CharStyle12">worshipping </text:span><text:span text:style-name="CharStyle25">him who lives for ever and, ever,</text:span><text:span text:style-name="CharStyle24"> </text:span><text:span text:style-name="CharStyle12">and cast-</text:span></text:p>
      </text:section>
      <text:section text:style-name="Sect5" text:name="Section6">
        <text:p text:style-name="P217"><text:span text:style-name="CharStyle12">ing their crowns before the throne, with the cry, ri “Thou deservest, our Lord and God,* to receive glory and honour and power, for it was thou who didst create all things: by thy will they existed and they were created.”</text:span></text:p>
        <text:p text:style-name="Body_20_text_20__28_4_29__20__2b__20_DropCap1">5<text:span text:style-name="CharStyle8"><text:tab/>Then I saw, lying on the right hand of </text:span><text:span text:style-name="CharStyle10">him who was seated on the throne, a scroll with writ­ing on the back as well as inside, </text:span><text:span text:style-name="CharStyle8">2 </text:span><text:span text:style-name="CharStyle10">sealed</text:span><text:span text:style-name="CharStyle8"> with seven seals. And I saw a strong angel, proclaiming with a loud voice, “Who is fit to open the scroll, to break the 3 seals of it?” But no one was fit, either in heaven or on earth or underneath the earth, to open 4 the scroll or look into it. So I began to weep bitterly because no one had been found fit to open the scroll or look into it; 5 but one of the Presbyters told me, “Weep not; lo, </text:span><text:span text:style-name="CharStyle10">the Lion of Judah’s</text:span><text:span text:style-name="CharStyle8"> tribe, </text:span><text:span text:style-name="CharStyle10">the Scion</text:span><text:span text:style-name="CharStyle8"> of Da­vid, he has won the power of opening the scroll and its seven seals.”</text:span></text:p>
        <text:list xml:id="list174010621372054" text:style-name="L1">
          <text:list-item>
            <text:p text:style-name="P141"><text:span text:style-name="CharStyle12"><text:tab/>Then I noticed </text:span><text:span text:style-name="CharStyle15">a Lamb</text:span><text:span text:style-name="CharStyle12"> stand­ing in the midst of the throne and the four living Creatures and the Presbyters; it seemed to have been </text:span><text:span text:style-name="CharStyle15">slain,</text:span><text:span text:style-name="CharStyle12"> but it had seven horns and </text:span><text:span text:style-name="CharStyle15">seven eyes</text:span><text:span text:style-name="CharStyle12"> (they are the seven Spirits of God sent out </text:span><text:span text:style-name="CharStyle23">7</text:span><text:span text:style-name="CharStyle12"> </text:span><text:span text:style-name="CharStyle15">into all the earth),</text:span><text:span text:style-name="CharStyle12"> and it went and took the scroll out of the right hand of </text:span><text:span text:style-name="CharStyle15">him who was </text:span><text:span text:style-name="CharStyle12">8 </text:span><text:span text:style-name="CharStyle15">seated on the throne.</text:span><text:span text:style-name="CharStyle12"> And when it took the scroll, the four living Creatures and the four and twenty Presbyters fell down be­fore the Lamb, each with his harp and with golden bowls full of </text:span><text:span text:style-name="CharStyle15">incense</text:span><text:span text:style-name="CharStyle12"> (that is, full of </text:span><text:span text:style-name="CharStyle15">the </text:span><text:span text:style-name="CharStyle16">9</text:span><text:span text:style-name="CharStyle15"> 'prayers</text:span><text:span text:style-name="CharStyle12"> of the saints), </text:span><text:span text:style-name="CharStyle15">singing a new song:</text:span></text:p>
          </text:list-item>
        </text:list>
        <text:p text:style-name="P21"><text:span text:style-name="CharStyle33">*</text:span><text:span text:style-name="CharStyle18"> Omitting [4 fiyio;].</text:span></text:p>
        <text:p text:style-name="P15"><text:span text:style-name="CharStyle12">“Thou deservest to take the scroll and open its seals, for thou wast slain and by shedding thy blood hast ransomed for God men from every tribe and tongue and people and nation; thouhast made them </text:span><text:span text:style-name="CharStyle15">kings</text:span><text:span text:style-name="CharStyle12"> and io </text:span><text:span text:style-name="CharStyle15">priests for</text:span><text:span text:style-name="CharStyle12"> our </text:span><text:span text:style-name="CharStyle15">God,</text:span><text:span text:style-name="CharStyle12"> and they shall reign on earth.” Then I looked, and I heard the n voice of many angels round the throne and of the living Crea­tures and of the Presbyters, numbering </text:span><text:span text:style-name="CharStyle15">myriads of myriads and thousands of thousands,</text:span><text:span text:style-name="CharStyle12"> cry- 12 ing aloud, “The </text:span><text:span text:style-name="CharStyle15">slain Lamb</text:span><text:span text:style-name="CharStyle12"> de­serves to receive power and wealth and wisdom and might and honour and glory and bless­ing.” And I heard every crea- 13 ture in heaven and on earth and under the earth crying, “Bless­ing and honour and glory and dominion for ever and ever, to </text:span><text:span text:style-name="CharStyle15">him who is seated on the throne </text:span><text:span text:style-name="CharStyle12">and to the Lamb!” “Amen,” 14 said the four living Creatures, and the Presbyters fell down and worshipped.</text:span></text:p>
        <text:p text:style-name="P55"><text:span text:style-name="CharStyle12">Now, when the Lamb /" opened one of the seven seals, O I looked, and I heard one of the four living Creatures calling like thunder, “Come.” So I looked, 2 and there was </text:span><text:span text:style-name="CharStyle15">a white horse,</text:span><text:span text:style-name="CharStyle12"> its rider holding a bow; he was given a crown, and away he rode conquering and to conquer.</text:span></text:p>
        <text:p text:style-name="P55"><text:span text:style-name="CharStyle12">And when he opened the sec- 3 ond seal, I heard the second liv­ing Creature calling, “Come.” And away went another </text:span><text:span text:style-name="CharStyle15">red </text:span><text:span text:style-name="CharStyle16">4 </text:span><text:span text:style-name="CharStyle15">horse;</text:span><text:span text:style-name="CharStyle12"> its rider was allowed to take peace from earth and to make men slay each other; he was given a huge sword.</text:span></text:p>
        <text:p text:style-name="P55"><text:span text:style-name="CharStyle12">And when he opened the third 5 seal, I heard the third living Creature calling, “Come.” So I looked and there was </text:span><text:span text:style-name="CharStyle15">a black</text:span></text:p>
      </text:section>
      <text:section text:style-name="Sect5" text:name="Section7">
        <text:p text:style-name="P148"><text:span text:style-name="CharStyle15">horse;</text:span><text:span text:style-name="CharStyle12"> its rider held a pair of</text:span></text:p>
        <text:list xml:id="list1244279758318006616" text:style-name="L5">
          <text:list-item>
            <text:p text:style-name="P158"><text:span text:style-name="CharStyle12"><text:tab/>scales in his hand, and I heard like a voice in the midst of the four living Creatures saying, “A shilling for a quart of wheat, a shilling for three quarts of bar­ley; but harm not oil and wine.”</text:span></text:p>
          </text:list-item>
          <text:list-item>
            <text:p text:style-name="P161"><text:span text:style-name="CharStyle12"><text:tab/>And when he opened the fourth seal, I heard the voice of the fourth living Creature call-</text:span></text:p>
          </text:list-item>
          <text:list-item>
            <text:p text:style-name="P158"><text:span text:style-name="CharStyle12"><text:tab/>ing, “Come.” So I looked, and there was a livid horse; its rider’s name was </text:span><text:span text:style-name="CharStyle15">Death, and Hades</text:span><text:span text:style-name="CharStyle12"> fol­lowed him. They were given power over the fourth part of the earth, </text:span><text:span text:style-name="CharStyle15">to kill men with sword and famine and plague and</text:span><text:span text:style-name="CharStyle12"> by </text:span><text:span text:style-name="CharStyle15">wild beasts of the earth.</text:span></text:p>
          </text:list-item>
          <text:list-item>
            <text:p text:style-name="P161"><text:span text:style-name="CharStyle12"><text:tab/>And when he opened the fifth seal, I saw underneath the altar the souls of those who had been slain for adhering to God’s word and to the testimony which they</text:span></text:p>
          </text:list-item>
        </text:list>
        <text:p text:style-name="P29"><text:span text:style-name="CharStyle36">io<text:tab/>bore; and they cried aloud, </text:span><text:span text:style-name="CharStyle39">“0 </text:span><text:span text:style-name="CharStyle35">Sovereign Lord,</text:span><text:span text:style-name="CharStyle36"> holy and true, </text:span><text:span text:style-name="CharStyle35">how long</text:span><text:span text:style-name="CharStyle36"> wilt thou refrain from </text:span><text:span text:style-name="CharStyle35">charging and avenging</text:span><text:span text:style-name="CharStyle36"> our </text:span><text:span text:style-name="CharStyle35">blood upon those who dwell on earth</text:span><text:span text:style-name="CharStyle36">P”</text:span></text:p>
        <text:p text:style-name="P27"><text:span text:style-name="CharStyle12">n But they were each given a white robe and told to remain quiet for a little longer, until their number was completed by their fellow-servants and their brothers who were to be killed as they themselves had been.</text:span></text:p>
        <text:p text:style-name="P27"><text:span text:style-name="CharStyle12">is And when he opened the sixth seal, I looked; a great earthquake took place, </text:span><text:span text:style-name="CharStyle15">the sun</text:span><text:span text:style-name="CharStyle12"> turned black as sackcloth, </text:span><text:span text:style-name="CharStyle15">the</text:span><text:span text:style-name="CharStyle12"> full </text:span><text:span text:style-name="CharStyle15">moon</text:span></text:p>
        <text:list xml:id="list7498360935351054539" text:style-name="L6">
          <text:list-item>
            <text:p text:style-name="P162"><text:span text:style-name="CharStyle12"><text:tab/>turned like </text:span><text:span text:style-name="CharStyle15">blood, the stars of the sky dropped</text:span><text:span text:style-name="CharStyle12"> to earth </text:span><text:span text:style-name="CharStyle15">as a fig tree</text:span><text:span text:style-name="CharStyle12"> shaken by a gale sheds her</text:span></text:p>
          </text:list-item>
          <text:list-item>
            <text:p text:style-name="P166"><text:span text:style-name="CharStyle12"><text:tab/>unripe figs, </text:span><text:span text:style-name="CharStyle15">the sky</text:span><text:span text:style-name="CharStyle12"> was swept aside </text:span><text:span text:style-name="CharStyle15">like a scroll being folded up,</text:span><text:span text:style-name="CharStyle12"> and every mountain and island was moved out of its</text:span></text:p>
          </text:list-item>
          <text:list-item>
            <text:p text:style-name="P166"><text:span text:style-name="CharStyle12"><text:tab/>place. </text:span><text:span text:style-name="CharStyle15">Then the kings of the earth, the magnates,</text:span><text:span text:style-name="CharStyle12"> the gener­als, the rich, the strong, slaves and freemen everyone of them, </text:span><text:span text:style-name="CharStyle15">hid in caves and among the</text:span></text:p>
          </text:list-item>
        </text:list>
        <text:p text:style-name="P15"><text:span text:style-name="CharStyle15">rocks</text:span><text:span text:style-name="CharStyle12"> of the mountains, calling 16 to the mountains and the rocks, </text:span><text:span text:style-name="CharStyle15">“Fall upon us</text:span><text:span text:style-name="CharStyle12"> and </text:span><text:span text:style-name="CharStyle15">hide us</text:span><text:span text:style-name="CharStyle12"> from the face of </text:span><text:span text:style-name="CharStyle15">him who is seated on the throne</text:span><text:span text:style-name="CharStyle12"> and from the wrath of the Lamb; for </text:span><text:span text:style-name="CharStyle15">the great Day</text:span><text:span text:style-name="CharStyle12"> 1</text:span><text:span text:style-name="CharStyle23">7 </text:span><text:span text:style-name="CharStyle15">of</text:span><text:span text:style-name="CharStyle12"> their </text:span><text:span text:style-name="CharStyle15">wrath</text:span><text:span text:style-name="CharStyle12"> has come, </text:span><text:span text:style-name="CharStyle15">and who can stand it?”</text:span></text:p>
        <text:p text:style-name="P37"><text:span text:style-name="CharStyle12">After that I saw four angels </text:span><text:span text:style-name="CharStyle15">rj </text:span><text:span text:style-name="CharStyle12">standing </text:span><text:span text:style-name="CharStyle15">at the four comers</text:span><text:span text:style-name="CharStyle12"> • </text:span><text:span text:style-name="CharStyle15">of the earth,</text:span><text:span text:style-name="CharStyle12"> holding back </text:span><text:span text:style-name="CharStyle15">the four winds</text:span><text:span text:style-name="CharStyle12"> of the world from blowing on the earth or on the sea or upon any tree. And I saw </text:span><text:span text:style-name="CharStyle15">2 </text:span><text:span text:style-name="CharStyle12">another angel rise up from the east, with the seal of the living God; he shouted aloud to the four angels who were allowed to injure the earth and sea, “Do no 3 harm to earth or sea or trees, until </text:span><text:span text:style-name="CharStyle15">we seal</text:span><text:span text:style-name="CharStyle12"> the servants of our God </text:span><text:span text:style-name="CharStyle15">upon their foreheads!’</text:span><text:span text:style-name="CharStyle12"> I </text:span><text:span text:style-name="CharStyle23">4 </text:span><text:span text:style-name="CharStyle12">heard what was the number of the sealed—one hundred and forty-four thousand sealed from every tribe of the sons of Israel, twelve thousand sealed from the </text:span><text:span text:style-name="CharStyle23">5 </text:span><text:span text:style-name="CharStyle12">tribe of Judah, twelve thousand from the tribe of Reuben, twelve 7 thousand from the tribe of Simeon, twelve thousand from the trihe Levi, twelve thousand from the tribe of Issachar, twelve thousand from the tribe 8 of Zebulun, twelve thousand from the tribe of Joseph, twelve thousand from the tribe of Ben­jamin,* twelve thousand from the tribe of Gad, twelve thou- 6 sand from the tribe of Asher, twelve thousand from the tribe of Naphtali, twelve thousand sealed from the tribe of Ma- nasseh.</text:span></text:p>
        <text:p text:style-name="P38"><text:span text:style-name="CharStyle12">After that I looked, and there 9 was a great host whom no one could count, from every nation</text:span></text:p>
        <text:p text:style-name="P43"><text:span text:style-name="CharStyle18">* The transposition of 5e-6 to a place after 8, as Dr. G. B. Gray points out </text:span><text:span text:style-name="CharStyle33">(Encyclopmdia. Biblica</text:span><text:span text:style-name="CharStyle18"> 5209), yields a normal list of the tribes.</text:span></text:p>
        <text:p text:style-name="P149"><text:span text:style-name="CharStyle12">and tribe and people and tongue, standing before the throne and before the Lamb, clad in white robes, with palm-branches</text:span></text:p>
        <text:list xml:id="list174011534003367" text:style-name="L5">
          <text:list-item>
            <text:p text:style-name="P167"><text:span text:style-name="CharStyle12"><text:tab/>in their hands; and they cried with a loud voice, “Saved by our God </text:span><text:span text:style-name="CharStyle15">who is seated on the throne,</text:span></text:p>
          </text:list-item>
          <text:list-item>
            <text:p text:style-name="P167"><text:span text:style-name="CharStyle12"><text:tab/>and by the Lamb!” And all the angels surrounded the throne and the Presbyters and the four living Creatures, and fell on their faces before the throne, worship-</text:span></text:p>
          </text:list-item>
          <text:list-item>
            <text:p text:style-name="P167"><text:span text:style-name="CharStyle12"><text:tab/>ping God and crying, “Even so! Blessing and glory and wisdom and thanksgiving and honour and power and might be to our God for ever and ever: Amen!”</text:span></text:p>
          </text:list-item>
          <text:list-item>
            <text:p text:style-name="P170"><text:span text:style-name="CharStyle12"><text:tab/>Then one of the Presbyters addressed me, saying, “Who are these, clad in white robes? where</text:span></text:p>
          </text:list-item>
          <text:list-item>
            <text:p text:style-name="P167"><text:span text:style-name="CharStyle12"><text:tab/>have they come from?” I said to him, “You know, my lord.” So he told me, “These are the people who have come out of </text:span><text:span text:style-name="CharStyle15">the</text:span><text:span text:style-name="CharStyle12"> great </text:span><text:span text:style-name="CharStyle15">Distress, who have washed their robes</text:span><text:span text:style-name="CharStyle12"> and made them white </text:span><text:span text:style-name="CharStyle15">in the blood</text:span><text:span text:style-name="CharStyle12"> of the Lamb.</text:span></text:p>
          </text:list-item>
          <text:list-item>
            <text:p text:style-name="P219"><text:span text:style-name="CharStyle12"><text:tab/>Therefore they are now before</text:span></text:p>
          </text:list-item>
        </text:list>
        <text:p text:style-name="P53"><text:span text:style-name="CharStyle12">the throne of God, serving him day and night within his temple, and </text:span><text:span text:style-name="CharStyle15">he who is seated on the throne</text:span><text:span text:style-name="CharStyle12"> shall overshadow them with his care.</text:span></text:p>
        <text:list xml:id="list174026338520039" text:continue-numbering="true" text:style-name="L5">
          <text:list-item>
            <text:p text:style-name="P135"><text:span text:style-name="CharStyle36"><text:tab/></text:span><text:span text:style-name="CharStyle35">Never</text:span><text:span text:style-name="CharStyle36"> again </text:span><text:span text:style-name="CharStyle35">will they be hun­</text:span></text:p>
          </text:list-item>
        </text:list>
        <text:p text:style-name="P54"><text:span text:style-name="CharStyle35">gry, never</text:span><text:span text:style-name="CharStyle36"> again </text:span><text:span text:style-name="CharStyle35">athirst, never shall the sun strike them, nor</text:span><text:span text:style-name="CharStyle36"> any </text:span><text:span text:style-name="CharStyle35">scorching heat;</text:span></text:p>
        <text:list xml:id="list174026943058468" text:continue-numbering="true" text:style-name="L5">
          <text:list-item>
            <text:p text:style-name="P219"><text:span text:style-name="CharStyle12"><text:tab/>for the Lamb in the midst of the throne </text:span><text:span text:style-name="CharStyle15">will be their shepherd,</text:span></text:p>
          </text:list-item>
        </text:list>
        <text:p text:style-name="P89"><text:span text:style-name="CharStyle35">guiding them, to fountains of living water;</text:span></text:p>
        <text:p text:style-name="P109"><text:span text:style-name="CharStyle15">and God shall wipe every tear from their eyes!’ </text:span><text:span text:style-name="CharStyle12">When he opened the seventh seal, silence reigned in heaven 2 for about half-an-hour. Then I saw seven trumpets being given</text:span></text:p>
        <text:p text:style-name="P15"><text:span text:style-name="CharStyle12">to the seven angels who stand before God. And another angel </text:span><text:span text:style-name="CharStyle23">3 </text:span><text:span text:style-name="CharStyle12">went and </text:span><text:span text:style-name="CharStyle15">stood at the altar</text:span><text:span text:style-name="CharStyle12"> with a golden censer; he was given abundant </text:span><text:span text:style-name="CharStyle15">incense,</text:span><text:span text:style-name="CharStyle12"> to be laid </text:span><text:span text:style-name="CharStyle15">with the prayers</text:span><text:span text:style-name="CharStyle12"> of all the saints upon the golden altar in front of the throne; and the smoke </text:span><text:span text:style-name="CharStyle15">of the</text:span><text:span text:style-name="CharStyle12"> 4 </text:span><text:span text:style-name="CharStyle15">incense with the prayers</text:span><text:span text:style-name="CharStyle12"> of all the saints rose up from the angel’s hand before God. Then </text:span><text:span text:style-name="CharStyle23">5 </text:span><text:span text:style-name="CharStyle12">the angel took </text:span><text:span text:style-name="CharStyle15">the censer, filled it with fire from the altar,</text:span><text:span text:style-name="CharStyle12"> and poured it on the earth; there fol­lowed </text:span><text:span text:style-name="CharStyle15">peals of thunder, loud blasts, flashes of lightning,</text:span><text:span text:style-name="CharStyle12"> and an earthquake. The seven 6 angels with the seven trumpets prepared to blow their blasts. The first blew, and </text:span><text:span text:style-name="CharStyle15">there came </text:span><text:span text:style-name="CharStyle16">7 </text:span><text:span text:style-name="CharStyle15">hail and fire</text:span><text:span text:style-name="CharStyle12"> mixed </text:span><text:span text:style-name="CharStyle15">with blood, </text:span><text:span text:style-name="CharStyle12">falling </text:span><text:span text:style-name="CharStyle15">on the earth;</text:span><text:span text:style-name="CharStyle12"> a third of the earth was burnt up, a third of the trees were burnt up, and aU the green grass was burnt up. The second angel blew, and 8 </text:span><text:span text:style-name="CharStyle15">what looked like a</text:span><text:span text:style-name="CharStyle12"> huge </text:span><text:span text:style-name="CharStyle15">moun­tain on fire</text:span><text:span text:style-name="CharStyle12"> was hurled into the sea; a third of the sea </text:span><text:span text:style-name="CharStyle15">turned blood,</text:span><text:span text:style-name="CharStyle12"> a third of the creatures in </text:span><text:span text:style-name="CharStyle23">9 </text:span><text:span text:style-name="CharStyle12">the sea—the living creatures— perished, and a third of the ships were destroyed. The third 10 angel blew, and </text:span><text:span text:style-name="CharStyle15">a</text:span><text:span text:style-name="CharStyle12"> huge </text:span><text:span text:style-name="CharStyle15">star</text:span><text:span text:style-name="CharStyle12"> blaz­ing like a torch </text:span><text:span text:style-name="CharStyle15">dropped out of the sky,</text:span><text:span text:style-name="CharStyle12"> dropped on a third of the rivers and on the fountains (the name of the star is Worm- n wood); a third of the waters be­came wormwood, and many peo­ple died of the waters, because they had turned bitter. The 12 fourth angel blew; and a stroke fell on a third of the sun, a third of the moon, and a third of the stars, so as to darken one third of them, withdrawing light from a third of the day and likewise of the night.</text:span></text:p>
        <text:p text:style-name="P63"><text:span text:style-name="CharStyle12">Then I looked, and I heard an 13 eagle flying in mid-heaven with a</text:span></text:p>
      </text:section>
      <text:section text:style-name="Sect5" text:name="Section8">
        <text:p text:style-name="P183"><text:span text:style-name="CharStyle12">loud cry, “Woe, woe, woe to the dwellers on earth, for the rest of the trumpet-blasts that the three angels are about to blow!”</text:span></text:p>
        <text:p text:style-name="P14"><text:span text:style-name="CharStyle12">The fifth angel blew, and I saw a Star which had dropped from heaven to earth; he was given the key of the pit</text:span></text:p>
        <text:list xml:id="list1425675092214681502" text:style-name="L7">
          <text:list-item>
            <text:p text:style-name="P200"><text:span text:style-name="CharStyle12"><text:tab/>of the abyss, and he opened the pit of the abyss, </text:span><text:span text:style-name="CharStyle25">till smoke poured out of</text:span><text:span text:style-name="CharStyle24"> </text:span><text:span text:style-name="CharStyle12">the pit, </text:span><text:span text:style-name="CharStyle25">like the smoke of a</text:span><text:span text:style-name="CharStyle24"> </text:span><text:span text:style-name="CharStyle12">huge </text:span><text:span text:style-name="CharStyle25">furnace, till the sun</text:span><text:span text:style-name="CharStyle24"> </text:span><text:span text:style-name="CharStyle12">and the air were </text:span><text:span text:style-name="CharStyle25">darkened</text:span></text:p>
          </text:list-item>
          <text:list-item>
            <text:p text:style-name="P200"><text:span text:style-name="CharStyle12"><text:tab/>by smoke from the pit. And out of the smoke came </text:span><text:span text:style-name="CharStyle25">locusts on the earth;</text:span><text:span text:style-name="CharStyle24"> </text:span><text:span text:style-name="CharStyle12">they were granted power like the power wielded by scor-</text:span></text:p>
          </text:list-item>
          <text:list-item>
            <text:p text:style-name="P203"><text:span text:style-name="CharStyle12"><text:tab/>pions on earth, but they were told not to harm </text:span><text:span text:style-name="CharStyle25">the grass</text:span><text:span text:style-name="CharStyle24"> </text:span><text:span text:style-name="CharStyle12">on earth </text:span><text:span text:style-name="CharStyle25">nor any green thing nor any tree,</text:span><text:span text:style-name="CharStyle24"> </text:span><text:span text:style-name="CharStyle12">only such human be­ings as had not </text:span><text:span text:style-name="CharStyle25">the seal</text:span><text:span text:style-name="CharStyle24"> </text:span><text:span text:style-name="CharStyle12">of God</text:span></text:p>
          </text:list-item>
          <text:list-item>
            <text:p text:style-name="P203"><text:span text:style-name="CharStyle24"><text:tab/></text:span><text:span text:style-name="CharStyle25">upon their foreheads;</text:span><text:span text:style-name="CharStyle24"> </text:span><text:span text:style-name="CharStyle12">these they were allowed, not to kill but to torture, for five months—and their torture was like the torture of a scorpion when it stings a man.</text:span></text:p>
          </text:list-item>
          <text:list-item>
            <text:p text:style-name="P205"><text:span text:style-name="CharStyle12"><text:tab/>In those days </text:span><text:span text:style-name="CharStyle25">men will seek</text:span></text:p>
          </text:list-item>
        </text:list>
        <text:p text:style-name="P113"><text:span text:style-name="CharStyle29">death,</text:span></text:p>
        <text:p text:style-name="P116"><text:span text:style-name="CharStyle25">and not find it: </text:span><text:span text:style-name="CharStyle12">they will long to die, but death flies from them.</text:span></text:p>
        <text:list xml:id="list174025803887540" text:continue-numbering="true" text:style-name="L7">
          <text:list-item>
            <text:p text:style-name="P205"><text:span text:style-name="CharStyle12"><text:tab/></text:span><text:span text:style-name="CharStyle25">The appearance</text:span><text:span text:style-name="CharStyle24"> </text:span><text:span text:style-name="CharStyle12">of the locusts </text:span><text:span text:style-name="CharStyle25">resembled horses</text:span><text:span text:style-name="CharStyle24"> </text:span><text:span text:style-name="CharStyle12">armed </text:span><text:span text:style-name="CharStyle25">for bat­tle;</text:span><text:span text:style-name="CharStyle24"> </text:span><text:span text:style-name="CharStyle12">on their heads were sort of crowns like gold; their faces</text:span></text:p>
          </text:list-item>
          <text:list-item>
            <text:p text:style-name="P200"><text:span text:style-name="CharStyle12"><text:tab/>were like human faces, their hair like women’s hair, and </text:span><text:span text:style-name="CharStyle25">their teeth like lion’s fangs;</text:span></text:p>
          </text:list-item>
          <text:list-item>
            <text:p text:style-name="P200"><text:span text:style-name="CharStyle12"><text:tab/>they had scales like iron coats of mail; the whirring of their wings was </text:span><text:span text:style-name="CharStyle25">like the noise of many chariots</text:span><text:span text:style-name="CharStyle24"> </text:span><text:span text:style-name="CharStyle12">charging into</text:span></text:p>
          </text:list-item>
          <text:list-item>
            <text:p text:style-name="P207"><text:span text:style-name="CharStyle12"><text:tab/>battle; their tails and their stings were like scorpions’, and their power of hurting men for five</text:span></text:p>
          </text:list-item>
          <text:list-item>
            <text:p text:style-name="P207"><text:span text:style-name="CharStyle12"><text:tab/>months lay in their tails; they had a king over them, the angel of the abyss—his Hebrew name</text:span></text:p>
          </text:list-item>
        </text:list>
        <text:p text:style-name="P13"><text:span text:style-name="CharStyle12">is Abaddon, but in Greek he is called Apollyon.</text:span></text:p>
        <text:p text:style-name="P79"><text:span text:style-name="CharStyle12">The first woe has passed; 12</text:span></text:p>
        <text:p text:style-name="P37"><text:span text:style-name="CharStyle12">two woes are still to come.</text:span></text:p>
        <text:p text:style-name="P37"><text:span text:style-name="CharStyle12">Then the sixth angel blew; and 13 I heard a voice from the four horns of the golden altar before God, telling the sixth angel with 14 the trumpet, “Let loose the four angels who are bound at </text:span><text:span text:style-name="CharStyle25">the great river Euphrates</text:span><text:span text:style-name="CharStyle12">.” So the 15 four angels were unloosed, who had been kept ready for that hour and day and month and year, to kill the third of men. And the number of the troops of 16 their cavalry was two hundred millions (I heard what was their number). And this is how the 17 horses and their riders looked in my vision: they wore coats of mail red as fire, dark-blue as jacinth and yellow as smoke; the horses’ heads were like lions’ heads, and from their mouths poured fire and smoke and brimstone. By these three 18 plagues the third of men were killed, by the fire, the smoke, and the brimstone, that poured out of their mouths; for the power of 19 the horses lies in their mouths— and also in their tails (their tails are like serpents, they have heads, and it is with their heads that they hurt). Yet the rest of 20 mankind, who were not killed by these plagues, did not repent of </text:span><text:span text:style-name="CharStyle25">the works of their hands</text:span><text:span text:style-name="CharStyle24"> </text:span><text:span text:style-name="CharStyle12">and give up worshipping </text:span><text:span text:style-name="CharStyle25">dtemotis </text:span><text:span text:style-name="CharStyle12">and </text:span><text:span text:style-name="CharStyle25">idols of gold and silver and brass and stone and wood, which cannot see nor hear nor stir;</text:span><text:span text:style-name="CharStyle24"> </text:span><text:span text:style-name="CharStyle12">nor 21 did they repent of their murders, </text:span><text:span text:style-name="CharStyle25">their magic speUs, their sexual vice,</text:span><text:span text:style-name="CharStyle24"> </text:span><text:span text:style-name="CharStyle12">their thefts.</text:span></text:p>
        <text:p text:style-name="P75"><text:span text:style-name="CharStyle12">Then </text:span><text:span text:style-name="CharStyle40">I </text:span><text:span text:style-name="CharStyle12">saw another </text:span><text:span text:style-name="CharStyle41">"I a </text:span><text:span text:style-name="CharStyle12">strong angel descend from AU heaven; he was clad in a cloud, with a rainbow over his head, his face like the sun, his limbs like</text:span></text:p>
        <text:list xml:id="list2490625138000964422" text:style-name="L8">
          <text:list-item>
            <text:p text:style-name="P201"><text:span text:style-name="CharStyle12"><text:tab/>columns of fire, and a small scroll open in his hand. He set his right foot on the sea, his left</text:span></text:p>
          </text:list-item>
          <text:list-item>
            <text:p text:style-name="P201"><text:span text:style-name="CharStyle12"><text:tab/>upon the earth, and shouted aloud like a lion roaring; and at his shout the seven thunders</text:span></text:p>
          </text:list-item>
          <text:list-item>
            <text:p text:style-name="P204"><text:span text:style-name="CharStyle12"><text:tab/>gave voice. After the seven thunders had spoken, I was go­ing to write it down; but I heard a voice from heaven saying, </text:span><text:span text:style-name="CharStyle25">“Seal up</text:span><text:span text:style-name="CharStyle24"> </text:span><text:span text:style-name="CharStyle12">what the seven thun­ders have said, do not write it.”</text:span></text:p>
          </text:list-item>
          <text:list-item>
            <text:p text:style-name="P204"><text:soft-page-break/><text:span text:style-name="CharStyle12"><text:tab/>Then the angel I saw standing on the sea and the earth </text:span><text:span text:style-name="CharStyle25">raised</text:span></text:p>
          </text:list-item>
          <text:list-item>
            <text:p text:style-name="P125"><text:span text:style-name="CharStyle31"><text:tab/></text:span><text:span text:style-name="CharStyle29">his right hand to heaven and swore by Him who lives for ever and ever, who created the heaven and what is in it, the earth and what is in it, and the sea and what is in it,</text:span><text:span text:style-name="CharStyle31"> </text:span><text:span text:style-name="CharStyle30">“There</text:span></text:p>
          </text:list-item>
          <text:list-item>
            <text:p text:style-name="P204"><text:span text:style-name="CharStyle12"><text:tab/>shall be no more delay; in the days of the seventh angel’s voice, when he now blows his blast, then shall </text:span><text:span text:style-name="CharStyle25">the secret pur­pose of God</text:span><text:span text:style-name="CharStyle24"> </text:span><text:span text:style-name="CharStyle12">be fulfilled, as he assured </text:span><text:span text:style-name="CharStyle25">his servants the prophets.”</text:span></text:p>
          </text:list-item>
          <text:list-item>
            <text:p text:style-name="P206"><text:span text:style-name="CharStyle12"><text:tab/>Then the voice I had heard from heaven again talked to me, saying, “Go and take the small scroll which lies open in the hand of the angel who is stand­ing on the sea and on the earth.”</text:span></text:p>
          </text:list-item>
          <text:list-item>
            <text:p text:style-name="P201"><text:span text:style-name="CharStyle12"><text:tab/>So I went to the angel, saying, “Give me </text:span><text:span text:style-name="CharStyle25">the small scroll.” </text:span><text:span text:style-name="CharStyle12">“Take it,” </text:span><text:span text:style-name="CharStyle25">said he, “and swallow it;</text:span><text:span text:style-name="CharStyle24"> </text:span><text:span text:style-name="CharStyle12">it will </text:span><text:span text:style-name="CharStyle25">taste</text:span><text:span text:style-name="CharStyle24"> </text:span><text:span text:style-name="CharStyle12">sweet as honey, but it will be bitter to </text:span><text:span text:style-name="CharStyle25">digest.”</text:span></text:p>
          </text:list-item>
        </text:list>
        <text:p text:style-name="P19"><text:span text:style-name="CharStyle30">to I took </text:span><text:span text:style-name="CharStyle29">the small scroll</text:span><text:span text:style-name="CharStyle31"> </text:span><text:span text:style-name="CharStyle30">from the hand of the angel </text:span><text:span text:style-name="CharStyle29">and swallowed it; it did taste sweet, like honey, </text:span><text:span text:style-name="CharStyle30">but when I had eaten, it was li bitter to digest. Then I was told, </text:span><text:span text:style-name="CharStyle29">“You must prophesy</text:span><text:span text:style-name="CharStyle31"> </text:span><text:span text:style-name="CharStyle30">again </text:span><text:span text:style-name="CharStyle29">of many peoples and nations and languages and kings.”</text:span></text:p>
        <text:p text:style-name="Body_20_text_20__28_2_29__20__2b__20_DropCap4">n<text:span text:style-name="CharStyle12">And I was given </text:span><text:span text:style-name="CharStyle25">a reed </text:span><text:span text:style-name="CharStyle12">like a rod, and told, “Rise up and measure the temple of God and the altar, numbering 2 the worshippers; but omit the</text:span></text:p>
        <text:p text:style-name="P56"><text:span text:style-name="CharStyle12">court outside the temple, do not measure that, for it has been given over </text:span><text:span text:style-name="CharStyle25">to the Gentiles;</text:span><text:span text:style-name="CharStyle24"> </text:span><text:span text:style-name="CharStyle12">and the city will be </text:span><text:span text:style-name="CharStyle25">under their heel </text:span><text:span text:style-name="CharStyle12">for two and forty months.</text:span></text:p>
        <text:p text:style-name="P38"><text:span text:style-name="CharStyle12">But I will allow my two wit- 3 nesses to prophesy for twelve hundred and sixty days, clad in sackcloth (they are </text:span><text:span text:style-name="CharStyle25">the two</text:span><text:span text:style-name="CharStyle24"> </text:span><text:span text:style-name="CharStyle12">4 </text:span><text:span text:style-name="CharStyle25">olive-trees</text:span><text:span text:style-name="CharStyle24"> </text:span><text:span text:style-name="CharStyle12">and the two </text:span><text:span text:style-name="CharStyle25">lamp- stands which stand before the Lord of the earth): </text:span><text:span text:style-name="CharStyle12">whoever tries to harm them, 5 </text:span><text:span text:style-name="CharStyle25">fire shall issue from</text:span><text:span text:style-name="CharStyle24"> </text:span><text:span text:style-name="CharStyle12">their </text:span><text:span text:style-name="CharStyle25">mouth and consume their enemies;</text:span></text:p>
        <text:p text:style-name="P119"><text:span text:style-name="CharStyle12">whoever would try to harm them,</text:span></text:p>
        <text:p text:style-name="P32"><text:span text:style-name="CharStyle12">so must he be killed.”</text:span></text:p>
        <text:p text:style-name="P18"><text:span text:style-name="CharStyle12">They have power to shut up 6 the sky, </text:span><text:span text:style-name="CharStyle25">so that no rain falls </text:span><text:span text:style-name="CharStyle12">during the days when they are prophesying; and they have power over </text:span><text:span text:style-name="CharStyle25">the waters, to turn </text:span><text:span text:style-name="CharStyle12">them </text:span><text:span text:style-name="CharStyle25">into blood, and</text:span><text:span text:style-name="CharStyle24"> </text:span><text:span text:style-name="CharStyle12">also </text:span><text:span text:style-name="CharStyle25">to smite</text:span><text:span text:style-name="CharStyle24"> </text:span><text:span text:style-name="CharStyle12">the earth </text:span><text:span text:style-name="CharStyle25">with all manner of plagues</text:span><text:span text:style-name="CharStyle24"> </text:span><text:span text:style-name="CharStyle12">as often .as they choose. But, when they have </text:span><text:span text:style-name="CharStyle23">7 </text:span><text:span text:style-name="CharStyle12">finished their testimony, </text:span><text:span text:style-name="CharStyle25">the Beast that ascends from the abyss will make war on</text:span><text:span text:style-name="CharStyle24"> </text:span><text:span text:style-name="CharStyle12">them </text:span><text:span text:style-name="CharStyle25">and conquer them</text:span><text:span text:style-name="CharStyle24"> </text:span><text:span text:style-name="CharStyle12">and kill them, and their corpses will lie in the 8 streets of that great City whose mystical name is </text:span><text:span text:style-name="CharStyle25">Sodom</text:span><text:span text:style-name="CharStyle24"> </text:span><text:span text:style-name="CharStyle12">and Egypt—where their Lord also was crucified. For three days </text:span><text:span text:style-name="CharStyle23">9 </text:span><text:span text:style-name="CharStyle12">and a half men from all peo­ples and tribes and tongues and nations look at their corpses, refusing to let their corpses be buried; and the dwellers on io earth will gloat over them and </text:span><text:span text:style-name="CharStyle25">rejoice,</text:span><text:span text:style-name="CharStyle24"> </text:span><text:span text:style-name="CharStyle12">sending presents to con­gratulate one another—for these two prophets were a torment to the dwellers on earth. But after n three days and a half </text:span><text:span text:style-name="CharStyle25">the breath of life</text:span><text:span text:style-name="CharStyle24"> </text:span><text:span text:style-name="CharStyle12">from God </text:span><text:span text:style-name="CharStyle25">entered them; they stood on their feet (terror</text:span></text:p>
        <text:list xml:id="list174011596254630" text:style-name="L7">
          <text:list-item>
            <text:p text:style-name="P163"><draw:frame draw:style-name="fr2" draw:name="21" text:anchor-type="paragraph" svg:x="2.7181in" svg:y="5.9335in" svg:width="0.2571in" svg:height="0.0161in" draw:z-index="4"><draw:image xlink:href="Pictures/10000000000000270000001AEDD27F94.png" xlink:type="simple" xlink:show="embed" xlink:actuate="onLoad"/><draw:contour-polygon svg:width="0.2563in" svg:height="0.1728in" svg:viewBox="0 0 651 439" draw:points="0,0 651,0 651,439 0,439" draw:recreate-on-edit="true"/></draw:frame><text:span text:style-name="CharStyle12"><text:tab/></text:span><text:span text:style-name="CharStyle25">fell</text:span><text:span text:style-name="CharStyle24"> </text:span><text:span text:style-name="CharStyle12">on those who saw them) and heard a loud voice from heaven telling them, “Come up here.” So up </text:span><text:span text:style-name="CharStyle25">to heaven</text:span><text:span text:style-name="CharStyle24"> </text:span><text:span text:style-name="CharStyle12">they went in a cloud, before the eyes of their</text:span></text:p>
          </text:list-item>
          <text:list-item>
            <text:p text:style-name="P163"><text:span text:style-name="CharStyle12"><text:tab/>enemies. At that hour </text:span><text:span text:style-name="CharStyle25">a great earthquake</text:span><text:span text:style-name="CharStyle24"> </text:span><text:span text:style-name="CharStyle12">took place, a tenth of the City </text:span><text:span text:style-name="CharStyle25">was destroyed,</text:span><text:span text:style-name="CharStyle24"> </text:span><text:span text:style-name="CharStyle12">and seven thousand souls perished in the earthquake: the rest were awe-struck, and gave glory to </text:span><text:span text:style-name="CharStyle25">the God of heaven.</text:span></text:p>
          </text:list-item>
          <text:list-item>
            <text:p text:style-name="P220"><text:span text:style-name="CharStyle12"><text:tab/>The second woe has passed: the third woe soon is coming.</text:span></text:p>
          </text:list-item>
          <text:list-item>
            <text:p text:style-name="P171"><text:span text:style-name="CharStyle12"><text:tab/>Then the seventh angel blew; and loud voices followed in heaven, crying, </text:span><text:span text:style-name="CharStyle25">“The rule</text:span><text:span text:style-name="CharStyle24"> </text:span><text:span text:style-name="CharStyle12">of the world has passed to our </text:span><text:span text:style-name="CharStyle25">Lord and his Christ,</text:span><text:span text:style-name="CharStyle24"> </text:span><text:span text:style-name="CharStyle12">and </text:span><text:span text:style-name="CharStyle25">he shall reign</text:span></text:p>
          </text:list-item>
          <text:list-item>
            <text:p text:style-name="P163"><text:span text:style-name="CharStyle12"><text:tab/></text:span><text:span text:style-name="CharStyle25">for ever and ever.”</text:span><text:span text:style-name="CharStyle24"> </text:span><text:span text:style-name="CharStyle12">Then the four and twenty Presbyters who are seated on their thrones be­fore God, fell on their faces and</text:span></text:p>
          </text:list-item>
          <text:list-item>
            <text:p text:style-name="P163"><text:span text:style-name="CharStyle12"><text:tab/>worshipped God, saying,</text:span></text:p>
          </text:list-item>
        </text:list>
        <text:p text:style-name="P121"><text:span text:style-name="CharStyle12">“We thank thee, </text:span><text:span text:style-name="CharStyle25">Lord God al­mighty, who art</text:span><text:span text:style-name="CharStyle24"> </text:span><text:span text:style-name="CharStyle12">and wast, that thou hast assumed thy great power and </text:span><text:span text:style-name="CharStyle25">begun to reign;</text:span></text:p>
        <text:list xml:id="list174027562797958" text:continue-numbering="true" text:style-name="L7">
          <text:list-item>
            <text:p text:style-name="P129"><text:span text:style-name="CharStyle30"><text:tab/></text:span><text:span text:style-name="CharStyle29">the nations were enraged, </text:span><text:span text:style-name="CharStyle30">but thy </text:span><text:span text:style-name="CharStyle29">wrath</text:span><text:span text:style-name="CharStyle31"> </text:span><text:span text:style-name="CharStyle30">has come,</text:span></text:p>
          </text:list-item>
        </text:list>
        <text:p text:style-name="P103"><text:span text:style-name="CharStyle12">the time has come for the dead to be judged,</text:span></text:p>
        <text:p text:style-name="P120"><text:span text:style-name="CharStyle30">the time for rewarding </text:span><text:span text:style-name="CharStyle29">thy servants the prophets </text:span><text:span text:style-name="CharStyle30">and the saints </text:span><text:span text:style-name="CharStyle29">who reverence </text:span><text:span text:style-name="CharStyle30">thy name, </text:span><text:span text:style-name="CharStyle29">both low and high,</text:span></text:p>
        <text:p text:style-name="P103"><text:span text:style-name="CharStyle12">the time for destroying the destroyers of the earth.”</text:span></text:p>
        <text:list xml:id="list174026782438211" text:continue-numbering="true" text:style-name="L7">
          <text:list-item>
            <text:p text:style-name="P130"><text:span text:style-name="CharStyle30"><text:tab/>Then the temple of God in heaven was thrown open, and </text:span><text:span text:style-name="CharStyle29">the ark of his covenant</text:span><text:span text:style-name="CharStyle31"> </text:span><text:span text:style-name="CharStyle30">was seen </text:span><text:span text:style-name="CharStyle29">inside his temple;</text:span><text:span text:style-name="CharStyle31"> </text:span><text:span text:style-name="CharStyle30">there were </text:span><text:span text:style-name="CharStyle29">flashes of lightning, loud blasts, peals of thunder,</text:span><text:span text:style-name="CharStyle31"> </text:span><text:span text:style-name="CharStyle30">an earthquake,</text:span></text:p>
          </text:list-item>
        </text:list>
        <text:p text:style-name="P26"><text:span text:style-name="CharStyle12">and </text:span><text:span text:style-name="CharStyle25">a hailstorm.</text:span><text:span text:style-name="CharStyle24"> </text:span><text:span text:style-name="CharStyle12">And a great portent was seen in heaven, a woman clad in the sun—with the moon under her feet, and a tiara of twelve stars</text:span></text:p>
        <text:p text:style-name="P15"><text:span text:style-name="CharStyle12">on her head; she was with child, 2 </text:span><text:span text:style-name="CharStyle25">crying in the pangs of travail, in anguish for her delivery.</text:span><text:span text:style-name="CharStyle24"> </text:span><text:span text:style-name="CharStyle12">Then </text:span><text:span text:style-name="CharStyle23">3 </text:span><text:span text:style-name="CharStyle12">another portent was seen in heaven! There was a huge red dragon, with seven heads and </text:span><text:span text:style-name="CharStyle25">ten horns</text:span><text:span text:style-name="CharStyle24"> </text:span><text:span text:style-name="CharStyle12">and seven diadems upon his heads; his tail swept 4 away a third of </text:span><text:span text:style-name="CharStyle25">the stars of heaven and flung</text:span><text:span text:style-name="CharStyle24"> </text:span><text:span text:style-name="CharStyle12">them </text:span><text:span text:style-name="CharStyle25">to the earth.</text:span><text:span text:style-name="CharStyle24"> </text:span><text:span text:style-name="CharStyle12">And the dragon stood in front of the woman who was on the point of being delivered, to devour her child as soon as it was born. </text:span><text:span text:style-name="CharStyle25">She gave birth to</text:span><text:span text:style-name="CharStyle24"> </text:span><text:span text:style-name="CharStyle12">a </text:span><text:span text:style-name="CharStyle23">5 </text:span><text:span text:style-name="CharStyle12">son, </text:span><text:span text:style-name="CharStyle25">a male child,</text:span><text:span text:style-name="CharStyle24"> </text:span><text:span text:style-name="CharStyle12">who is to </text:span><text:span text:style-name="CharStyle25">shep­herd</text:span><text:span text:style-name="CharStyle24"> </text:span><text:span text:style-name="CharStyle12">all </text:span><text:span text:style-name="CharStyle25">the nations with an iron flail;</text:span><text:span text:style-name="CharStyle24"> </text:span><text:span text:style-name="CharStyle12">her child was caught up to God and to his throne, and she </text:span><text:span text:style-name="CharStyle23">6 </text:span><text:span text:style-name="CharStyle12">herself fled to the desert, where a place has been prepared for her by God, in which she is to be nourished for twelve hundred and sixty days.</text:span></text:p>
        <text:p text:style-name="P63"><text:span text:style-name="CharStyle12">And war broke out in heaven, </text:span><text:span text:style-name="CharStyle23">7 </text:span><text:span text:style-name="CharStyle25">Michael</text:span><text:span text:style-name="CharStyle24"> </text:span><text:span text:style-name="CharStyle12">and his angels </text:span><text:span text:style-name="CharStyle25">fighting </text:span><text:span text:style-name="CharStyle12">with the dragon; the dragon and his angels also fought, but they </text:span><text:span text:style-name="CharStyle23">8 </text:span><text:span text:style-name="CharStyle12">failed, and there was no place for them in heaven any longer.</text:span></text:p>
        <text:p text:style-name="P18"><text:span text:style-name="CharStyle12">So the huge dragon was thrown 9 down—that old </text:span><text:span text:style-name="CharStyle25">serpent</text:span><text:span text:style-name="CharStyle24"> </text:span><text:span text:style-name="CharStyle12">called </text:span><text:span text:style-name="CharStyle25">the Devil</text:span><text:span text:style-name="CharStyle24"> </text:span><text:span text:style-name="CharStyle12">and </text:span><text:span text:style-name="CharStyle25">Satan,</text:span><text:span text:style-name="CharStyle24"> </text:span><text:span text:style-name="CharStyle12">the seducer of the whole world—thrown down to earth, and his angels thrown down along with him. Then I heard a loud voice in 10 heaven saying, “Now has it come, the salvation and power, the reign of our God and the au­thority of his Christ!—for the Accuser of our brothers is thrown down, who accused them day and night before our God. But they have conquered him 11 by the blood of the Lamb and by the word of their testimony; they had to die for it, but they did not cling to life. </text:span><text:span text:style-name="CharStyle25">Rejoice</text:span><text:span text:style-name="CharStyle24"> </text:span><text:span text:style-name="CharStyle12">for 12 this, </text:span><text:span text:style-name="CharStyle25">0 heavens</text:span><text:span text:style-name="CharStyle24"> </text:span><text:span text:style-name="CharStyle12">and ye that dwell in them! But woe to earth</text:span></text:p>
        <text:p text:style-name="P98"><draw:frame draw:style-name="fr3" draw:name="22" text:anchor-type="paragraph" svg:x="2.7134in" svg:y="3.8in" svg:width="0.2598in" svg:height="0.0161in" draw:z-index="5"><draw:image xlink:href="Pictures/10000000000000270000001BE61D9FFA.png" xlink:type="simple" xlink:show="embed" xlink:actuate="onLoad"/><draw:contour-polygon svg:width="0.2598in" svg:height="0.1799in" svg:viewBox="0 0 660 457" draw:points="0,0 660,0 660,457 0,457" draw:recreate-on-edit="true"/></draw:frame><text:span text:style-name="CharStyle12">and sea! The devil has de­scended to you in fierce anger, knowing that his time is short.”</text:span></text:p>
        <text:list xml:id="list2941156661743179955" text:style-name="L9">
          <text:list-item>
            <text:p text:style-name="P172"><text:span text:style-name="CharStyle12"><text:tab/>And when the dragon found himself thrown down to earth, he pursued the woman who had given birth to the male child;</text:span></text:p>
          </text:list-item>
          <text:list-item>
            <text:p text:style-name="P168"><text:span text:style-name="CharStyle12"><text:tab/>but the woman was given the two wings of a great eagle for her flight to the desert, to her appointed place, where she is nourished for </text:span><text:span text:style-name="CharStyle25">a Time, two Times, and half a Time,</text:span><text:span text:style-name="CharStyle24"> </text:span><text:span text:style-name="CharStyle12">safe from the</text:span></text:p>
          </text:list-item>
        </text:list>
        <text:p text:style-name="P27"><text:span text:style-name="CharStyle12">X</text:span><text:span text:style-name="CharStyle23">5</text:span><text:span text:style-name="CharStyle12"> serpent. Then from his mouth the serpent poured water after the woman like a river, to sweep</text:span></text:p>
        <text:list xml:id="list174010779729896" text:style-name="L6">
          <text:list-item>
            <text:p text:style-name="P162"><text:span text:style-name="CharStyle12"><text:tab/>her away with a flood; but the earth came to the rescue of the woman, the earth opened its mouth and swallowed up the river that the dragon had poured</text:span></text:p>
          </text:list-item>
          <text:list-item>
            <text:p text:style-name="P174"><text:span text:style-name="CharStyle12"><text:tab/>out of his mouth. So, enraged at the woman, the dragon went off to wage war on the rest of her offspring, on those who keep God’s commandments and hold the testimony of Jesus.</text:span></text:p>
          </text:list-item>
          <text:list-item>
            <text:p text:style-name="P173"><text:span text:style-name="CharStyle12"><text:tab/>Then, as I stood on the sand of the sea, I saw </text:span><text:span text:style-name="CharStyle25">a Beast rising</text:span></text:p>
          </text:list-item>
        </text:list>
        <text:p text:style-name="P14"><text:span text:style-name="CharStyle25">out of the sea</text:span><text:span text:style-name="CharStyle24"> </text:span><text:span text:style-name="CharStyle12">with </text:span><text:span text:style-name="CharStyle25">ten horns</text:span><text:span text:style-name="CharStyle24"> </text:span><text:span text:style-name="CharStyle12">and seven heads, ten diadems on his horns, and blas­phemous titles on his heads.</text:span></text:p>
        <text:list xml:id="list1178152906706265825" text:style-name="L10">
          <text:list-item>
            <text:p text:style-name="P176"><text:span text:style-name="CharStyle12"><text:tab/></text:span><text:span text:style-name="CharStyle25">The Beast</text:span><text:span text:style-name="CharStyle24"> </text:span><text:span text:style-name="CharStyle12">I saw </text:span><text:span text:style-name="CharStyle25">resembled a leopard,</text:span><text:span text:style-name="CharStyle24"> </text:span><text:span text:style-name="CharStyle12">his feet were </text:span><text:span text:style-name="CharStyle25">like a bear’s,</text:span><text:span text:style-name="CharStyle24"> </text:span><text:span text:style-name="CharStyle12">and his mouth like </text:span><text:span text:style-name="CharStyle25">a lion’s.</text:span><text:span text:style-name="CharStyle24"> </text:span><text:span text:style-name="CharStyle12">To him the dragon gave his own power and his own</text:span></text:p>
          </text:list-item>
          <text:list-item>
            <text:p text:style-name="P176"><text:span text:style-name="CharStyle12"><text:tab/>throne and great authority. One of his heads looked as if it had been slain and killed, but the deadly wound was healed, and the whole earth went after the</text:span></text:p>
          </text:list-item>
          <text:list-item>
            <text:p text:style-name="P153"><text:span text:style-name="CharStyle12"><text:tab/>Beast in wonder, worshipping the dragon for having given au­thority to the Beast, and wor­shipping the Beast with the cry,</text:span></text:p>
          </text:list-item>
        </text:list>
        <text:p text:style-name="P97"><text:span text:style-name="CharStyle12">“Who is like the Beast?</text:span></text:p>
        <text:p text:style-name="P17"><text:span text:style-name="CharStyle12">Who can fight with him?”</text:span></text:p>
        <text:list xml:id="list174026714876119" text:continue-numbering="true" text:style-name="L10">
          <text:list-item>
            <text:p text:style-name="P180"><text:span text:style-name="CharStyle12"><text:tab/>He was allowed </text:span><text:span text:style-name="CharStyle25">to utter loud </text:span><text:span text:style-name="CharStyle12">and blasphemous </text:span><text:span text:style-name="CharStyle25">vaunts,</text:span><text:span text:style-name="CharStyle24"> </text:span><text:span text:style-name="CharStyle12">and</text:span></text:p>
          </text:list-item>
        </text:list>
        <text:p text:style-name="P13"><text:span text:style-name="CharStyle12">allowed </text:span><text:span text:style-name="CharStyle25">to exert</text:span><text:span text:style-name="CharStyle24"> </text:span><text:span text:style-name="CharStyle12">authority for two and forty months; so he </text:span><text:span text:style-name="CharStyle23">6 </text:span><text:span text:style-name="CharStyle12">opened his mouth for blasphe­mies against God, to blaspheme his name and his dwelling (that is, the dwellers in heaven). He </text:span><text:span text:style-name="CharStyle16">7 </text:span><text:span text:style-name="CharStyle12">was allowed </text:span><text:span text:style-name="CharStyle25">to wage war on the saints and to conquer them,</text:span><text:span text:style-name="CharStyle24"> </text:span><text:span text:style-name="CharStyle12">and also given authority over every tribe and people and tongue and nation; all dwellers on earth will </text:span><text:span text:style-name="CharStyle23">8 </text:span><text:span text:style-name="CharStyle12">be his worshippers, everyone whose name has not been </text:span><text:span text:style-name="CharStyle25">written </text:span><text:span text:style-name="CharStyle12">from the foundation of the world </text:span><text:span text:style-name="CharStyle25">in the book of Life*</text:span><text:span text:style-name="CharStyle24"> </text:span><text:span text:style-name="CharStyle12">Let any- </text:span><text:span text:style-name="CharStyle23">9 </text:span><text:span text:style-name="CharStyle12">one who has an ear listen:— </text:span><text:span text:style-name="CharStyle25">Whoever is destined for cap-</text:span><text:span text:style-name="CharStyle24"> </text:span><text:span text:style-name="CharStyle12">10 </text:span><text:span text:style-name="CharStyle25">tivity,</text:span></text:p>
        <text:p text:style-name="P88"><text:span text:style-name="CharStyle29">to captivity</text:span><text:span text:style-name="CharStyle31"> </text:span><text:span text:style-name="CharStyle30">he goes: </text:span><text:span text:style-name="CharStyle29">whoever</text:span><text:span text:style-name="CharStyle31"> </text:span><text:span text:style-name="CharStyle30">kills </text:span><text:span text:style-name="CharStyle29">with the sword, by the sword</text:span><text:span text:style-name="CharStyle31"> </text:span><text:span text:style-name="CharStyle30">must he be killed.</text:span></text:p>
        <text:p text:style-name="P13"><text:span text:style-name="CharStyle12">This is what shows the patience and the faith of the saints.</text:span></text:p>
        <text:p text:style-name="P46"><text:span text:style-name="CharStyle12">Then I saw another Beast 11 rising from the land; he had two horns like a lamb, but he spoke like a dragon. He exerts the </text:span><text:span text:style-name="CharStyle23">13 </text:span><text:span text:style-name="CharStyle12">full authority of the first Beast in his presence, causing the earth and its inhabitants to worship the first Beast, whose deadly wound was healed. He per- 13 forms amazing miracles, even making fire descend from heaven on earth in the sight of men, and 14 by dint of the miracles he is al­lowed to perform in presence of the Beast, he seduces dwellers on earth; he bids the dwellers on earth erect a statue to the Beast who lived after being wounded by the sword, and to 15 this statue of the Beast he was allowed to impart the breath of life, so that the statue of the Beast should actually speak. He</text:span></text:p>
        <text:p text:style-name="P44"><text:span text:style-name="CharStyle18">* The words “of the Lamb slain” (toO </text:span><text:span text:style-name="CharStyle43">AqvIou tov</text:span><text:span text:style-name="CharStyle44"> dacpayii^vou) </text:span><text:span text:style-name="CharStyle18">are probably a gloss from xxi. 27. The book of Life elsewhere appears without any such ad­dition.</text:span></text:p>
        <text:p text:style-name="P98"><text:span text:style-name="CharStyle12">has everyone put to death </text:span><text:span text:style-name="CharStyle15">who wiU not worship the statue</text:span><text:span text:style-name="CharStyle12"> of the</text:span></text:p>
        <text:list xml:id="list3093829660236838179" text:style-name="L11">
          <text:list-item>
            <text:p text:style-name="P164"><text:span text:style-name="CharStyle12"><text:tab/>Beast, and he obliges all men, low and high, rich and poor, freemen and slaves alike, to have a mark put upon their right hand</text:span></text:p>
          </text:list-item>
          <text:list-item>
            <text:p text:style-name="P164"><text:span text:style-name="CharStyle12"><text:tab/>or their forehead, so that no one can buy or sell unless he bears the mark, that is, the name of the Beast or the cipher of his</text:span></text:p>
          </text:list-item>
          <text:list-item>
            <text:p text:style-name="P164"><text:span text:style-name="CharStyle12"><text:tab/>name. Now for the gift of in­terpretation! Let the discern­ing calculate the cipher of the Beast; it is the cipher of a man, and the figures are six hundred and sixty-six.</text:span></text:p>
          </text:list-item>
        </text:list>
        <text:p text:style-name="Body_20_text_20__28_2_29__20__2b__20_DropCap5">M<text:span text:style-name="CharStyle12">Then I looked, and there was the Lamb standing on mount Sion, and along with him a hundred and forty-four thou­sand bearing his name and the name of his Father written </text:span><text:span text:style-name="CharStyle15">on </text:span><text:span text:style-name="CharStyle12">2 </text:span><text:span text:style-name="CharStyle15">their foreheads!</text:span><text:span text:style-name="CharStyle12"> And I heard a voice from heaven, </text:span><text:span text:style-name="CharStyle15">like the sound of many waves</text:span><text:span text:style-name="CharStyle12"> and the sound of loud thunder; the voice I heard was like harpists playing </text:span><text:span text:style-name="CharStyle23">3</text:span><text:span text:style-name="CharStyle12"> on their harps; they were </text:span><text:span text:style-name="CharStyle15">sing­ing a new song</text:span><text:span text:style-name="CharStyle12"> before the throne and before the four living Crea­tures and the Presbyters, a song that no one could learn except the hundred and forty-four thou­sand who had been ransomed 4 from earth. They have not been defiled by intercourse with women—they are celibates; they follow the Lamb wherever he goes; they have been ransomed from among men, as the first to be reaped for God and the 5 Lamb. And </text:span><text:span text:style-name="CharStyle15">on their Ups no lie was ever detected;</text:span><text:span text:style-name="CharStyle12"> they are stainless.</text:span></text:p>
        <text:list xml:id="list174010914454540" text:style-name="L10">
          <text:list-item>
            <text:p text:style-name="P142"><text:span text:style-name="CharStyle12"><text:tab/>Then I saw another angel flying in mid-heaven with an eternal gospel for the inhabit­ants of earth, for every nation and tribe and tongue and people; 7 he cried aloud, “Fear God and give him glory, for the hour of his judgment has come; worship him </text:span><text:span text:style-name="CharStyle15">who made heaven and earth, the sea</text:span><text:span text:style-name="CharStyle12"> and the fountains of water.” And another, a second 8 angel, followed, crying, </text:span><text:span text:style-name="CharStyle15">“Fallen, fallen is Babylon the great, who made aU nations drink the wine </text:span><text:span text:style-name="CharStyle12">of the passion of her vice!” They were followed by another, a 9 third angel, crying aloud, “Who­ever worships the Beast and his statue, and lets his forehead or hand be marked, </text:span><text:span text:style-name="CharStyle15">he shall drink</text:span><text:span text:style-name="CharStyle12"> 10 </text:span><text:span text:style-name="CharStyle15">the wine</text:span><text:span text:style-name="CharStyle12"> of God’s passion, </text:span><text:span text:style-name="CharStyle15">poured out untempered in the cup of his anger,</text:span><text:span text:style-name="CharStyle12"> and shall be tortured with </text:span><text:span text:style-name="CharStyle15">fire and brimstone </text:span><text:span text:style-name="CharStyle12">before the holy angels and be­fore the Lamb: </text:span><text:span text:style-name="CharStyle15">the smoke of</text:span><text:span text:style-name="CharStyle12"> n their torture </text:span><text:span text:style-name="CharStyle15">rises for ever</text:span><text:span text:style-name="CharStyle12"> and ever, and they get no rest from it, day and night, these worship­pers of the Beast and his statue, and all who are marked with his name.” This is what shows the </text:span><text:span text:style-name="CharStyle15">12 </text:span><text:span text:style-name="CharStyle12">patience of the saints—those who keep God’s commandments and the faith of Jesus.</text:span></text:p>
          </text:list-item>
        </text:list>
        <text:p text:style-name="P64"><text:span text:style-name="CharStyle12">Then I heard a voice from 13 heaven saying, “Write this: ‘Blessed are the dead who die in the Lord from henceforth! Even so—it is the voice of the Spirit; let them rest from their toils; for what they have done goes with them.’ ”</text:span></text:p>
        <text:p text:style-name="P62"><text:span text:style-name="CharStyle12">Then </text:span><text:span text:style-name="CharStyle15">I looked, and there was</text:span><text:span text:style-name="CharStyle12"> 14 a white cloud, and seated </text:span><text:span text:style-name="CharStyle15">on the cloud One resembling a human being,</text:span><text:span text:style-name="CharStyle12"> a golden crown upon his head and a sharp sickle in his hand. And another angel came 15 out of the temple shouting aloud to him who sat upon the cloud, </text:span><text:span text:style-name="CharStyle15">“Thrust your sickle in</text:span><text:span text:style-name="CharStyle12"> and reap, </text:span><text:span text:style-name="CharStyle15">the time has come to reap, </text:span><text:span text:style-name="CharStyle12">earth’s harvest is now ripe and ready.”</text:span></text:p>
        <text:p text:style-name="P16"><text:span text:style-name="CharStyle12">So he who sat upon the cloud 16</text:span></text:p>
      </text:section>
      <text:section text:style-name="Sect5" text:name="Section9">
        <text:p text:style-name="P184"><draw:frame draw:style-name="fr4" draw:name="23" text:anchor-type="paragraph" svg:x="2.7264in" svg:y="3.0165in" svg:width="0.2634in" svg:height="0.0161in" draw:z-index="6"><draw:image xlink:href="Pictures/10000000000000280000001B9F7257A8.png" xlink:type="simple" xlink:show="embed" xlink:actuate="onLoad"/><draw:contour-polygon svg:width="0.263in" svg:height="0.1799in" svg:viewBox="0 0 668 457" draw:points="0,0 668,0 668,457 0,457" draw:recreate-on-edit="true"/></draw:frame><text:span text:style-name="CharStyle12">swung his sickle over the earth,</text:span></text:p>
        <text:list xml:id="list2783618742366872755" text:style-name="L12">
          <text:list-item>
            <text:p text:style-name="P208"><text:span text:style-name="CharStyle12"><text:tab/>and the earth was reaped. Then another angel came out of the temple, he too with a sharp</text:span></text:p>
          </text:list-item>
          <text:list-item>
            <text:p text:style-name="P190"><text:span text:style-name="CharStyle12"><text:tab/>sickle; and another angel came from the altar—he who has power over fire—and called loudly to the one who had the sharp sickle,</text:span></text:p>
          </text:list-item>
        </text:list>
        <text:p text:style-name="P85"><text:span text:style-name="CharStyle15">“Thrust your sharp sickle in, </text:span><text:span text:style-name="CharStyle12">cull the clusters from the Vine of earth,</text:span></text:p>
        <text:p text:style-name="P14"><text:span text:style-name="CharStyle12">for its grapes are fully ripe.”</text:span></text:p>
        <text:list xml:id="list174026647971101" text:continue-numbering="true" text:style-name="L12">
          <text:list-item>
            <text:p text:style-name="P190"><text:span text:style-name="CharStyle12"><text:tab/>So the angel swung his sickle on the earth and culled the clusters from the Vine of earth, flinging the grapes into the great wine-</text:span></text:p>
          </text:list-item>
          <text:list-item>
            <text:p text:style-name="P199"><text:span text:style-name="CharStyle12"><text:tab/>press of God’s wrath; outside the City </text:span><text:span text:style-name="CharStyle15">was the winepress trodden, </text:span><text:span text:style-name="CharStyle12">and blood gushed out of the winepress as high as a horse’s bridle for the space of two hun­dred miles.</text:span></text:p>
          </text:list-item>
        </text:list>
        <text:p text:style-name="P14"><text:span text:style-name="CharStyle12">Then I saw another por­tent in heaven, great and marvellous: seven angels with seven plagues—the last plagues, for they complete the wrath of</text:span></text:p>
        <text:list xml:id="list197960679303795251" text:style-name="L13">
          <text:list-item>
            <text:p text:style-name="P211"><text:span text:style-name="CharStyle12"><text:tab/>God. I saw what was like a sea of glass mixed with fire, and, standing beside the sea of glass, those who came off conquerors from the Beast and his statue and the cipher of his name; they</text:span></text:p>
          </text:list-item>
          <text:list-item>
            <text:p text:style-name="P134"><text:span text:style-name="CharStyle36"><text:tab/>had harps of God and </text:span><text:span text:style-name="CharStyle35">they were singing the song of Moses the servant of God and</text:span><text:span text:style-name="CharStyle36"> the song of the Lamb—</text:span></text:p>
          </text:list-item>
        </text:list>
        <text:p text:style-name="P101"><text:span text:style-name="CharStyle36">“Great and </text:span><text:span text:style-name="CharStyle35">marvellous are thy deeds,</text:span></text:p>
        <text:p text:style-name="P57"><text:span text:style-name="CharStyle35">Lord God almighty!</text:span></text:p>
        <text:p text:style-name="P83"><text:span text:style-name="CharStyle35">Just and true thy ways,</text:span></text:p>
        <text:p text:style-name="P58"><text:span text:style-name="CharStyle35">O<text:tab/>King of nations!</text:span></text:p>
        <text:list xml:id="list174027634198707" text:continue-numbering="true" text:style-name="L13">
          <text:list-item>
            <text:p text:style-name="P134"><text:span text:style-name="CharStyle35"><text:tab/>Who shall not fear, </text:span><text:span text:style-name="CharStyle39">0</text:span><text:span text:style-name="CharStyle35"> Lord,</text:span></text:p>
          </text:list-item>
        </text:list>
        <text:p text:style-name="P112"><text:span text:style-name="CharStyle36">and </text:span><text:span text:style-name="CharStyle35">glorify thy name?</text:span></text:p>
        <text:p text:style-name="P61"><text:span text:style-name="CharStyle12">For thou alone art </text:span><text:span text:style-name="CharStyle15">holy.</text:span></text:p>
        <text:p text:style-name="P82"><text:span text:style-name="CharStyle36">Yea, </text:span><text:span text:style-name="CharStyle35">all nations shall come and worship before thee, </text:span><text:span text:style-name="CharStyle36">for thy judgments are dis­closed.”</text:span></text:p>
        <text:p text:style-name="P38"><text:span text:style-name="CharStyle12">After that* I looked, the 5 temple of </text:span><text:span text:style-name="CharStyle15">the tabernacle of testi­mony</text:span><text:span text:style-name="CharStyle12"> in heaven was thrown open, and out of the temple came 6 the seven angels with </text:span><text:span text:style-name="CharStyle15">the seven plagues, robed in pure</text:span><text:span text:style-name="CharStyle12"> dazzling </text:span><text:span text:style-name="CharStyle15">linen,</text:span><text:span text:style-name="CharStyle12"> their breasts encircled with golden belts. Then one of the 7 four living Creatures gave the seven angels seven golden bowls full of the wrath of God who lives for ever and ever; and </text:span><text:span text:style-name="CharStyle15">the</text:span><text:span text:style-name="CharStyle12"> 8 </text:span><text:span text:style-name="CharStyle15">temple was filled with smoke from the glory</text:span><text:span text:style-name="CharStyle12"> of God and from his might, </text:span><text:span text:style-name="CharStyle15">nor could anyone enter</text:span><text:span text:style-name="CharStyle12"> the temple till </text:span><text:span text:style-name="CharStyle15">the seven plagues</text:span><text:span text:style-name="CharStyle12"> of the seven angels were over. Then I heard a loud -| </text:span><text:span text:style-name="CharStyle15">sr voice from the temple</text:span><text:span text:style-name="CharStyle12"> tell- J-O ing the seven angels, “Go and </text:span><text:span text:style-name="CharStyle15">pour out</text:span><text:span text:style-name="CharStyle12"> the seven bowls of </text:span><text:span text:style-name="CharStyle15">the wrath</text:span><text:span text:style-name="CharStyle12"> of God </text:span><text:span text:style-name="CharStyle15">on earth.”</text:span></text:p>
        <text:p text:style-name="P38"><text:span text:style-name="CharStyle12">The first went off and poured 2 his bowl upon the land; </text:span><text:span text:style-name="CharStyle15">and </text:span><text:span text:style-name="CharStyle12">noisome, painful </text:span><text:span text:style-name="CharStyle15">ulcers broke out on</text:span><text:span text:style-name="CharStyle12"> those who bore the mark of the Beast and worshipped his statue. The second poured out 3 his bowl upon, the sea; it </text:span><text:span text:style-name="CharStyle15">turned blood</text:span><text:span text:style-name="CharStyle12"> like the blood of a corpse, and every living thing </text:span><text:span text:style-name="CharStyle15">within the sea perished.</text:span><text:span text:style-name="CharStyle12"> The third 4 poured out his bowl upon </text:span><text:span text:style-name="CharStyle15">the rivers</text:span><text:span text:style-name="CharStyle12"> and fountains of water, and </text:span><text:span text:style-name="CharStyle15">they turned blood.</text:span><text:span text:style-name="CharStyle12"> Then I </text:span><text:span text:style-name="CharStyle23">5 </text:span><text:span text:style-name="CharStyle12">heard the angel of the waters cry, </text:span><text:span text:style-name="CharStyle15">“O holy One, who art</text:span><text:span text:style-name="CharStyle12"> and wast, </text:span><text:span text:style-name="CharStyle15">just art thou</text:span><text:span text:style-name="CharStyle12"> in this thy sentence. </text:span><text:span text:style-name="CharStyle15">They poured out</text:span><text:span text:style-name="CharStyle12"> the 6 </text:span><text:span text:style-name="CharStyle15">blood</text:span><text:span text:style-name="CharStyle12"> of saints and prophets, and thou hast given </text:span><text:span text:style-name="CharStyle15">them blood to drink!</text:span><text:span text:style-name="CharStyle12"> As they deserve!” And I </text:span><text:span text:style-name="CharStyle23">7 </text:span><text:span text:style-name="CharStyle12">heard the altar cry,</text:span></text:p>
        <text:p text:style-name="P24"><text:span text:style-name="CharStyle36">“Even so, </text:span><text:span text:style-name="CharStyle35">Lord God almighty: true and just thy sentences of doom!”</text:span></text:p>
        <text:p text:style-name="P15"><text:span text:style-name="CharStyle12">The fourth angel poured out his 8 bowl upon the sun; and the sun</text:span></text:p>
        <text:p text:style-name="P43"><text:span text:style-name="CharStyle18">* That is, after the Interlude of 2-4. The words always denote a fresh phase or stage of the vision.</text:span></text:p>
      </text:section>
      <text:section text:style-name="Sect5" text:name="Section10">
        <text:p text:style-name="P144"><text:span text:style-name="CharStyle12">was allowed to scorch men with</text:span></text:p>
        <text:list xml:id="list5269917299930590853" text:style-name="L14">
          <text:list-item>
            <text:p text:style-name="P212"><text:span text:style-name="CharStyle12"><text:tab/>fire, till men, scorched by the fierce heat, blasphemed the name of the God who had control of these plagues; yet they would not repent and give him glory.</text:span></text:p>
          </text:list-item>
          <text:list-item>
            <text:p text:style-name="P187"><text:span text:style-name="CharStyle12"><text:tab/>The fifth poured out his bowl upon the throne of the Beast; his realm </text:span><text:span text:style-name="CharStyle25">was darkened,</text:span><text:span text:style-name="CharStyle24"> </text:span><text:span text:style-name="CharStyle12">and men gnawed their tongues in</text:span></text:p>
          </text:list-item>
        </text:list>
        <text:p text:style-name="P48"><text:span text:style-name="CharStyle12">n anguish, blaspheming </text:span><text:span text:style-name="CharStyle25">the God of heaven</text:span><text:span text:style-name="CharStyle24"> </text:span><text:span text:style-name="CharStyle12">for their pains and their ulcers, but refusing to repent of</text:span></text:p>
        <text:list xml:id="list4831238094196184669" text:style-name="L15">
          <text:list-item>
            <text:p text:style-name="P209"><text:span text:style-name="CharStyle12"><text:tab/>their doings. The sixth poured out his bowl on </text:span><text:span text:style-name="CharStyle25">the great river Euphrates,</text:span><text:span text:style-name="CharStyle24"> </text:span><text:span text:style-name="CharStyle12">and </text:span><text:span text:style-name="CharStyle25">its waters were dried up</text:span><text:span text:style-name="CharStyle24"> </text:span><text:span text:style-name="CharStyle12">to prepare the way for the kings </text:span><text:span text:style-name="CharStyle25">from the</text:span></text:p>
          </text:list-item>
          <text:list-item>
            <text:p text:style-name="P209"><text:span text:style-name="CharStyle12"><text:tab/></text:span><text:span text:style-name="CharStyle25">east.</text:span><text:span text:style-name="CharStyle24"> </text:span><text:span text:style-name="CharStyle12">Then I saw issuing from the mouth of the dragon and from the mouth of the Beast and from the mouth of the false Prophet, three foul spirits like</text:span></text:p>
          </text:list-item>
          <text:list-item>
            <text:p text:style-name="P191"><text:span text:style-name="CharStyle12"><text:tab/></text:span><text:span text:style-name="CharStyle25">frogs</text:span><text:span text:style-name="CharStyle12">—demon-spirits performing miracles, who come forth to muster the kings of the whole world for battle on the great</text:span></text:p>
          </text:list-item>
          <text:list-item>
            <text:p text:style-name="P191"><text:span text:style-name="CharStyle12"><text:tab/>Day </text:span><text:span text:style-name="CharStyle25">of almighty God.</text:span><text:span text:style-name="CharStyle24"> </text:span><text:span text:style-name="CharStyle12">(Lo, I am coming like a thief; blessed be he who keeps awake and holds his raiment fast, not to go naked and have the shame of ex-</text:span></text:p>
          </text:list-item>
          <text:list-item>
            <text:p text:style-name="P191"><text:span text:style-name="CharStyle12"><text:tab/>posure!) * They were mustered at the spot called (in Hebrew)</text:span></text:p>
          </text:list-item>
          <text:list-item>
            <text:p text:style-name="P191"><text:span text:style-name="CharStyle12"><text:tab/>Harmagedon. The seventh angel poured out Ms bowl in the air; then came a loud </text:span><text:span text:style-name="CharStyle25">voice out of the temple</text:span><text:span text:style-name="CharStyle24"> </text:span><text:span text:style-name="CharStyle12">of heaven from the throne, crying, “All is over!”</text:span></text:p>
          </text:list-item>
          <text:list-item>
            <text:p text:style-name="P126"><text:span text:style-name="CharStyle30"><text:tab/>—followed by </text:span><text:span text:style-name="CharStyle29">flashes of light­ning, loud blasts, peals of thun­der,</text:span><text:span text:style-name="CharStyle31"> </text:span><text:span text:style-name="CharStyle30">and a mighty earthquake, </text:span><text:span text:style-name="CharStyle29">the like of which never was since man lived on earth,</text:span><text:span text:style-name="CharStyle31"> </text:span><text:span text:style-name="CharStyle30">such a</text:span></text:p>
          </text:list-item>
          <text:list-item>
            <text:p text:style-name="P191"><text:span text:style-name="CharStyle12"><text:tab/>mighty earthquake it was; the great City was shattered in three parts, the cities of the na­tions fell, and God remembered</text:span></text:p>
          </text:list-item>
        </text:list>
        <text:p text:style-name="P23"><text:span text:style-name="CharStyle18">* Ver. 15 interrupts the sequence of</text:span></text:p>
        <text:p text:style-name="P22"><text:span text:style-name="CharStyle18">thought; it is either a gloss or misplaced,</text:span></text:p>
        <text:p text:style-name="P22"><text:span text:style-name="CharStyle18">perhaps from the third verse of the third</text:span></text:p>
        <text:p text:style-name="P51"><text:span text:style-name="CharStyle18">chapter.</text:span></text:p>
        <text:p text:style-name="P13"><text:span text:style-name="CharStyle12">to give </text:span><text:span text:style-name="CharStyle25">Babylon the great the cup of the vine of the passion</text:span><text:span text:style-name="CharStyle24"> </text:span><text:span text:style-name="CharStyle12">of his wrath. Every island flew away, 20 the mountains disappeared, </text:span><text:span text:style-name="CharStyle25">and</text:span><text:span text:style-name="CharStyle24"> </text:span><text:span text:style-name="CharStyle12">21 </text:span><text:span text:style-name="CharStyle25">huge hailstones</text:span><text:span text:style-name="CharStyle24"> </text:span><text:span text:style-name="CharStyle12">fell from heaven on men, till men blasphemed God for the plague of the hail— for </text:span><text:span text:style-name="CharStyle25">fearful</text:span><text:span text:style-name="CharStyle24"> </text:span><text:span text:style-name="CharStyle12">was the plague of it.</text:span></text:p>
        <text:p text:style-name="P37"><text:span text:style-name="CharStyle12">Then came one of the "| </text:span><text:span text:style-name="CharStyle15">rj </text:span><text:span text:style-name="CharStyle12">seven angels with the seven • plagues and spoke to me, saying, “Come and I will show you the doom of the great Harlot who is seated on </text:span><text:span text:style-name="CharStyle25">many waters, with</text:span><text:span text:style-name="CharStyle24"> </text:span><text:span text:style-name="CharStyle12">2 </text:span><text:span text:style-name="CharStyle25">whom the kings of earth have committed vice,</text:span><text:span text:style-name="CharStyle24"> </text:span><text:span text:style-name="CharStyle12">and the dwellers on </text:span><text:span text:style-name="CharStyle25">earth have been drunk with the wine</text:span><text:span text:style-name="CharStyle24"> </text:span><text:span text:style-name="CharStyle12">of her vice.” So he 3 bore me away rapt in the Spirit to the desert, and there I saw a woman sitting on </text:span><text:span text:style-name="CharStyle25">a</text:span><text:span text:style-name="CharStyle24"> </text:span><text:span text:style-name="CharStyle12">scarlet </text:span><text:span text:style-name="CharStyle25">Beast </text:span><text:span text:style-name="CharStyle12">covered with blasphemous titles; it had seven heads and </text:span><text:span text:style-name="CharStyle25">ten horns. </text:span><text:span text:style-name="CharStyle12">The woman was clad in purple 4 and scarlet, her ornaments were of gold and precious stones and pearls, in her hand was </text:span><text:span text:style-name="CharStyle25">a golden cup</text:span><text:span text:style-name="CharStyle24"> </text:span><text:span text:style-name="CharStyle12">full of all earth’s abomina­tions and impurities of vice, and 5 on her forehead a name was written by way of symbol, “Babylon the great, the mother of harlots and of all abomina­tions on earth.”</text:span></text:p>
        <text:list xml:id="list5141501905949058312" text:style-name="L16">
          <text:list-item>
            <text:p text:style-name="P218"><text:span text:style-name="CharStyle12"><text:tab/>saw that the woman was </text:span><text:span text:style-name="CharStyle23">6 </text:span><text:span text:style-name="CharStyle12">drunk with the blood of the saints and the blood of the wit­nesses of Jesus; and as I looked at her I marvelled greatly. But </text:span><text:span text:style-name="CharStyle23">7 </text:span><text:span text:style-name="CharStyle12">the angel said to me, “Why mar­vel? I will explain to you the mystery of the woman, and of the Beast with the seven heads and the ten horns who carries her. </text:span><text:span text:style-name="CharStyle25">The Beast</text:span><text:span text:style-name="CharStyle24"> </text:span><text:span text:style-name="CharStyle12">you have seen </text:span><text:span text:style-name="CharStyle23">8 </text:span><text:span text:style-name="CharStyle12">■was, is not, but is to </text:span><text:span text:style-name="CharStyle25">rise from the abyss</text:span><text:span text:style-name="CharStyle12">—yet to perdition he shall go—and the dwellers on earth will wonder (all whose names have not been </text:span><text:span text:style-name="CharStyle25">written </text:span><text:span text:style-name="CharStyle12">from the foundation of the world</text:span></text:p>
          </text:list-item>
        </text:list>
      </text:section>
      <text:section text:style-name="Sect5" text:name="Section11">
        <text:p text:style-name="P145"><draw:frame draw:style-name="fr5" draw:name="24" text:anchor-type="paragraph" svg:x="2.7299in" svg:y="5.9366in" svg:width="0.2665in" svg:height="0.0161in" draw:z-index="7"><draw:image xlink:href="Pictures/10000000000000280000001A2E598EAA.png" xlink:type="simple" xlink:show="embed" xlink:actuate="onLoad"/><draw:contour-polygon svg:width="0.2665in" svg:height="0.1728in" svg:viewBox="0 0 677 439" draw:points="0,0 677,0 677,439 0,439" draw:recreate-on-edit="true"/></draw:frame><text:span text:style-name="CharStyle15">in the book of Life),</text:span><text:span text:style-name="CharStyle12"> when they see how the Beast was, is not, </text:span><text:span text:style-name="CharStyle23">9</text:span><text:span text:style-name="CharStyle12"> but is coming. Now for the in­terpretation of the discerning mind! The seven heads are seven hills, on which the woman</text:span></text:p>
        <text:list xml:id="list174010318808426" text:style-name="L8">
          <text:list-item>
            <text:p text:style-name="P169"><text:span text:style-name="CharStyle12"><text:tab/>is seated: also, they are seven kings, of whom five have fallen, one is living, and the other has not arrived yet—and when he does arrive, he is only to stay a</text:span></text:p>
          </text:list-item>
          <text:list-item>
            <text:p text:style-name="P169"><text:span text:style-name="CharStyle12"><text:tab/>little while. As for the Beast which was and is not, he is an eighth head: he belongs to the seven, and to perdition he shall</text:span></text:p>
          </text:list-item>
          <text:list-item>
            <text:p text:style-name="P169"><text:span text:style-name="CharStyle12"><text:tab/>go. </text:span><text:span text:style-name="CharStyle15">As for the ten horns</text:span><text:span text:style-name="CharStyle12"> you have seen, </text:span><text:span text:style-name="CharStyle15">they are ten kings </text:span><text:span text:style-name="CharStyle12">who have no royal power as yet, but receive royal authority for an hour along with the Beast;</text:span></text:p>
          </text:list-item>
          <text:list-item>
            <text:p text:style-name="P169"><text:span text:style-name="CharStyle12"><text:tab/>they are of one mind, and they confer their power and authority</text:span></text:p>
          </text:list-item>
          <text:list-item>
            <text:p text:style-name="P169"><text:span text:style-name="CharStyle12"><text:tab/>upon the Beast. They shall wage war on the Lamb, but the Lamb will conquer them be­cause he is </text:span><text:span text:style-name="CharStyle15">Lord of lords and King of kings</text:span><text:span text:style-name="CharStyle12">—-the Lamb and the elect, the chosen, the faithful who are with him.”</text:span></text:p>
          </text:list-item>
          <text:list-item>
            <text:p text:style-name="P177"><text:span text:style-name="CharStyle12"><text:tab/>He told me, </text:span><text:span text:style-name="CharStyle15">“The waters</text:span><text:span text:style-name="CharStyle12"> you saw, on which the harlot is seated, are peoples and hosts, na-</text:span></text:p>
          </text:list-item>
          <text:list-item>
            <text:p text:style-name="P165"><text:span text:style-name="CharStyle12"><text:tab/>tions and tongues. As for the ten horns you have seen, they and the Beast will hate the har­lot, lay her waste, and strip her naked, devouring her flesh and</text:span></text:p>
          </text:list-item>
          <text:list-item>
            <text:p text:style-name="P165"><text:span text:style-name="CharStyle12"><text:tab/>burning her with fire, for God has put it into their hearts to execute his purpose, by having one mind and by conferring their royal power upon the Beast, until the</text:span></text:p>
          </text:list-item>
          <text:list-item>
            <text:p text:style-name="P169"><text:span text:style-name="CharStyle12"><text:tab/>words of God are fulfilled. As for the woman you have seen, she is the great City which reigns over </text:span><text:span text:style-name="CharStyle15">the kings of the earth.”</text:span></text:p>
          </text:list-item>
        </text:list>
        <text:p text:style-name="P25"><text:span text:style-name="CharStyle12">After that I saw another angel descend from heaven, great in might; his radiance lit 2 up the earth, and with a strong voice he shouted aloud,</text:span></text:p>
        <text:p text:style-name="P50"><text:span text:style-name="CharStyle35">“Fallen, fallen is Babylon the greatl</text:span><text:span text:style-name="CharStyle36">—</text:span></text:p>
        <text:p text:style-name="P13"><text:span text:style-name="CharStyle15">a haunt of demons</text:span><text:span text:style-name="CharStyle12"> now, the den of all foul spirits, a cage for every foul and loath­some bird:</text:span></text:p>
        <text:p text:style-name="P49"><text:span text:style-name="CharStyle12">for </text:span><text:span text:style-name="CharStyle15">all nations have drunk the</text:span><text:span text:style-name="CharStyle12"> 3 </text:span><text:span text:style-name="CharStyle15">wine</text:span><text:span text:style-name="CharStyle12"> of the passion of her vice,</text:span></text:p>
        <text:p text:style-name="P13"><text:span text:style-name="CharStyle15">the kings of earth have com­mitted, vice with her, </text:span><text:span text:style-name="CharStyle12">and by the wealth of her wan­tonness earth’s traders have grown rich.”</text:span></text:p>
        <text:p text:style-name="P49"><text:span text:style-name="CharStyle12">And I heard another voice from 4 heaven crying,</text:span></text:p>
        <text:p text:style-name="P13"><text:span text:style-name="CharStyle15">“Come out of her, O my people, </text:span><text:span text:style-name="CharStyle12">that you share not her sins, that you partake not of her plagues:</text:span></text:p>
        <text:p text:style-name="P50"><text:span text:style-name="CharStyle36">for </text:span><text:span text:style-name="CharStyle35">high as heaven</text:span><text:span text:style-name="CharStyle36"> her sins are 5 </text:span><text:span text:style-name="CharStyle35">heaped,</text:span></text:p>
        <text:p text:style-name="P49"><text:span text:style-name="CharStyle12">and God calls her misdeeds to reckoning.</text:span></text:p>
        <text:p text:style-name="P50"><text:span text:style-name="CharStyle35">Render to her what she ren-</text:span><text:span text:style-name="CharStyle36"> 6 </text:span><text:span text:style-name="CharStyle35">dered to others,</text:span></text:p>
        <text:p text:style-name="P50"><text:span text:style-name="CharStyle36">aye, double the doom </text:span><text:span text:style-name="CharStyle35">for all she has done;</text:span></text:p>
        <text:p text:style-name="P13"><text:span text:style-name="CharStyle12">mix her the draught double in the cup she mixed for others.</text:span></text:p>
        <text:p text:style-name="P49"><text:span text:style-name="CharStyle12">As she gloried and played the 7 wanton,</text:span></text:p>
        <text:p text:style-name="P49"><text:span text:style-name="CharStyle12">so give her like measure of tor­ture and tears.</text:span></text:p>
        <text:p text:style-name="P50"><text:span text:style-name="CharStyle36">Since </text:span><text:span text:style-name="CharStyle35">in her heart she vaunts, ‘A queen I sit,</text:span></text:p>
        <text:p text:style-name="P50"><text:span text:style-name="CharStyle35">no widow I, tears </text:span><text:span text:style-name="CharStyle39">1</text:span><text:span text:style-name="CharStyle35"> shall never know,’</text:span></text:p>
        <text:p text:style-name="P49"><text:span text:style-name="CharStyle12">so shall her plagues </text:span><text:span text:style-name="CharStyle15">fall in a</text:span><text:span text:style-name="CharStyle12"> 8 </text:span><text:span text:style-name="CharStyle15">single day,</text:span></text:p>
        <text:p text:style-name="P13"><text:span text:style-name="CharStyle12">pestilence, tears, and famine: she shall be burnt with fire— for </text:span><text:span text:style-name="CharStyle15">strong is God the Lord her judge.</text:span></text:p>
        <text:p text:style-name="P67"><text:span text:style-name="CharStyle15">And the kings of earth who</text:span><text:span text:style-name="CharStyle12"> </text:span><text:span text:style-name="CharStyle23">9 </text:span><text:span text:style-name="CharStyle15">committed vice</text:span><text:span text:style-name="CharStyle12"> and wantoned </text:span><text:span text:style-name="CharStyle15">with her shall weep and wail </text:span><text:span text:style-name="CharStyle12">over her, as they watch the smoke of her burning; far off, for 10 fear of her torture, shall they stand, crying,</text:span></text:p>
        <text:p text:style-name="P221"><text:span text:style-name="CharStyle12">‘Woe and alas, thou </text:span><text:span text:style-name="CharStyle25">great</text:span><text:span text:style-name="CharStyle24"> </text:span><text:span text:style-name="CharStyle12">city!</text:span></text:p>
        <text:p text:style-name="P114"><text:span text:style-name="CharStyle29">thou strong city of Babylon!</text:span></text:p>
        <text:p text:style-name="P76"><text:span text:style-name="CharStyle12">In one brief hour thy doom has come.’</text:span></text:p>
        <text:list xml:id="list174010787699803" text:style-name="L14">
          <text:list-item>
            <text:p text:style-name="P213"><text:span text:style-name="CharStyle12"><text:tab/>And the </text:span><text:span text:style-name="CharStyle25">traders</text:span><text:span text:style-name="CharStyle24"> </text:span><text:span text:style-name="CharStyle12">of earth shall </text:span><text:span text:style-name="CharStyle25">weep and wail</text:span><text:span text:style-name="CharStyle24"> </text:span><text:span text:style-name="CharStyle12">over her; for now there is none to buy their</text:span></text:p>
          </text:list-item>
          <text:list-item>
            <text:p text:style-name="P187"><text:span text:style-name="CharStyle12"><text:tab/>freights, freights of gold, silver, jewels, pearls, fine linen, purples, silk, scarlet stuff, all sorts of cit­ron wood and ivory wares, all articles of costly wood, of bronze,</text:span></text:p>
          </text:list-item>
          <text:list-item>
            <text:p text:style-name="P187"><text:span text:style-name="CharStyle12"><text:tab/>of iron and of marble, with cin­namon, balsam, spices, myrrh, frankincense, wines, olive-oil, fine flour and wheat, with cattle, sheep, horses, carriages, slaves,</text:span></text:p>
          </text:list-item>
        </text:list>
        <text:list xml:id="list174011207515075" text:style-name="L9">
          <text:list-item>
            <text:p text:style-name="P197"><text:span text:style-name="CharStyle12"><text:tab/>and </text:span><text:span text:style-name="CharStyle25">the souls of men*</text:span><text:span text:style-name="CharStyle24"> </text:span><text:span text:style-name="CharStyle12">The </text:span><text:span text:style-name="CharStyle25">traders</text:span><text:span text:style-name="CharStyle24"> </text:span><text:span text:style-name="CharStyle12">in these wares, who made rich profits from her, shall stand far off for fear of her tor­ture, </text:span><text:span text:style-name="CharStyle25">weeping and wailing:</text:span></text:p>
          </text:list-item>
          <text:list-item>
            <text:p text:style-name="P214"><text:span text:style-name="CharStyle12"><text:tab/>‘Woe and alas, for the great</text:span></text:p>
          </text:list-item>
        </text:list>
        <text:p text:style-name="P60"><text:span text:style-name="CharStyle12">city,</text:span></text:p>
        <text:p text:style-name="P76"><text:span text:style-name="CharStyle12">robed in linen, in purple and scarlet,</text:span></text:p>
        <text:p text:style-name="P76"><text:span text:style-name="CharStyle12">her ornaments of gold, of jewels and of pearl!</text:span></text:p>
        <text:list xml:id="list174026564016491" text:continue-numbering="true" text:style-name="L9">
          <text:list-item>
            <text:p text:style-name="P214"><text:span text:style-name="CharStyle12"><text:tab/>And all this splendour laid</text:span></text:p>
          </text:list-item>
        </text:list>
        <text:p text:style-name="P60"><text:span text:style-name="CharStyle12">waste in a single hour!’</text:span></text:p>
        <text:p text:style-name="P115"><text:span text:style-name="CharStyle12">And all </text:span><text:span text:style-name="CharStyle25">shipmasters</text:span><text:span text:style-name="CharStyle24"> </text:span><text:span text:style-name="CharStyle12">and sea­faring folk, </text:span><text:span text:style-name="CharStyle25">sailors and all whose </text:span><text:span text:style-name="CharStyle12">business lies </text:span><text:span text:style-name="CharStyle25">upon the sea, stood </text:span><text:span text:style-name="CharStyle12">far off as they watched the</text:span></text:p>
        <text:list xml:id="list174027322448090" text:continue-numbering="true" text:style-name="L9">
          <text:list-item>
            <text:p text:style-name="P188"><text:span text:style-name="CharStyle12"><text:tab/>smoke of her burning, crying, </text:span><text:span text:style-name="CharStyle25">‘What</text:span><text:span text:style-name="CharStyle24"> </text:span><text:span text:style-name="CharStyle12">city </text:span><text:span text:style-name="CharStyle25">was like</text:span><text:span text:style-name="CharStyle24"> </text:span><text:span text:style-name="CharStyle12">the great</text:span></text:p>
          </text:list-item>
          <text:list-item>
            <text:p text:style-name="P127"><text:span text:style-name="CharStyle30"><text:tab/>City?’ </text:span><text:span text:style-name="CharStyle29">They threw dust on their heads and cried, as they wept and wailed,</text:span></text:p>
          </text:list-item>
        </text:list>
        <text:p text:style-name="P76"><text:span text:style-name="CharStyle12">‘Woe and alas, for the great City,</text:span></text:p>
        <text:p text:style-name="P77"><text:span text:style-name="CharStyle30">where </text:span><text:span text:style-name="CharStyle29">all shipmen made rich profit by</text:span><text:span text:style-name="CharStyle31"> </text:span><text:span text:style-name="CharStyle30">her </text:span><text:span text:style-name="CharStyle29">treasures!</text:span></text:p>
        <text:p text:style-name="P115"><text:span text:style-name="CharStyle25">Gone, gone</text:span><text:span text:style-name="CharStyle24"> </text:span><text:span text:style-name="CharStyle12">in a single hour!’</text:span></text:p>
        <text:list xml:id="list174026801952448" text:continue-numbering="true" text:style-name="L9">
          <text:list-item>
            <text:p text:style-name="P124"><text:span text:style-name="CharStyle30"><text:tab/></text:span><text:span text:style-name="CharStyle29">O heaven, rejoice</text:span><text:span text:style-name="CharStyle31"> </text:span><text:span text:style-name="CharStyle30">over her!</text:span></text:p>
          </text:list-item>
        </text:list>
        <text:p text:style-name="P76"><text:span text:style-name="CharStyle12">Saints, apostles, prophets, re­joice!</text:span></text:p>
        <text:p text:style-name="P78"><text:span text:style-name="CharStyle25">For</text:span><text:span text:style-name="CharStyle24"> </text:span><text:span text:style-name="CharStyle12">God </text:span><text:span text:style-name="CharStyle25">has avenged</text:span><text:span text:style-name="CharStyle24"> </text:span><text:span text:style-name="CharStyle12">you on her now.”</text:span></text:p>
        <text:p text:style-name="P20"><text:span text:style-name="CharStyle18">* Ver. 14 has been misplaced from its</text:span></text:p>
        <text:p text:style-name="P52"><text:span text:style-name="CharStyle18">original position in ver. 23.</text:span></text:p>
        <text:p text:style-name="P63"><text:span text:style-name="CharStyle12">Then a strong angel lifted </text:span><text:span text:style-name="CharStyle25">a</text:span><text:span text:style-name="CharStyle24"> </text:span><text:span text:style-name="CharStyle12">21 </text:span><text:span text:style-name="CharStyle25">boulder</text:span><text:span text:style-name="CharStyle24"> </text:span><text:span text:style-name="CharStyle12">like a huge millstone </text:span><text:span text:style-name="CharStyle25">and flung it into</text:span><text:span text:style-name="CharStyle24"> </text:span><text:span text:style-name="CharStyle12">the sea, </text:span><text:span text:style-name="CharStyle25">crying,</text:span></text:p>
        <text:p text:style-name="P111"><text:span text:style-name="CharStyle30">“So shall </text:span><text:span text:style-name="CharStyle29">the great</text:span><text:span text:style-name="CharStyle31"> </text:span><text:span text:style-name="CharStyle30">city, </text:span><text:span text:style-name="CharStyle29">Baby­lon,</text:span><text:span text:style-name="CharStyle31"> </text:span><text:span text:style-name="CharStyle30">be hurled down, hurt­ling, </text:span><text:span text:style-name="CharStyle29">and never be seen any more:</text:span></text:p>
        <text:p text:style-name="P80"><text:span text:style-name="CharStyle25">and the sound of</text:span><text:span text:style-name="CharStyle24"> </text:span><text:span text:style-name="CharStyle12">harpists, </text:span><text:span text:style-name="CharStyle25">min-</text:span><text:span text:style-name="CharStyle24"> </text:span><text:span text:style-name="CharStyle12">22 </text:span><text:span text:style-name="CharStyle25">strels,</text:span><text:span text:style-name="CharStyle24"> </text:span><text:span text:style-name="CharStyle12">flute-players, and trumpeters</text:span></text:p>
        <text:p text:style-name="P117"><text:span text:style-name="CharStyle29">shall never be heard in thee more:</text:span></text:p>
        <text:p text:style-name="P94"><text:span text:style-name="CharStyle30">and craftsmen of any craft </text:span><text:span text:style-name="CharStyle29">shall never be found in thee more:</text:span></text:p>
        <text:p text:style-name="P96"><text:span text:style-name="CharStyle25">and the sound of the millstone </text:span><text:span text:style-name="CharStyle12">shall never be heard in thee more:</text:span></text:p>
        <text:p text:style-name="P95"><text:span text:style-name="CharStyle29">and the light of a lamp</text:span><text:span text:style-name="CharStyle31"><text:tab/></text:span><text:span text:style-name="CharStyle30">23</text:span></text:p>
        <text:p text:style-name="P118"><text:span text:style-name="CharStyle12">shall never be seen in thee more:</text:span></text:p>
        <text:p text:style-name="P94"><text:span text:style-name="CharStyle29">and the voice of the bride­groom and bride </text:span><text:span text:style-name="CharStyle30">shall never be heard in thee more.</text:span></text:p>
        <text:p text:style-name="P80"><text:span text:style-name="CharStyle12">Vanished the ripe fruit of thy 14 soul’s desire!</text:span></text:p>
        <text:p text:style-name="P80"><text:span text:style-name="CharStyle12">Perished thy luxury and splen­dour!—</text:span></text:p>
        <text:p text:style-name="P100"><text:span text:style-name="CharStyle12">never again to be seen.</text:span></text:p>
        <text:p text:style-name="P81"><text:span text:style-name="CharStyle30">For </text:span><text:span text:style-name="CharStyle29">the magnates of earth</text:span><text:span text:style-name="CharStyle31"> </text:span><text:span text:style-name="CharStyle30">23 were thy </text:span><text:span text:style-name="CharStyle29">traders;</text:span></text:p>
        <text:p text:style-name="P80"><text:span text:style-name="CharStyle12">all nations were seduced </text:span><text:span text:style-name="CharStyle25">by thy magic spells.</text:span></text:p>
        <text:p text:style-name="P80"><text:span text:style-name="CharStyle12">And in her Was found the blood 24 of prophets and saints,</text:span></text:p>
        <text:p text:style-name="P81"><text:span text:style-name="CharStyle29">of all who were slain upon earth.”</text:span></text:p>
        <text:p text:style-name="P63"><text:span text:style-name="CharStyle12">After that I heard what "I Q was like the shout of a great host in heaven, crying,</text:span></text:p>
        <text:p text:style-name="P110"><text:span text:style-name="CharStyle25">“Hallelujah!</text:span><text:span text:style-name="CharStyle24"> </text:span><text:span text:style-name="CharStyle12">salvation and glory and power are our God’s!</text:span></text:p>
        <text:p text:style-name="P81"><text:span text:style-name="CharStyle29">True and just are his sentences</text:span><text:span text:style-name="CharStyle31"> </text:span><text:span text:style-name="CharStyle30">2 </text:span><text:span text:style-name="CharStyle29">of doom;</text:span></text:p>
        <text:p text:style-name="P100"><text:span text:style-name="CharStyle12">he has doomed the great Harlot who destroyed earth with her vice, </text:span><text:span text:style-name="CharStyle25">he has avenged on her the blood of</text:span><text:span text:style-name="CharStyle24"> </text:span><text:span text:style-name="CharStyle12">his servants.”</text:span></text:p>
        <text:list xml:id="list8631651501510146164" text:style-name="L17">
          <text:list-item>
            <text:p text:style-name="P202"><text:span text:style-name="CharStyle12"><text:tab/>Again they repeated,</text:span></text:p>
          </text:list-item>
        </text:list>
        <text:p text:style-name="P93"><text:span text:style-name="CharStyle29">“Hallelujah! And the smoke of her goes up for ever and everr</text:span></text:p>
        <text:list xml:id="list174026553994439" text:continue-numbering="true" text:style-name="L17">
          <text:list-item>
            <text:p text:style-name="P215"><text:span text:style-name="CharStyle12"><text:tab/>Then the four and twenty Pres­byters and the four living Crea­tures fell down and worshipped God who is </text:span><text:span text:style-name="CharStyle25">seated on the throne, </text:span><text:span text:style-name="CharStyle12">crying, “So be it, </text:span><text:span text:style-name="CharStyle25">hallelujah!”</text:span></text:p>
          </text:list-item>
          <text:list-item>
            <text:p text:style-name="P215"><text:soft-page-break/><text:span text:style-name="CharStyle12"><text:tab/>And a voice came from the throne,</text:span></text:p>
          </text:list-item>
        </text:list>
        <text:p text:style-name="P77"><text:span text:style-name="CharStyle29">“Extol</text:span><text:span text:style-name="CharStyle31"> </text:span><text:span text:style-name="CharStyle30">our God, </text:span><text:span text:style-name="CharStyle29">all ye his serv­ants,</text:span></text:p>
        <text:p text:style-name="P77"><text:span text:style-name="CharStyle29">ye who reverence Mm, low and high!”</text:span></text:p>
        <text:list xml:id="list174027629714406" text:continue-numbering="true" text:style-name="L17">
          <text:list-item>
            <text:p text:style-name="P216"><text:span text:style-name="CharStyle12"><text:tab/>Then I heard a cry </text:span><text:span text:style-name="CharStyle25">like the shout of a</text:span><text:span text:style-name="CharStyle24"> </text:span><text:span text:style-name="CharStyle12">great </text:span><text:span text:style-name="CharStyle25">host</text:span><text:span text:style-name="CharStyle24"> </text:span><text:span text:style-name="CharStyle12">and the </text:span><text:span text:style-name="CharStyle25">sound of many waves</text:span><text:span text:style-name="CharStyle24"> </text:span><text:span text:style-name="CharStyle12">and the roar of heavy thunder—</text:span></text:p>
          </text:list-item>
        </text:list>
        <text:p text:style-name="P77"><text:span text:style-name="CharStyle29">“Hallelujah! now the Lord</text:span><text:span text:style-name="CharStyle31"> </text:span><text:span text:style-name="CharStyle30">our God </text:span><text:span text:style-name="CharStyle29">almighty reigns!</text:span></text:p>
        <text:list xml:id="list174026161925442" text:continue-numbering="true" text:style-name="L17">
          <text:list-item>
            <text:p text:style-name="P128"><text:span text:style-name="CharStyle29"><text:tab/>Let us rejoice and triumph,</text:span></text:p>
          </text:list-item>
        </text:list>
        <text:p text:style-name="P92"><text:span text:style-name="CharStyle12">let us give him the glory!</text:span></text:p>
        <text:p text:style-name="P92"><text:span text:style-name="CharStyle12">For now comes the marriage of</text:span></text:p>
        <text:p text:style-name="P60"><text:span text:style-name="CharStyle12">the Lamb;</text:span></text:p>
        <text:p text:style-name="P92"><text:span text:style-name="CharStyle12">his bride has arrayed herself.</text:span></text:p>
        <text:list xml:id="list174026081955858" text:continue-numbering="true" text:style-name="L17">
          <text:list-item>
            <text:p text:style-name="P216"><text:span text:style-name="CharStyle12"><text:tab/>Yea, she is allowed to put on fine linen, dazzling white” (the white linen is the righteous con-</text:span></text:p>
          </text:list-item>
          <text:list-item>
            <text:p text:style-name="P215"><text:span text:style-name="CharStyle12"><text:tab/>duct of the saints). Then I was told, “Write this:—‘Blessed are those who have been called to the marriage-banquet of the Lamb!”’ The angel also told me, “These are genuine words of</text:span></text:p>
          </text:list-item>
          <text:list-item>
            <text:p text:style-name="P210"><text:span text:style-name="CharStyle12"><text:tab/>God.” Then I fell before Ms feet to worsMp him; but he said to me, “No, never that! I am but a servant like yourself and your brothers, who hold the tes­timony of Jesus. Worship God” (for the testimony borne by Jesus is the breath of all prophecy).</text:span></text:p>
          </text:list-item>
          <text:list-item>
            <text:p text:style-name="P128"><text:span text:style-name="CharStyle31"><text:tab/></text:span><text:span text:style-name="CharStyle29">Then I saw heaven open</text:span></text:p>
          </text:list-item>
        </text:list>
        <text:p text:style-name="P60"><text:span text:style-name="CharStyle12">wide—</text:span></text:p>
        <text:p text:style-name="P92"><text:span text:style-name="CharStyle12">and there was a white horse!</text:span></text:p>
        <text:p text:style-name="P92"><text:span text:style-name="CharStyle12">His rider is faithful and true,</text:span></text:p>
        <text:p text:style-name="P77"><text:span text:style-name="CharStyle30">yea, </text:span><text:span text:style-name="CharStyle29">just are his judgments </text:span><text:span text:style-name="CharStyle30">and his warfare;</text:span></text:p>
        <text:p text:style-name="P79"><text:span text:style-name="CharStyle25">his eyes are a</text:span><text:span text:style-name="CharStyle24"> </text:span><text:span text:style-name="CharStyle12">flame of </text:span><text:span text:style-name="CharStyle25">fire,</text:span><text:span text:style-name="CharStyle24"> </text:span><text:span text:style-name="CharStyle12">12 on his head are many diadems, he bears a written name wMch none knows but himself.</text:span></text:p>
        <text:p text:style-name="P34"><text:span text:style-name="CharStyle12">He is clad in a robe dipped in 13 blood</text:span></text:p>
        <text:p text:style-name="P35"><text:span text:style-name="CharStyle48">(Ms </text:span><text:span text:style-name="CharStyle47">name </text:span><text:span text:style-name="CharStyle48">is </text:span><text:span text:style-name="CharStyle47">called </text:span><text:span text:style-name="CharStyle49">the logos op god),</text:span></text:p>
        <text:p text:style-name="P79"><text:span text:style-name="CharStyle12">and the troops of heaven fol- 14 low Mm on wMte horses, arrayed in pure wMte linen.</text:span></text:p>
        <text:p text:style-name="P34"><text:span text:style-name="CharStyle12">A sharp sword issues </text:span><text:span text:style-name="CharStyle25">from his</text:span><text:span text:style-name="CharStyle24"> </text:span><text:span text:style-name="CharStyle12">15 </text:span><text:span text:style-name="CharStyle25">Ups,</text:span><text:span text:style-name="CharStyle24"> </text:span><text:span text:style-name="CharStyle12">wherewith to </text:span><text:span text:style-name="CharStyle25">smite the nations;</text:span></text:p>
        <text:p text:style-name="P33"><text:span text:style-name="CharStyle29">he </text:span><text:span text:style-name="CharStyle50">will</text:span><text:span text:style-name="CharStyle29"> shepherd them with an iron fail,</text:span></text:p>
        <text:p text:style-name="P33"><text:span text:style-name="CharStyle30">and </text:span><text:span text:style-name="CharStyle29">trample the winepress</text:span><text:span text:style-name="CharStyle31"> </text:span><text:span text:style-name="CharStyle30">of the passion of the wrath </text:span><text:span text:style-name="CharStyle29">of God almighty.</text:span></text:p>
        <text:p text:style-name="P34"><text:span text:style-name="CharStyle12">And on his robe, upon Ms 16 thigh, his name is written,</text:span></text:p>
        <text:p text:style-name="P36"><text:span text:style-name="CharStyle47">KING OP KINGS AND LORD OP LORDS.</text:span></text:p>
        <text:p text:style-name="P40"><text:span text:style-name="CharStyle12">Then I saw an angel standing 17 in the sun, who shouted aloud to </text:span><text:span text:style-name="CharStyle25">all birds that fly</text:span><text:span text:style-name="CharStyle24"> </text:span><text:span text:style-name="CharStyle12">in mid-heaven, </text:span><text:span text:style-name="CharStyle25">“Come, gather for the</text:span><text:span text:style-name="CharStyle24"> </text:span><text:span text:style-name="CharStyle12">great </text:span><text:span text:style-name="CharStyle25">ban­quet</text:span><text:span text:style-name="CharStyle24"> </text:span><text:span text:style-name="CharStyle12">of God, </text:span><text:span text:style-name="CharStyle25">to devour</text:span><text:span text:style-name="CharStyle24"> </text:span><text:span text:style-name="CharStyle12">the flesh 18 of </text:span><text:span text:style-name="CharStyle25">kings,</text:span><text:span text:style-name="CharStyle24"> </text:span><text:span text:style-name="CharStyle12">the flesh of generals, </text:span><text:span text:style-name="CharStyle25">the flesh of the strong,</text:span><text:span text:style-name="CharStyle24"> </text:span><text:span text:style-name="CharStyle12">the flesh of </text:span><text:span text:style-name="CharStyle25">horses</text:span><text:span text:style-name="CharStyle24"> </text:span><text:span text:style-name="CharStyle12">and their riders, the flesh of all men, free and slaves, low and Mgh alike.” And I saw 19 the Beast and </text:span><text:span text:style-name="CharStyle25">the kings of earth </text:span><text:span text:style-name="CharStyle12">and their troops </text:span><text:span text:style-name="CharStyle25">mustered</text:span><text:span text:style-name="CharStyle24"> </text:span><text:span text:style-name="CharStyle12">to wage war against him who was seated on the horse and against his troops. But the Beast was 20 seized, he and the false Prophet who had performed in Ms pres­ence the miracles by means of wMch he seduced those who re­ceived the mark of the Beast and worsMpped his statue; both of them were flung alive into the lake of fire that </text:span><text:span text:style-name="CharStyle25">blazes with brimstone,</text:span><text:span text:style-name="CharStyle24"> </text:span><text:span text:style-name="CharStyle12">wMIe the rest were 21 killed by the sword of him who is seated on the horse, by the sword that issues from Ms lips.</text:span></text:p>
      </text:section>
      <text:section text:style-name="Sect5" text:name="Section12">
        <text:p text:style-name="P136"><draw:frame draw:style-name="fr6" draw:name="25" text:anchor-type="paragraph" svg:x="2.711in" svg:y="0.4035in" svg:width="0.2736in" svg:height="0.0161in" draw:z-index="8"><draw:image xlink:href="Pictures/10000000000000290000001A78EB808A.png" xlink:type="simple" xlink:show="embed" xlink:actuate="onLoad"/><draw:contour-polygon svg:width="0.2728in" svg:height="0.1728in" svg:viewBox="0 0 693 439" draw:points="0,0 693,0 693,439 0,439" draw:recreate-on-edit="true"/></draw:frame><text:span text:style-name="CharStyle35">And the birds were all glutted with</text:span><text:span text:style-name="CharStyle36"> their </text:span><text:span text:style-name="CharStyle35">flesh.</text:span></text:p>
        <text:p text:style-name="P14"><text:soft-page-break/><text:span text:style-name="CharStyle12">Then I saw an angel de­scend from heaven with the key of the abyss and a huge</text:span></text:p>
        <text:list xml:id="list7998808949858128235" text:style-name="L18">
          <text:list-item>
            <text:p text:style-name="P151"><text:span text:style-name="CharStyle12"><text:tab/>chain in his hand; he gripped the dragon, that old </text:span><text:span text:style-name="CharStyle15">serpent</text:span><text:span text:style-name="CharStyle12"> (who is the </text:span><text:span text:style-name="CharStyle15">Devil</text:span><text:span text:style-name="CharStyle12"> and </text:span><text:span text:style-name="CharStyle15">Satan),</text:span><text:span text:style-name="CharStyle12"> and bound</text:span></text:p>
          </text:list-item>
          <text:list-item>
            <text:p text:style-name="P151"><text:span text:style-name="CharStyle12"><text:tab/>him for a thousand years, fling­ing him into the abyss and shut­ting and sealing it on the top of him, to prevent him from seduc­ing the nations again until the thousand years were completed —after which he has to be re-</text:span></text:p>
          </text:list-item>
          <text:list-item>
            <text:p text:style-name="P154"><text:span text:style-name="CharStyle12"><text:tab/>leased for a little while. And </text:span><text:span text:style-name="CharStyle15">I saw thrones</text:span><text:span text:style-name="CharStyle12"> with people </text:span><text:span text:style-name="CharStyle15">sitting on them,</text:span><text:span text:style-name="CharStyle12"> who </text:span><text:span text:style-name="CharStyle15">were allowed to judge</text:span><text:span text:style-name="CharStyle12">—saw the souls of those who had been beheaded for the testimony of Jesus and God’s word, those who would not wor­ship the Beast or his statue, and who would not receive his mark on their forehead or hand; they came to life and reigned along with the Christ for a thousand</text:span></text:p>
          </text:list-item>
          <text:list-item>
            <text:p text:style-name="P154"><text:span text:style-name="CharStyle12"><text:tab/>years. (As for the rest of the dead, they did not come to life until the thousand years were completed.) This is the first</text:span></text:p>
          </text:list-item>
          <text:list-item>
            <text:p text:style-name="P154"><text:span text:style-name="CharStyle12"><text:tab/>resurrection. Blessed and holy is he who shares in the first resurrection; over such the sec­ond death has no power, they shall be </text:span><text:span text:style-name="CharStyle15">priests of God</text:span><text:span text:style-name="CharStyle12"> and Christ, and reign along with him during the thousand years.</text:span></text:p>
          </text:list-item>
          <text:list-item>
            <text:p text:style-name="P178"><text:span text:style-name="CharStyle12"><text:tab/>But when the thousand years are over, Satan will be released</text:span></text:p>
          </text:list-item>
          <text:list-item>
            <text:p text:style-name="P151"><text:span text:style-name="CharStyle12"><text:tab/>from his prison, and emerge to seduce the nations </text:span><text:span text:style-name="CharStyle15">at the four corners of the earth, even Gog and Magog,</text:span><text:span text:style-name="CharStyle12"> mustering them for the fray. Their number was</text:span></text:p>
          </text:list-item>
          <text:list-item>
            <text:p text:style-name="P159"><text:span text:style-name="CharStyle12"><text:tab/>like the sand of the sea, and they swarmed </text:span><text:span text:style-name="CharStyle15">over the broad earth,</text:span><text:span text:style-name="CharStyle12"> encircling the leaguer of the saints and </text:span><text:span text:style-name="CharStyle15">the beloved</text:span><text:span text:style-name="CharStyle12"> City; </text:span><text:span text:style-name="CharStyle15">but fire descended from heaven</text:span></text:p>
          </text:list-item>
        </text:list>
        <text:p text:style-name="P28"><text:span text:style-name="CharStyle12">io<text:tab/></text:span><text:span text:style-name="CharStyle15">and consumed</text:span><text:span text:style-name="CharStyle12"> them, and their</text:span></text:p>
        <text:p text:style-name="P70"><text:span text:style-name="CharStyle12">seducer, the devil, was flung into the lake of fire and brimstone, where the Beast and the false Prophet also lie, to be tortured day and night for ever and ever.</text:span></text:p>
        <text:p text:style-name="P74"><text:span text:style-name="CharStyle35">Then I saw</text:span><text:span text:style-name="CharStyle36"> a great white n </text:span><text:span text:style-name="CharStyle35">throne,</text:span></text:p>
        <text:p text:style-name="P73"><text:span text:style-name="CharStyle12">and One who was </text:span><text:span text:style-name="CharStyle15">seated </text:span><text:span text:style-name="CharStyle12">thereon;</text:span></text:p>
        <text:p text:style-name="P74"><text:span text:style-name="CharStyle35">from his presence earth</text:span><text:span text:style-name="CharStyle36"> and sky </text:span><text:span text:style-name="CharStyle35">fled, no more to be found.</text:span></text:p>
        <text:p text:style-name="P73"><text:span text:style-name="CharStyle12">And before the throne I saw 12 the dead, high and low, standing,</text:span></text:p>
        <text:p text:style-name="P65"><text:span text:style-name="CharStyle35">and books were opened</text:span><text:span text:style-name="CharStyle36">—</text:span></text:p>
        <text:p text:style-name="P73"><text:span text:style-name="CharStyle12">also another book, the book of Life, was opened—</text:span></text:p>
        <text:p text:style-name="P91"><text:span text:style-name="CharStyle12">and the dead were judged by what was written in these books, </text:span><text:span text:style-name="CharStyle15">by what they had done.</text:span></text:p>
        <text:p text:style-name="P63"><text:span text:style-name="CharStyle12">The sea gave up its corpses, 13</text:span></text:p>
        <text:p text:style-name="P73"><text:span text:style-name="CharStyle12">Death and Hades gave up their dead,</text:span></text:p>
        <text:p text:style-name="P90"><text:span text:style-name="CharStyle36">and all were judged </text:span><text:span text:style-name="CharStyle35">by what each had done.</text:span></text:p>
        <text:p text:style-name="P73"><text:span text:style-name="CharStyle12">Then Death and Hades were 14 flung into the lake of fire,</text:span></text:p>
        <text:p text:style-name="P74"><text:span text:style-name="CharStyle36">and </text:span><text:span text:style-name="CharStyle35">whoever was not found</text:span><text:span text:style-name="CharStyle36"> 15 </text:span><text:span text:style-name="CharStyle35">enrolled in the book of Life</text:span></text:p>
        <text:p text:style-name="P91"><text:span text:style-name="CharStyle12">was flung into the lake of fire—</text:span></text:p>
        <text:p text:style-name="P91"><text:span text:style-name="CharStyle12">which is the second death, the lake of fire.*</text:span></text:p>
        <text:p text:style-name="P68"><text:soft-page-break/><text:span text:style-name="CharStyle12">Then I saw </text:span><text:span text:style-name="CharStyle15">the new ty-t heaven and the new earth,</text:span><text:span text:style-name="CharStyle12"> “ for the first heaven and the first earth had passed away; and the sea is no more. And I saw </text:span><text:span text:style-name="CharStyle15">the</text:span><text:span text:style-name="CharStyle12"> 2 </text:span><text:span text:style-name="CharStyle15">holy City,</text:span><text:span text:style-name="CharStyle12"> the new </text:span><text:span text:style-name="CharStyle15">Jerusalem, </text:span><text:span text:style-name="CharStyle12">descending from God out of heaven, all ready </text:span><text:span text:style-name="CharStyle15">like a bride arrayed</text:span><text:span text:style-name="CharStyle12"> for her husband. And I 3 heard a loud voice out of the throne, crying,</text:span></text:p>
        <text:p text:style-name="P66"><text:span text:style-name="CharStyle18">* Unless this line is to be omitted altogether, it must be placed thus after ver. </text:span><text:span text:style-name="CharStyle51">15</text:span><text:span text:style-name="CharStyle18">, not after 14 (as in the ordinary text), since there is no question of a second death except for human beings.</text:span></text:p>
      </text:section>
      <text:section text:style-name="Sect5" text:name="Section13">
        <text:p text:style-name="P222"><text:span text:style-name="CharStyle15">"Lo,</text:span><text:span text:style-name="CharStyle12"> God’s </text:span><text:span text:style-name="CharStyle15">dwelling-place</text:span><text:span text:style-name="CharStyle12"> is with men,</text:span></text:p>
        <text:p text:style-name="P83"><text:span text:style-name="CharStyle35">with men will he dwell; they shall be Ms people, </text:span><text:span text:style-name="CharStyle36">and God </text:span><text:span text:style-name="CharStyle35">will</text:span><text:span text:style-name="CharStyle36"> himself </text:span><text:span text:style-name="CharStyle35">be with them:</text:span></text:p>
        <text:list xml:id="list1431507076837191226" text:style-name="L19">
          <text:list-item>
            <text:p text:style-name="P137"><text:span text:style-name="CharStyle36"><text:tab/></text:span><text:span text:style-name="CharStyle35">he shall wipe every tear from</text:span></text:p>
          </text:list-item>
        </text:list>
        <text:p text:style-name="P59"><text:span text:style-name="CharStyle35">their eyes,</text:span></text:p>
        <text:p text:style-name="P84"><text:span text:style-name="CharStyle12">and death shall be no more— no more </text:span><text:span text:style-name="CharStyle15">wailing,</text:span><text:span text:style-name="CharStyle12"> no more </text:span><text:span text:style-name="CharStyle15">cry­ing,</text:span><text:span text:style-name="CharStyle12"> no more pain, for </text:span><text:span text:style-name="CharStyle15">the former things</text:span><text:span text:style-name="CharStyle12"> have passed away.”</text:span></text:p>
        <text:list xml:id="list174027259588885" text:continue-numbering="true" text:style-name="L19">
          <text:list-item>
            <text:p text:style-name="P179"><text:span text:style-name="CharStyle12"><text:tab/>Then </text:span><text:span text:style-name="CharStyle15">he who was seated on the throne</text:span><text:span text:style-name="CharStyle12"> said, </text:span><text:span text:style-name="CharStyle15">"Lo, I make</text:span><text:span text:style-name="CharStyle12"> all </text:span><text:span text:style-name="CharStyle15">things new."</text:span><text:span text:style-name="CharStyle12"> And he said, “Write this: ‘these words are trustworthy and genuine.’ ”</text:span></text:p>
          </text:list-item>
          <text:list-item>
            <text:p text:style-name="P155"><text:span text:style-name="CharStyle12"><text:tab/>Then he said, “All is over! I am the alpha and the omega, the beginning and the end. I will let </text:span><text:span text:style-name="CharStyle15">the tMrsty</text:span><text:span text:style-name="CharStyle12"> drink of the fountain of </text:span><text:span text:style-name="CharStyle15">the water of Life without</text:span></text:p>
          </text:list-item>
          <text:list-item>
            <text:p text:style-name="P160"><text:span text:style-name="CharStyle12"><text:tab/></text:span><text:span text:style-name="CharStyle15">price.</text:span><text:span text:style-name="CharStyle12"> The conqueror shall ob­tain this, and </text:span><text:span text:style-name="CharStyle15">I will be his God,</text:span></text:p>
          </text:list-item>
          <text:list-item>
            <text:p text:style-name="P160"><text:span text:style-name="CharStyle12"><text:tab/></text:span><text:span text:style-name="CharStyle15">and he shall be my son;</text:span><text:span text:style-name="CharStyle12"> but as for the craven, the faithless, the abominable, as for murderer,", the immoral, sorcerers, idolaters, and liars of all kinds—their lot is the lake that </text:span><text:span text:style-name="CharStyle15">blazes with fire and brimstone.</text:span><text:span text:style-name="CharStyle12"> Which is the second death.”</text:span></text:p>
          </text:list-item>
          <text:list-item>
            <text:p text:style-name="P179"><text:span text:style-name="CharStyle12"><text:tab/>Then came one of the seven angels who had the seven bowls filled with the </text:span><text:span text:style-name="CharStyle15">seven</text:span><text:span text:style-name="CharStyle12"> last </text:span><text:span text:style-name="CharStyle15">plagues; </text:span><text:span text:style-name="CharStyle12">and he spoke to me thus, “Come, I will show you the Bride, the</text:span></text:p>
          </text:list-item>
          <text:list-item>
            <text:p text:style-name="P175"><text:span text:style-name="CharStyle12"><text:tab/>wife of the Lamb.” </text:span><text:span text:style-name="CharStyle15">So he car­ried me off,</text:span><text:span text:style-name="CharStyle12"> rapt in the Spirit, </text:span><text:span text:style-name="CharStyle15">to a</text:span><text:span text:style-name="CharStyle12"> huge, </text:span><text:span text:style-name="CharStyle15">high mountain,</text:span><text:span text:style-name="CharStyle12"> where he showed me </text:span><text:span text:style-name="CharStyle15">the City, the holy Jerusalem,</text:span><text:span text:style-name="CharStyle12"> descending from God</text:span></text:p>
          </text:list-item>
          <text:list-item>
            <text:p text:style-name="P175"><text:span text:style-name="CharStyle12"><text:tab/>out of heaven, </text:span><text:span text:style-name="CharStyle15">with the glory of God,</text:span><text:span text:style-name="CharStyle12"> the sheen of it resembling some rare jewel like jasper, clear</text:span></text:p>
          </text:list-item>
          <text:list-item>
            <text:p text:style-name="P175"><text:span text:style-name="CharStyle12"><text:tab/>as crystal; it has a huge, high wall with twelve </text:span><text:span text:style-name="CharStyle15">gates,</text:span><text:span text:style-name="CharStyle12"> twelve angels at the twelve gates, and </text:span><text:span text:style-name="CharStyle15">names</text:span><text:span text:style-name="CharStyle12"> inscribed thereon which are the names </text:span><text:span text:style-name="CharStyle15">of the twelve</text:span></text:p>
          </text:list-item>
        </text:list>
        <text:p text:style-name="P24"><text:span text:style-name="CharStyle35">tribes of the sons of Israel, three</text:span><text:span text:style-name="CharStyle36"> 13 </text:span><text:span text:style-name="CharStyle35">gates on the east, three gates on the north, three gates on the south, and three gates on the west.</text:span><text:span text:style-name="CharStyle36"> And the wall of the City 14 has twelve foundation-stones, bearing the twelve names of the twelve apostles of the Lamb.</text:span></text:p>
        <text:p text:style-name="P63"><text:span text:style-name="CharStyle12">He who talked to me had a 15 golden </text:span><text:span text:style-name="CharStyle15">wand by way of a meas­uring-rod,</text:span><text:span text:style-name="CharStyle12"> to measure the City and its gates and wall; the City 16 lies </text:span><text:span text:style-name="CharStyle15">foursquare,</text:span><text:span text:style-name="CharStyle12"> the length the same as the breadth, and he measured fifteen hundred miles with his rod for the City, for its breadth and length and height alike; </text:span><text:span text:style-name="CharStyle15">he made the measure of</text:span><text:span text:style-name="CharStyle12"> 17 </text:span><text:span text:style-name="CharStyle15">the wall</text:span><text:span text:style-name="CharStyle12"> seventy-two yards, by human, that is, by angelic reck­oning. The material of </text:span><text:span text:style-name="CharStyle15">the wall</text:span><text:span text:style-name="CharStyle12"> 18 </text:span><text:span text:style-name="CharStyle15">is jasper,</text:span><text:span text:style-name="CharStyle12"> but the City is made of pure gold, transparent like glass. </text:span><text:span text:style-name="CharStyle15">The foundation-stones</text:span><text:span text:style-name="CharStyle12"> of the 19 city-wall are adorned with all manner of </text:span><text:span text:style-name="CharStyle15">precious stones,</text:span><text:span text:style-name="CharStyle12"> the first foundation-stone being jas­per, the second sapphire, the third agate, the fourth emerald, the fifth onyx, the sixth sardius, 20 the seventh chrysolite, the eighth beryl, the ninth topaz, the tenth chrysoprase, the elev­enth jacinth, the twelfth ame­thyst. The twelve gates are 21 twelve pearls, each gate made of a single pearl; and the streets of the City are pure gold, clear as crystal. But I saw no temple in 22 the City, for its temple is </text:span><text:span text:style-name="CharStyle15">the Lord God almighty</text:span><text:span text:style-name="CharStyle12"> and the Lamb. And the City needs </text:span><text:span text:style-name="CharStyle15">no</text:span><text:span text:style-name="CharStyle12"> 23 </text:span><text:span text:style-name="CharStyle15">sun or moon to shine</text:span><text:span text:style-name="CharStyle12"> upon it, </text:span><text:span text:style-name="CharStyle15">for the glory of God illumines</text:span><text:span text:style-name="CharStyle12"> it- and its radiance is the Lamb.</text:span></text:p>
        <text:p text:style-name="P30"><text:span text:style-name="CharStyle35">By its light shall the nations</text:span><text:span text:style-name="CharStyle36"> 24 </text:span><text:span text:style-name="CharStyle35">walk;</text:span></text:p>
        <text:p text:style-name="P30"><text:span text:style-name="CharStyle36">and </text:span><text:span text:style-name="CharStyle35">into it shall the kings of earth bring</text:span><text:span text:style-name="CharStyle36"> their </text:span><text:span text:style-name="CharStyle35">glories</text:span></text:p>
        <text:p text:style-name="P31"><text:span text:style-name="CharStyle35">(the gates of it are never shut</text:span><text:span text:style-name="CharStyle36"> 25 </text:span><text:span text:style-name="CharStyle35">by day,</text:span></text:p>
        <text:p text:style-name="P146"><draw:frame draw:style-name="fr6" draw:name="26" text:anchor-type="paragraph" svg:x="2.7161in" svg:y="1.3535in" svg:width="0.2665in" svg:height="0.0161in" draw:z-index="9"><draw:image xlink:href="Pictures/100000000000002800000019D158CB8A.png" xlink:type="simple" xlink:show="embed" xlink:actuate="onLoad"/><draw:contour-polygon svg:width="0.2665in" svg:height="0.1665in" svg:viewBox="0 0 677 423" draw:points="0,0 677,0 677,423 0,423" draw:recreate-on-edit="true"/></draw:frame><text:span text:style-name="CharStyle12">and </text:span><text:span text:style-name="CharStyle25">night</text:span><text:span text:style-name="CharStyle24"> </text:span><text:span text:style-name="CharStyle12">there shall be none),</text:span></text:p>
        <text:list xml:id="list2693076983918921744" text:style-name="L20">
          <text:list-item>
            <text:p text:style-name="P131"><text:span text:style-name="CharStyle30"><text:tab/></text:span><text:span text:style-name="CharStyle29">they shall bring</text:span><text:span text:style-name="CharStyle31"> </text:span><text:span text:style-name="CharStyle30">to it </text:span><text:span text:style-name="CharStyle29">the glo­</text:span></text:p>
          </text:list-item>
        </text:list>
        <text:p text:style-name="P69"><text:span text:style-name="CharStyle29">ries</text:span><text:span text:style-name="CharStyle31"> </text:span><text:span text:style-name="CharStyle30">and treasures </text:span><text:span text:style-name="CharStyle29">of the na­tions.</text:span></text:p>
        <text:list xml:id="list174027658102228" text:continue-numbering="true" text:style-name="L20">
          <text:list-item>
            <text:p text:style-name="P131"><text:span text:style-name="CharStyle30"><text:tab/></text:span><text:span text:style-name="CharStyle29">Nothing 'profane,</text:span><text:span text:style-name="CharStyle31"> </text:span><text:span text:style-name="CharStyle30">none who</text:span></text:p>
          </text:list-item>
        </text:list>
        <text:p text:style-name="P87"><text:span text:style-name="CharStyle30">practises abomination or falsehood </text:span><text:span text:style-name="CharStyle29">shall ever enter, </text:span><text:span text:style-name="CharStyle30">but those alone </text:span><text:span text:style-name="CharStyle29">whose names are written in the Lamb’s book of Life.</text:span></text:p>
        <text:p text:style-name="P14"><text:span text:style-name="CharStyle12">Then he showed me </text:span><text:span text:style-name="CharStyle25">the river of the water of Life, </text:span><text:span text:style-name="CharStyle12">bright as crystal, </text:span><text:span text:style-name="CharStyle25">flowing</text:span><text:span text:style-name="CharStyle24"> </text:span><text:span text:style-name="CharStyle12">from the throne of God and of the</text:span></text:p>
        <text:list xml:id="list8257983015913694095" text:style-name="L21">
          <text:list-item>
            <text:p text:style-name="P223"><text:span text:style-name="CharStyle12"><text:tab/>Lamb </text:span><text:span text:style-name="CharStyle25">through</text:span><text:span text:style-name="CharStyle24"> </text:span><text:span text:style-name="CharStyle12">the streets of the City; on both sides </text:span><text:span text:style-name="CharStyle25">of the river grew the tree of Life,</text:span><text:span text:style-name="CharStyle24"> </text:span><text:span text:style-name="CharStyle12">bearing twelve kinds of fruit, </text:span><text:span text:style-name="CharStyle25">each month having its own fruit;</text:span><text:span text:style-name="CharStyle24"> </text:span><text:span text:style-name="CharStyle12">and </text:span><text:span text:style-name="CharStyle25">the leaves</text:span><text:span text:style-name="CharStyle24"> </text:span><text:span text:style-name="CharStyle12">served to </text:span><text:span text:style-name="CharStyle25">heal</text:span><text:span text:style-name="CharStyle24"> </text:span><text:span text:style-name="CharStyle12">the na­tions.</text:span></text:p>
          </text:list-item>
          <text:list-item>
            <text:p text:style-name="P132"><text:span text:style-name="CharStyle30"><text:tab/></text:span><text:span text:style-name="CharStyle29">None who is accursed shall be</text:span></text:p>
          </text:list-item>
        </text:list>
        <text:p text:style-name="P87"><text:span text:style-name="CharStyle29">there;</text:span></text:p>
        <text:p text:style-name="P122"><text:span text:style-name="CharStyle12">but the throne of God and the Lamb shall be within it, with the worship of his serv­ants—</text:span></text:p>
        <text:list xml:id="list174027376467956" text:continue-numbering="true" text:style-name="L21">
          <text:list-item>
            <text:p text:style-name="P132"><text:span text:style-name="CharStyle30"><text:tab/></text:span><text:span text:style-name="CharStyle29">they shall see his face,</text:span></text:p>
          </text:list-item>
        </text:list>
        <text:p text:style-name="P108"><text:span text:style-name="CharStyle12">and his name is to be on their foreheads.</text:span></text:p>
        <text:list xml:id="list174028110939317" text:continue-numbering="true" text:style-name="L21">
          <text:list-item>
            <text:p text:style-name="P227"><text:span text:style-name="CharStyle12"><text:tab/>Night there shall be none; they need no lamp or </text:span><text:span text:style-name="CharStyle25">sun to</text:span></text:p>
          </text:list-item>
        </text:list>
        <text:p text:style-name="P87"><text:span text:style-name="CharStyle29">shine</text:span><text:span text:style-name="CharStyle31"> </text:span><text:span text:style-name="CharStyle30">upon them, for </text:span><text:span text:style-name="CharStyle29">the Lord God will illumine </text:span><text:span text:style-name="CharStyle30">them;</text:span></text:p>
        <text:p text:style-name="P107"><text:span text:style-name="CharStyle29">and they shall reign for ever and ever.</text:span></text:p>
        <text:list xml:id="list3952975858342166003" text:style-name="L22">
          <text:list-item>
            <text:p text:style-name="P224"><text:span text:style-name="CharStyle12"><text:tab/>I John saw and heard all this; and when I heard and saw it, I fell down to worship before the feet of the angel who had shown</text:span></text:p>
          </text:list-item>
          <text:list-item>
            <text:p text:style-name="P225"><text:span text:style-name="CharStyle12"><text:tab/>me it all. But he said to me, “No, never that! I am but a servant like yourself and your brothers the prophets, who lay to heart the words of this book.</text:span></text:p>
          </text:list-item>
        </text:list>
        <text:list xml:id="list174010785556902" text:style-name="L21">
          <text:list-item>
            <text:p text:style-name="P226"><text:span text:style-name="CharStyle12"><text:tab/>Worship God!” And he said to me, “These words are trust­worthy and genuine, for the Lord God of the spirits of the prophets has sent his angel to</text:span></text:p>
          </text:list-item>
        </text:list>
        <text:p text:style-name="P13"><text:span text:style-name="CharStyle12">show his servants </text:span><text:span text:style-name="CharStyle25">what must </text:span><text:span text:style-name="CharStyle12">very soon </text:span><text:span text:style-name="CharStyle25">come to pass. Lo, </text:span><text:span text:style-name="CharStyle15">I</text:span><text:span text:style-name="CharStyle12"> </text:span><text:span text:style-name="CharStyle23">7 </text:span><text:span text:style-name="CharStyle25">am coming</text:span><text:span text:style-name="CharStyle24"> </text:span><text:span text:style-name="CharStyle12">very soon; blessed is he who lays to heart the words of the prophecy of this book!”</text:span></text:p>
        <text:p text:style-name="P13"><text:span text:style-name="CharStyle12">He said to me, “Do not </text:span><text:span text:style-name="CharStyle25">seal up</text:span><text:span text:style-name="CharStyle24"> </text:span><text:span text:style-name="CharStyle12">10 the words of the prophecy of </text:span><text:span text:style-name="CharStyle25">this book,</text:span><text:span text:style-name="CharStyle24"> </text:span><text:span text:style-name="CharStyle12">for </text:span><text:span text:style-name="CharStyle25">the time</text:span><text:span text:style-name="CharStyle24"> </text:span><text:span text:style-name="CharStyle12">is near:</text:span></text:p>
        <text:p text:style-name="P79"><text:span text:style-name="CharStyle12">Let the wicked still be wicked, 1 x let the filthy still be filthy, let the righteous still do right, let the holy still be holy!</text:span></text:p>
        <text:p text:style-name="P13"><text:span text:style-name="CharStyle12">Blessed are those who </text:span><text:span text:style-name="CharStyle25">wash their</text:span><text:span text:style-name="CharStyle24"> </text:span><text:span text:style-name="CharStyle12">14 </text:span><text:span text:style-name="CharStyle25">robes*</text:span><text:span text:style-name="CharStyle24"> </text:span><text:span text:style-name="CharStyle12">that theirs may be the right to </text:span><text:span text:style-name="CharStyle25">the tree of Life,</text:span><text:span text:style-name="CharStyle24"> </text:span><text:span text:style-name="CharStyle12">the right to enter the gates of the City. Begone, you dogs, you sorcerers, 15 you vicious creatures, you mur­derers, you idolaters, you who love and practise falsehood, ev­ery one of you!”</text:span></text:p>
        <text:p text:style-name="P38"><text:span text:style-name="CharStyle12">“I Jesus have sent my angel 16 to give you this testimony for the churches; I am </text:span><text:span text:style-name="CharStyle25">the Scion</text:span><text:span text:style-name="CharStyle24"> </text:span><text:span text:style-name="CharStyle12">and offspring of David, the bright star of the morning.</text:span></text:p>
        <text:p text:style-name="P79"><text:span text:style-name="CharStyle12">I am the alpha and the omega, 13 </text:span><text:span text:style-name="CharStyle25">the First and the Last, </text:span><text:span text:style-name="CharStyle12">the beginning and the end.</text:span></text:p>
        <text:p text:style-name="P42"><text:span text:style-name="CharStyle29">Lo, I am coming</text:span><text:span text:style-name="CharStyle31"> </text:span><text:span text:style-name="CharStyle30">very soon, 12 </text:span><text:span text:style-name="CharStyle29">with my reward, to requite everyone for what he has done.”</text:span></text:p>
        <text:p text:style-name="P34"><text:span text:style-name="CharStyle12">“Come,” say the Spirit and the 17 Bride:</text:span></text:p>
        <text:p text:style-name="P47"><text:soft-page-break/><text:span text:style-name="CharStyle12">let the hearer too say, “Come”; and </text:span><text:span text:style-name="CharStyle25">let the thirsty come, </text:span><text:span text:style-name="CharStyle12">let anyone who desires it, take </text:span><text:span text:style-name="CharStyle25">the water of Life without price.</text:span></text:p>
        <text:p text:style-name="P39"><text:span text:style-name="CharStyle12">[I adjure all who hear the 18 words of the prophecy of this book:</text:span></text:p>
        <text:p text:style-name="P41"><text:span text:style-name="CharStyle30">“If anyone </text:span><text:span text:style-name="CharStyle29">adds to them,</text:span></text:p>
        <text:p text:style-name="P102"><text:span text:style-name="CharStyle30">God will add </text:span><text:span text:style-name="CharStyle29">to him the </text:span><text:span text:style-name="CharStyle30">plagues </text:span><text:span text:style-name="CharStyle29">described in this book;</text:span></text:p>
        <text:p text:style-name="P106"><text:span text:style-name="CharStyle12">and if anyone </text:span><text:span text:style-name="CharStyle25">takes away</text:span><text:span text:style-name="CharStyle24"> </text:span><text:span text:style-name="CharStyle12">any 19<text:line-break/>words written in this book,</text:span></text:p>
        <text:p text:style-name="P45"><text:span text:style-name="CharStyle55">* Reading rcXiSvovTes rAg oroXag a\'ta&gt;v.</text:span></text:p>
        <text:p text:style-name="P105"><text:span text:style-name="CharStyle12">God will take away his share in </text:span><text:span text:style-name="CharStyle15">the tree of </text:span><text:span text:style-name="CharStyle56">Life </text:span><text:span text:style-name="CharStyle12">and in the holy City de­scribed in this book.”]</text:span></text:p>
        <text:list xml:id="list174010824236274" text:style-name="L15">
          <text:list-item>
            <text:p text:style-name="P143"><text:span text:style-name="CharStyle12"><text:tab/>He who bears this testimony</text:span></text:p>
          </text:list-item>
        </text:list>
        <text:p text:style-name="P56"><text:span text:style-name="CharStyle12">says, “Even so: </text:span><text:span text:style-name="CharStyle15">I am coming </text:span><text:span text:style-name="CharStyle12">very soon.” Amen, Lord Jesus, come!</text:span></text:p>
        <text:p text:style-name="P63"><text:span text:style-name="CharStyle12">The grace of the Lord Jesus 21 Christ be with all the saints. Ame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ngsanaUPC" svg:font-family="AngsanaUPC"/>
    <style:font-face style:name="David" svg:font-family="David"/>
    <style:font-face style:name="Georgia" svg:font-family="Georgia"/>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paragraph">
      <style:paragraph-properties fo:margin-left="0in" fo:margin-right="0in" fo:margin-top="0in" fo:margin-bottom="0in" loext:contextual-spacing="false" fo:line-height="100%" fo:text-align="start" style:justify-single-word="false" fo:text-indent="0in"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_20__23_1" style:display-name="Heading #1" style:family="paragraph" style:master-page-name="">
      <style:graphic-properties draw:fill="solid" draw:fill-color="#ffffff" draw:opacity="100%"/>
      <style:paragraph-properties fo:margin-top="0in" fo:margin-bottom="0.0835in" loext:contextual-spacing="false" fo:line-height="0in" fo:text-align="center" style:justify-single-word="false" style:page-number="auto" fo:background-color="#ffffff"/>
      <style:text-properties style:text-line-through-style="none" style:text-line-through-type="none" style:font-name="Georgia" fo:font-family="Georgia" fo:font-size="13pt" fo:font-style="normal" style:text-underline-style="none" fo:font-weight="bold" style:font-name-asian="Georgia" style:font-family-asian="Georgia" style:font-size-asian="13pt" style:font-style-asian="normal" style:font-weight-asian="bold" style:font-name-complex="Georgia" style:font-family-complex="Georgia" style:font-size-complex="13pt" style:font-style-complex="normal" style:font-weight-complex="bold"/>
    </style:style>
    <style:style style:name="Body_20_text_20__28_3_29_" style:display-name="Body text (3)" style:family="paragraph" style:master-page-name="">
      <style:graphic-properties draw:fill="solid" draw:fill-color="#ffffff" draw:opacity="100%"/>
      <style:paragraph-properties fo:margin-top="0.0835in" fo:margin-bottom="0in" loext:contextual-spacing="false" fo:line-height="0in" fo:text-align="center" style:justify-single-word="false" style:page-number="auto" fo:background-color="#ffffff"/>
      <style:text-properties style:text-line-through-style="none" style:text-line-through-type="none" style:font-name="Georgia" fo:font-family="Georgia" fo:font-size="7.5pt" fo:font-style="normal" style:text-underline-style="none" fo:font-weight="bold" style:font-name-asian="Georgia" style:font-family-asian="Georgia" style:font-size-asian="7.5pt" style:font-style-asian="normal" style:font-weight-asian="bold" style:font-name-complex="Georgia" style:font-family-complex="Georgia" style:font-size-complex="7.5pt" style:font-style-complex="normal" style:font-weight-complex="bold"/>
    </style:style>
    <style:style style:name="Body_20_text_20__28_4_29_" style:display-name="Body text (4)" style:family="paragraph" style:master-page-name="">
      <style:graphic-properties draw:fill="solid" draw:fill-color="#ffffff" draw:opacity="100%"/>
      <style:paragraph-properties fo:margin-left="0in" fo:margin-right="0in" fo:line-height="0.1272in" fo:text-align="justify" style:justify-single-word="false" fo:text-indent="0.1528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2_29_" style:display-name="Body text (2)" style:family="paragraph" style:master-page-name="">
      <style:graphic-properties draw:fill="solid" draw:fill-color="#ffffff" draw:opacity="100%"/>
      <style:paragraph-properties fo:margin-left="0in" fo:margin-right="0in" fo:line-height="0.1272in" fo:text-indent="-0.528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5_29_" style:display-name="Body text (5)" style:family="paragraph" style:master-page-name="">
      <style:graphic-properties draw:fill="solid" draw:fill-color="#ffffff" draw:opacity="100%"/>
      <style:paragraph-properties fo:margin-left="0in" fo:margin-right="0in" fo:margin-top="0.0417in" fo:margin-bottom="0in" loext:contextual-spacing="false" fo:line-height="0.0866in" fo:text-align="justify" style:justify-single-word="false" fo:text-indent="-0.1945in" style:auto-text-indent="false" style:page-number="auto" fo:background-color="#ffffff"/>
      <style:text-properties style:text-line-through-style="none" style:text-line-through-type="none" style:font-name="AngsanaUPC" fo:font-family="AngsanaUPC" fo:font-size="12pt" fo:font-style="normal" style:text-underline-style="none" fo:font-weight="normal" style:font-name-asian="AngsanaUPC" style:font-family-asian="AngsanaUPC" style:font-size-asian="12pt" style:font-style-asian="normal" style:font-weight-asian="normal" style:font-name-complex="AngsanaUPC" style:font-family-complex="AngsanaUPC" style:font-size-complex="12pt" style:font-style-complex="normal" style:font-weight-complex="normal"/>
    </style:style>
    <style:style style:name="Header_20_or_20_footer" style:display-name="Header or footer" style:family="paragraph" style:master-page-name="">
      <style:graphic-properties draw:fill="solid" draw:fill-color="#ffffff" draw:opacity="100%"/>
      <style:paragraph-properties fo:line-height="0in" style:page-number="auto" fo:background-color="#ffffff"/>
      <style:text-properties style:text-line-through-style="none" style:text-line-through-type="none" style:font-name="AngsanaUPC" fo:font-family="AngsanaUPC" fo:font-size="15pt" fo:font-style="normal" style:text-underline-style="none" fo:font-weight="normal" style:font-name-asian="AngsanaUPC" style:font-family-asian="AngsanaUPC" style:font-size-asian="15pt" style:font-style-asian="normal" style:font-weight-asian="normal" style:font-name-complex="AngsanaUPC" style:font-family-complex="AngsanaUPC" style:font-size-complex="15pt" style:font-style-complex="normal" style:font-weight-complex="normal"/>
    </style:style>
    <style:style style:name="Body_20_text_20__28_6_29_" style:display-name="Body text (6)" style:family="paragraph" style:master-page-name="">
      <style:graphic-properties draw:fill="solid" draw:fill-color="#ffffff" draw:opacity="100%"/>
      <style:paragraph-properties fo:margin-left="0in" fo:margin-right="0in" fo:line-height="0.1272in" fo:text-align="justify" style:justify-single-word="false" fo:text-indent="-0.2917in" style:auto-text-indent="false" style:page-number="auto" fo:background-color="#ffffff"/>
      <style:text-properties style:text-line-through-style="none" style:text-line-through-type="none" style:font-name="AngsanaUPC" fo:font-family="AngsanaUPC" fo:font-size="14pt" fo:font-style="italic" style:text-underline-style="none" fo:font-weight="normal" style:font-name-asian="AngsanaUPC" style:font-family-asian="AngsanaUPC" style:font-size-asian="14pt" style:font-style-asian="italic" style:font-weight-asian="normal" style:font-name-complex="AngsanaUPC" style:font-family-complex="AngsanaUPC" style:font-size-complex="14pt" style:font-style-complex="italic" style:font-weight-complex="normal"/>
    </style:style>
    <style:style style:name="Body_20_text_20__28_7_29_" style:display-name="Body text (7)" style:family="paragraph" style:master-page-name="">
      <style:graphic-properties draw:fill="solid" draw:fill-color="#ffffff" draw:opacity="100%"/>
      <style:paragraph-properties fo:margin-left="0in" fo:margin-right="0in" fo:line-height="0.1272in" fo:text-align="justify" style:justify-single-word="false" fo:text-indent="-0.528in" style:auto-text-indent="false" style:page-number="auto" fo:background-color="#ffffff"/>
      <style:text-properties style:text-line-through-style="none" style:text-line-through-type="none" style:font-name="Georgia" fo:font-family="Georgia" fo:font-size="8.5pt" fo:font-style="italic" style:text-underline-style="none" fo:font-weight="normal" style:font-name-asian="Georgia" style:font-family-asian="Georgia" style:font-size-asian="8.5pt" style:font-style-asian="italic" style:font-weight-asian="normal" style:font-name-complex="Georgia" style:font-family-complex="Georgia" style:font-size-complex="8.5pt" style:font-style-complex="italic" style:font-weight-complex="normal"/>
    </style:style>
    <style:style style:name="Body_20_text_20__28_8_29_" style:display-name="Body text (8)" style:family="paragraph" style:master-page-name="">
      <style:graphic-properties draw:fill="solid" draw:fill-color="#ffffff" draw:opacity="100%"/>
      <style:paragraph-properties fo:margin-left="0in" fo:margin-right="0in" fo:line-height="0.1272in" fo:text-indent="-0.111in" style:auto-text-indent="false" style:page-number="auto" fo:background-color="#ffffff"/>
      <style:text-properties style:text-line-through-style="none" style:text-line-through-type="none" style:font-name="Georgia" fo:font-family="Georgia" fo:font-size="6.5pt" fo:font-style="normal" style:text-underline-style="none" fo:font-weight="normal" style:font-name-asian="Georgia" style:font-family-asian="Georgia" style:font-size-asian="6.5pt" style:font-style-asian="normal" style:font-weight-asian="normal" style:font-name-complex="Georgia" style:font-family-complex="Georgia" style:font-size-complex="6.5pt" style:font-style-complex="normal" style:font-weight-complex="normal"/>
    </style:style>
    <style:style style:name="Body_20_text_20__28_9_29_" style:display-name="Body text (9)" style:family="paragraph" style:master-page-name="">
      <style:graphic-properties draw:fill="solid" draw:fill-color="#ffffff" draw:opacity="100%"/>
      <style:paragraph-properties fo:margin-left="0in" fo:margin-right="0in" fo:line-height="0in" fo:text-indent="0.1528in" style:auto-text-indent="false" style:page-number="auto" fo:background-color="#ffffff"/>
      <style:text-properties style:text-line-through-style="none" style:text-line-through-type="none" style:font-name="Georgia" fo:font-family="Georgia" fo:font-size="6.5pt" fo:font-style="normal" style:text-underline-style="none" fo:font-weight="normal" style:font-name-asian="Georgia" style:font-family-asian="Georgia" style:font-size-asian="6.5pt" style:font-style-asian="normal" style:font-weight-asian="normal" style:font-name-complex="Georgia" style:font-family-complex="Georgia" style:font-size-complex="6.5pt" style:font-style-complex="normal" style:font-weight-complex="normal"/>
    </style:style>
    <style:style style:name="Body_20_text_20__28_4_29__20__2b__20_DropCap1" style:display-name="Body text (4) + DropCap1" style:family="paragraph" style:parent-style-name="Body_20_text_20__28_4_29_" style:master-page-name="">
      <style:paragraph-properties fo:margin-left="0in" fo:margin-right="0in" fo:margin-top="0in" fo:margin-bottom="0in" loext:contextual-spacing="false" fo:line-height="0.1299in" fo:text-align="start" style:justify-single-word="false" fo:text-indent="0.1528in" style:auto-text-indent="false" style:page-number="auto">
        <style:tab-stops>
          <style:tab-stop style:position="0.3543in"/>
        </style:tab-stops>
        <style:drop-cap style:lines="2" style:distance="0.0035in" style:style-name="DropCap3"/>
      </style:paragraph-properties>
    </style:style>
    <style:style style:name="Body_20_text_20__28_4_29__20__2b__20_DropCap2" style:display-name="Body text (4) + DropCap2" style:family="paragraph" style:parent-style-name="Body_20_text_20__28_4_29_" style:master-page-name="">
      <style:paragraph-properties fo:margin-left="0in" fo:margin-right="0in" fo:margin-top="0in" fo:margin-bottom="0in" loext:contextual-spacing="false" fo:text-indent="0.1945in" style:auto-text-indent="false" style:page-number="auto">
        <style:drop-cap style:lines="2" style:distance="0.05in" style:style-name="DropCap1"/>
      </style:paragraph-properties>
    </style:style>
    <style:style style:name="Body_20_text_20__28_4_29__20__2b__20_DropCap3" style:display-name="Body text (4) + DropCap3" style:family="paragraph" style:parent-style-name="Body_20_text_20__28_4_29_" style:master-page-name="">
      <style:paragraph-properties fo:margin-left="0in" fo:margin-right="0in" fo:margin-top="0in" fo:margin-bottom="0in" loext:contextual-spacing="false" fo:text-indent="0.1945in" style:auto-text-indent="false" style:page-number="auto">
        <style:drop-cap style:lines="2" style:distance="0.0035in" style:style-name="DropCap2"/>
      </style:paragraph-properties>
    </style:style>
    <style:style style:name="Body_20_text_20__28_2_29__20__2b__20_DropCap4" style:display-name="Body text (2) + DropCap4" style:family="paragraph" style:parent-style-name="Body_20_text_20__28_2_29_" style:master-page-name="">
      <style:paragraph-properties fo:margin-left="0in" fo:margin-right="0in" fo:margin-top="0in" fo:margin-bottom="0in" loext:contextual-spacing="false" fo:text-align="justify" style:justify-single-word="false" fo:text-indent="0.1945in" style:auto-text-indent="false" style:page-number="auto">
        <style:drop-cap style:lines="2" style:distance="0.0598in" style:style-name="DropCap4"/>
      </style:paragraph-properties>
    </style:style>
    <style:style style:name="Body_20_text_20__28_2_29__20__2b__20_DropCap5" style:display-name="Body text (2) + DropCap5" style:family="paragraph" style:parent-style-name="Body_20_text_20__28_2_29_" style:master-page-name="">
      <style:paragraph-properties fo:margin-left="0in" fo:margin-right="0in" fo:margin-top="0in" fo:margin-bottom="0in" loext:contextual-spacing="false" fo:text-align="justify" style:justify-single-word="false" fo:text-indent="0.1807in" style:auto-text-indent="false" style:page-number="auto">
        <style:drop-cap style:lines="2" style:distance="0.0366in" style:style-name="DropCap5"/>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Text_20_body" style:display-name="Text body" style:family="paragraph" style:parent-style-name="Standard" style:class="text">
      <style:paragraph-properties fo:margin-top="0in" fo:margin-bottom="0.0972in" loext:contextual-spacing="false" fo:line-height="12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DefaultFontStyle" style:family="text">
      <style:text-properties fo:color="#000000" style:text-position="0% 100%" style:font-name="unifont" fo:font-family="unifont" fo:font-size="12pt" fo:letter-spacing="normal" fo:language="en" fo:country="US" style:font-name-asian="unifont" style:font-family-asian="unifont" style:font-size-asian="12pt" style:language-asian="en" style:country-asian="US" style:font-name-complex="unifont" style:font-family-complex="unifont" style:font-size-complex="12pt" style:language-complex="en" style:country-complex="US" style:text-scale="100%"/>
    </style:style>
    <style:style style:name="Hyperlink" style:family="text" style:parent-style-name="DefaultFontStyle">
      <style:text-properties fo:color="#0066cc" style:text-underline-style="solid" style:text-underline-width="auto" style:text-underline-color="font-color"/>
    </style:style>
    <style:style style:name="CharStyle4" style:family="text" style:parent-style-name="DefaultFontStyle">
      <style:text-properties style:text-line-through-style="none" style:text-line-through-type="none" style:font-name="Georgia" fo:font-family="Georgia" fo:font-size="13pt" fo:font-style="normal" style:text-underline-style="none" fo:font-weight="bold" style:font-name-asian="Georgia" style:font-family-asian="Georgia" style:font-size-asian="13pt" style:font-style-asian="normal" style:font-weight-asian="bold" style:font-name-complex="Georgia" style:font-family-complex="Georgia" style:font-size-complex="13pt" style:font-style-complex="normal" style:font-weight-complex="bold"/>
    </style:style>
    <style:style style:name="CharStyle6" style:family="text" style:parent-style-name="DefaultFontStyle">
      <style:text-properties style:text-line-through-style="none" style:text-line-through-type="none" style:font-name="Georgia" fo:font-family="Georgia" fo:font-size="7.5pt" fo:font-style="normal" style:text-underline-style="none" fo:font-weight="bold" style:font-name-asian="Georgia" style:font-family-asian="Georgia" style:font-size-asian="7.5pt" style:font-style-asian="normal" style:font-weight-asian="bold" style:font-name-complex="Georgia" style:font-family-complex="Georgia" style:font-size-complex="7.5pt" style:font-style-complex="normal" style:font-weight-complex="bold"/>
    </style:style>
    <style:style style:name="CharStyle8"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DropCap1" style:family="text">
      <style:text-properties fo:color="#000000" style:text-line-through-style="none" style:text-line-through-type="none" style:text-position="36% 58%" style:font-name="David" fo:font-family="David" fo:font-size="20pt" fo:letter-spacing="normal" fo:font-style="normal" style:text-underline-style="none" fo:font-weight="normal" style:font-name-asian="David" style:font-family-asian="David" style:font-size-asian="20pt" style:font-style-asian="normal" style:font-weight-asian="normal" style:font-name-complex="David" style:font-family-complex="David" style:font-size-complex="20pt" style:font-style-complex="normal" style:font-weight-complex="normal" style:text-scale="100%"/>
    </style:style>
    <style:style style:name="CharStyle10" style:family="text" style:parent-style-name="CharStyle8">
      <style:text-properties fo:color="#000000" style:text-position="0% 100%" fo:letter-spacing="normal" fo:language="en" fo:country="US" fo:font-style="italic" style:language-asian="en" style:country-asian="US" style:font-style-asian="italic" style:language-complex="en" style:country-complex="US" style:font-style-complex="italic" style:text-scale="100%"/>
    </style:style>
    <style:style style:name="CharStyle12"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CharStyle13" style:family="text" style:parent-style-name="CharStyle12">
      <style:text-properties fo:font-variant="small-caps" fo:color="#000000" style:text-position="0% 100%" fo:font-size="8pt" fo:letter-spacing="normal" fo:language="en" fo:country="US" style:font-size-asian="8pt" style:language-asian="en" style:country-asian="US" style:font-size-complex="8pt" style:language-complex="en" style:country-complex="US" style:text-scale="100%"/>
    </style:style>
    <style:style style:name="CharStyle14" style:family="text" style:parent-style-name="CharStyle12">
      <style:text-properties fo:color="#000000" style:text-position="0% 100%" fo:font-size="8pt" fo:letter-spacing="normal" fo:language="en" fo:country="US" style:font-size-asian="8pt" style:language-asian="en" style:country-asian="US" style:font-size-complex="8pt" style:language-complex="en" style:country-complex="US" style:text-scale="100%"/>
    </style:style>
    <style:style style:name="CharStyle15" style:family="text" style:parent-style-name="CharStyle12">
      <style:text-properties fo:color="#000000" style:text-position="0% 100%" fo:letter-spacing="normal" fo:language="en" fo:country="US" fo:font-style="italic" style:language-asian="en" style:country-asian="US" style:font-style-asian="italic" style:language-complex="en" style:country-complex="US" style:font-style-complex="italic" style:text-scale="100%"/>
    </style:style>
    <style:style style:name="CharStyle16" style:family="text" style:parent-style-name="CharStyle12">
      <style:text-properties fo:color="#000000" style:text-position="0% 100%" style:font-name="AngsanaUPC" fo:font-family="AngsanaUPC" fo:font-size="13pt" fo:letter-spacing="normal" fo:language="en" fo:country="US" fo:font-style="italic" style:font-name-asian="AngsanaUPC" style:font-family-asian="AngsanaUPC" style:font-size-asian="13pt" style:language-asian="en" style:country-asian="US" style:font-style-asian="italic" style:font-name-complex="AngsanaUPC" style:font-family-complex="AngsanaUPC" style:font-size-complex="13pt" style:language-complex="en" style:country-complex="US" style:font-style-complex="italic" style:text-scale="100%"/>
    </style:style>
    <style:style style:name="CharStyle18" style:family="text" style:parent-style-name="DefaultFontStyle">
      <style:text-properties style:text-line-through-style="none" style:text-line-through-type="none" style:font-name="AngsanaUPC" fo:font-family="AngsanaUPC" fo:font-size="12pt" fo:font-style="normal" style:text-underline-style="none" fo:font-weight="normal" style:font-name-asian="AngsanaUPC" style:font-family-asian="AngsanaUPC" style:font-size-asian="12pt" style:font-style-asian="normal" style:font-weight-asian="normal" style:font-name-complex="AngsanaUPC" style:font-family-complex="AngsanaUPC" style:font-size-complex="12pt" style:font-style-complex="normal" style:font-weight-complex="normal"/>
    </style:style>
    <style:style style:name="CharStyle20" style:family="text" style:parent-style-name="DefaultFontStyle">
      <style:text-properties style:text-line-through-style="none" style:text-line-through-type="none" style:font-name="AngsanaUPC" fo:font-family="AngsanaUPC" fo:font-size="15pt" fo:font-style="normal" style:text-underline-style="none" fo:font-weight="normal" style:font-name-asian="AngsanaUPC" style:font-family-asian="AngsanaUPC" style:font-size-asian="15pt" style:font-style-asian="normal" style:font-weight-asian="normal" style:font-name-complex="AngsanaUPC" style:font-family-complex="AngsanaUPC" style:font-size-complex="15pt" style:font-style-complex="normal" style:font-weight-complex="normal"/>
    </style:style>
    <style:style style:name="CharStyle21" style:family="text" style:parent-style-name="CharStyle20">
      <style:text-properties fo:color="#000000" style:text-position="0% 100%" fo:font-size="13pt" fo:letter-spacing="normal" fo:language="en" fo:country="US" fo:font-weight="bold" style:font-size-asian="13pt" style:language-asian="en" style:country-asian="US" style:font-weight-asian="bold" style:font-size-complex="13pt" style:language-complex="en" style:country-complex="US" style:font-weight-complex="bold" style:text-scale="100%"/>
    </style:style>
    <style:style style:name="CharStyle22" style:family="text" style:parent-style-name="CharStyle20">
      <style:text-properties fo:color="#000000" style:text-position="0% 100%" fo:letter-spacing="normal" fo:language="en" fo:country="US" style:language-asian="en" style:country-asian="US" style:language-complex="en" style:country-complex="US" style:text-scale="100%"/>
    </style:style>
    <style:style style:name="CharStyle23" style:family="text" style:parent-style-name="CharStyle12">
      <style:text-properties fo:color="#000000" style:text-position="0% 100%" style:font-name="AngsanaUPC" fo:font-family="AngsanaUPC" fo:font-size="13pt" fo:letter-spacing="-0.0071in" fo:language="en" fo:country="US" style:font-name-asian="AngsanaUPC" style:font-family-asian="AngsanaUPC" style:font-size-asian="13pt" style:language-asian="en" style:country-asian="US" style:font-name-complex="AngsanaUPC" style:font-family-complex="AngsanaUPC" style:font-size-complex="13pt" style:language-complex="en" style:country-complex="US" style:text-scale="100%"/>
    </style:style>
    <style:style style:name="CharStyle24" style:family="text" style:parent-style-name="CharStyle12">
      <style:text-properties fo:color="#000000" style:text-position="0% 100%" style:font-name="AngsanaUPC" fo:font-family="AngsanaUPC" fo:font-size="14pt" fo:letter-spacing="normal" fo:language="en" fo:country="US" style:font-name-asian="AngsanaUPC" style:font-family-asian="AngsanaUPC" style:font-size-asian="14pt" style:language-asian="en" style:country-asian="US" style:font-name-complex="AngsanaUPC" style:font-family-complex="AngsanaUPC" style:font-size-complex="14pt" style:language-complex="en" style:country-complex="US" style:text-scale="100%"/>
    </style:style>
    <style:style style:name="CharStyle25" style:family="text" style:parent-style-name="CharStyle12">
      <style:text-properties fo:color="#000000" style:text-position="0% 100%" style:font-name="AngsanaUPC" fo:font-family="AngsanaUPC" fo:font-size="14pt" fo:letter-spacing="normal" fo:language="en" fo:country="US" fo:font-style="italic" style:font-name-asian="AngsanaUPC" style:font-family-asian="AngsanaUPC" style:font-size-asian="14pt" style:language-asian="en" style:country-asian="US" style:font-style-asian="italic" style:font-name-complex="AngsanaUPC" style:font-family-complex="AngsanaUPC" style:font-size-complex="14pt" style:language-complex="en" style:country-complex="US" style:font-style-complex="italic" style:text-scale="100%"/>
    </style:style>
    <style:style style:name="CharStyle26" style:family="text" style:parent-style-name="CharStyle12">
      <style:text-properties fo:color="#000000" style:text-position="0% 100%" style:font-name="AngsanaUPC" fo:font-family="AngsanaUPC" fo:font-size="12pt" fo:letter-spacing="normal" fo:language="en" fo:country="US" style:font-name-asian="AngsanaUPC" style:font-family-asian="AngsanaUPC" style:font-size-asian="12pt" style:language-asian="en" style:country-asian="US" style:font-name-complex="AngsanaUPC" style:font-family-complex="AngsanaUPC" style:font-size-complex="12pt" style:language-complex="en" style:country-complex="US" style:text-scale="100%"/>
    </style:style>
    <style:style style:name="CharStyle27" style:family="text" style:parent-style-name="CharStyle12">
      <style:text-properties fo:font-variant="small-caps" fo:color="#000000" style:text-position="0% 100%" style:font-name="AngsanaUPC" fo:font-family="AngsanaUPC" fo:font-size="12pt" fo:letter-spacing="normal" fo:language="en" fo:country="US" style:font-name-asian="AngsanaUPC" style:font-family-asian="AngsanaUPC" style:font-size-asian="12pt" style:language-asian="en" style:country-asian="US" style:font-name-complex="AngsanaUPC" style:font-family-complex="AngsanaUPC" style:font-size-complex="12pt" style:language-complex="en" style:country-complex="US" style:text-scale="100%"/>
    </style:style>
    <style:style style:name="CharStyle29" style:family="text" style:parent-style-name="DefaultFontStyle">
      <style:text-properties style:text-line-through-style="none" style:text-line-through-type="none" style:font-name="AngsanaUPC" fo:font-family="AngsanaUPC" fo:font-size="14pt" fo:font-style="italic" style:text-underline-style="none" fo:font-weight="normal" style:font-name-asian="AngsanaUPC" style:font-family-asian="AngsanaUPC" style:font-size-asian="14pt" style:font-style-asian="italic" style:font-weight-asian="normal" style:font-name-complex="AngsanaUPC" style:font-family-complex="AngsanaUPC" style:font-size-complex="14pt" style:font-style-complex="italic" style:font-weight-complex="normal"/>
    </style:style>
    <style:style style:name="CharStyle30" style:family="text" style:parent-style-name="CharStyle29">
      <style:text-properties fo:color="#000000" style:text-position="0% 100%" style:font-name="Georgia" fo:font-family="Georgia" fo:font-size="8.5pt" fo:letter-spacing="normal" fo:language="en" fo:country="US" fo:font-style="normal" style:font-name-asian="Georgia" style:font-family-asian="Georgia" style:font-size-asian="8.5pt" style:language-asian="en" style:country-asian="US" style:font-style-asian="normal" style:font-name-complex="Georgia" style:font-family-complex="Georgia" style:font-size-complex="8.5pt" style:language-complex="en" style:country-complex="US" style:font-style-complex="normal" style:text-scale="100%"/>
    </style:style>
    <style:style style:name="CharStyle31" style:family="text" style:parent-style-name="CharStyle29">
      <style:text-properties fo:color="#000000" style:text-position="0% 100%" fo:letter-spacing="normal" fo:language="en" fo:country="US" fo:font-style="normal" style:language-asian="en" style:country-asian="US" style:font-style-asian="normal" style:language-complex="en" style:country-complex="US" style:font-style-complex="normal" style:text-scale="100%"/>
    </style:style>
    <style:style style:name="DropCap2" style:family="text">
      <style:text-properties fo:color="#000000" style:text-line-through-style="none" style:text-line-through-type="none" style:text-position="24% 58%" style:font-name="David" fo:font-family="David" fo:font-size="20pt" fo:letter-spacing="normal" fo:font-style="normal" style:text-underline-style="none" fo:font-weight="normal" style:font-name-asian="David" style:font-family-asian="David" style:font-size-asian="20pt" style:font-style-asian="normal" style:font-weight-asian="normal" style:font-name-complex="David" style:font-family-complex="David" style:font-size-complex="20pt" style:font-style-complex="normal" style:font-weight-complex="normal" style:text-scale="100%"/>
    </style:style>
    <style:style style:name="CharStyle33" style:family="text" style:parent-style-name="CharStyle18">
      <style:text-properties fo:color="#000000" style:text-position="0% 100%" style:font-name="Georgia" fo:font-family="Georgia" fo:font-size="7pt" fo:letter-spacing="normal" fo:language="en" fo:country="US" fo:font-style="italic" style:font-name-asian="Georgia" style:font-family-asian="Georgia" style:font-size-asian="7pt" style:language-asian="en" style:country-asian="US" style:font-style-asian="italic" style:font-name-complex="Georgia" style:font-family-complex="Georgia" style:font-size-complex="7pt" style:language-complex="en" style:country-complex="US" style:font-style-complex="italic" style:text-scale="100%"/>
    </style:style>
    <style:style style:name="CharStyle35" style:family="text" style:parent-style-name="DefaultFontStyle">
      <style:text-properties style:text-line-through-style="none" style:text-line-through-type="none" style:font-name="Georgia" fo:font-family="Georgia" fo:font-size="8.5pt" fo:font-style="italic" style:text-underline-style="none" fo:font-weight="normal" style:font-name-asian="Georgia" style:font-family-asian="Georgia" style:font-size-asian="8.5pt" style:font-style-asian="italic" style:font-weight-asian="normal" style:font-name-complex="Georgia" style:font-family-complex="Georgia" style:font-size-complex="8.5pt" style:font-style-complex="italic" style:font-weight-complex="normal"/>
    </style:style>
    <style:style style:name="CharStyle36" style:family="text" style:parent-style-name="CharStyle35">
      <style:text-properties fo:color="#000000" style:text-position="0% 100%" fo:letter-spacing="normal" fo:language="en" fo:country="US" fo:font-style="normal" style:language-asian="en" style:country-asian="US" style:font-style-asian="normal" style:language-complex="en" style:country-complex="US" style:font-style-complex="normal" style:text-scale="100%"/>
    </style:style>
    <style:style style:name="DropCap3" style:family="text">
      <style:text-properties fo:color="#000000" style:text-line-through-style="none" style:text-line-through-type="none" style:text-position="30% 58%" style:font-name="AngsanaUPC" fo:font-family="AngsanaUPC" fo:font-size="28pt" fo:letter-spacing="normal" fo:font-style="normal" style:text-underline-style="none" fo:font-weight="normal" style:font-name-asian="AngsanaUPC" style:font-family-asian="AngsanaUPC" style:font-size-asian="28pt" style:font-style-asian="normal" style:font-weight-asian="normal" style:font-name-complex="AngsanaUPC" style:font-family-complex="AngsanaUPC" style:font-size-complex="28pt" style:font-style-complex="normal" style:font-weight-complex="normal" style:text-scale="100%"/>
    </style:style>
    <style:style style:name="CharStyle38" style:family="text" style:parent-style-name="CharStyle20">
      <style:text-properties fo:color="#000000" style:text-position="0% 100%" fo:letter-spacing="normal" fo:language="en" fo:country="US" fo:font-style="italic" fo:font-weight="bold" style:language-asian="en" style:country-asian="US" style:font-style-asian="italic" style:font-weight-asian="bold" style:language-complex="en" style:country-complex="US" style:font-style-complex="italic" style:font-weight-complex="bold" style:text-scale="100%"/>
    </style:style>
    <style:style style:name="CharStyle39" style:family="text" style:parent-style-name="CharStyle35">
      <style:text-properties fo:color="#000000" style:text-position="0% 100%" style:font-name="AngsanaUPC" fo:font-family="AngsanaUPC" fo:font-size="13pt" fo:letter-spacing="normal" fo:language="en" fo:country="US" style:font-name-asian="AngsanaUPC" style:font-family-asian="AngsanaUPC" style:font-size-asian="13pt" style:language-asian="en" style:country-asian="US" style:font-name-complex="AngsanaUPC" style:font-family-complex="AngsanaUPC" style:font-size-complex="13pt" style:language-complex="en" style:country-complex="US" style:text-scale="100%"/>
    </style:style>
    <style:style style:name="CharStyle40" style:family="text" style:parent-style-name="CharStyle12">
      <style:text-properties fo:color="#000000" style:text-position="0% 100%" fo:font-size="7.5pt" fo:letter-spacing="-0.0209in" fo:language="en" fo:country="US" style:font-size-asian="7.5pt" style:language-asian="en" style:country-asian="US" style:font-size-complex="7.5pt" style:language-complex="en" style:country-complex="US" style:text-scale="200%"/>
    </style:style>
    <style:style style:name="CharStyle41" style:family="text" style:parent-style-name="CharStyle12">
      <style:text-properties fo:font-variant="small-caps" fo:color="#000000" style:text-position="0% 100%" fo:font-size="7.5pt" fo:letter-spacing="-0.0209in" fo:language="en" fo:country="US" style:font-size-asian="7.5pt" style:language-asian="en" style:country-asian="US" style:font-size-complex="7.5pt" style:language-complex="en" style:country-complex="US" style:text-scale="200%"/>
    </style:style>
    <style:style style:name="DropCap4" style:family="text">
      <style:text-properties fo:color="#000000" style:text-line-through-style="none" style:text-line-through-type="none" style:text-position="29% 58%" style:font-name="Georgia" fo:font-family="Georgia" fo:font-size="25pt" fo:letter-spacing="normal" fo:font-style="normal" style:text-underline-style="none" fo:font-weight="normal" style:font-name-asian="Georgia" style:font-family-asian="Georgia" style:font-size-asian="25pt" style:font-style-asian="normal" style:font-weight-asian="normal" style:font-name-complex="Georgia" style:font-family-complex="Georgia" style:font-size-complex="25pt" style:font-style-complex="normal" style:font-weight-complex="normal" style:text-scale="100%"/>
    </style:style>
    <style:style style:name="CharStyle43" style:family="text" style:parent-style-name="CharStyle18">
      <style:text-properties fo:font-variant="small-caps" fo:color="#000000" style:text-position="0% 100%" style:font-name="Georgia" fo:font-family="Georgia" fo:font-size="5.5pt" fo:letter-spacing="normal" fo:language="en" fo:country="US" style:font-name-asian="Georgia" style:font-family-asian="Georgia" style:font-size-asian="5.5pt" style:language-asian="en" style:country-asian="US" style:font-name-complex="Georgia" style:font-family-complex="Georgia" style:font-size-complex="5.5pt" style:language-complex="en" style:country-complex="US" style:text-scale="100%"/>
    </style:style>
    <style:style style:name="CharStyle44" style:family="text" style:parent-style-name="CharStyle18">
      <style:text-properties fo:color="#000000" style:text-position="0% 100%" style:font-name="Georgia" fo:font-family="Georgia" fo:font-size="5.5pt" fo:letter-spacing="normal" fo:language="en" fo:country="US" style:font-name-asian="Georgia" style:font-family-asian="Georgia" style:font-size-asian="5.5pt" style:language-asian="en" style:country-asian="US" style:font-name-complex="Georgia" style:font-family-complex="Georgia" style:font-size-complex="5.5pt" style:language-complex="en" style:country-complex="US" style:text-scale="100%"/>
    </style:style>
    <style:style style:name="DropCap5" style:family="text">
      <style:text-properties fo:color="#000000" style:text-line-through-style="none" style:text-line-through-type="none" style:text-position="49% 58%" style:font-name="Georgia" fo:font-family="Georgia" fo:font-size="17pt" fo:letter-spacing="normal" fo:font-style="normal" style:text-underline-style="none" fo:font-weight="normal" style:font-name-asian="Georgia" style:font-family-asian="Georgia" style:font-size-asian="17pt" style:font-style-asian="normal" style:font-weight-asian="normal" style:font-name-complex="Georgia" style:font-family-complex="Georgia" style:font-size-complex="17pt" style:font-style-complex="normal" style:font-weight-complex="normal" style:text-scale="100%"/>
    </style:style>
    <style:style style:name="CharStyle47" style:family="text" style:parent-style-name="DefaultFontStyle">
      <style:text-properties style:text-line-through-style="none" style:text-line-through-type="none" style:font-name="Georgia" fo:font-family="Georgia" fo:font-size="6.5pt" fo:font-style="normal" style:text-underline-style="none" fo:font-weight="normal" style:font-name-asian="Georgia" style:font-family-asian="Georgia" style:font-size-asian="6.5pt" style:font-style-asian="normal" style:font-weight-asian="normal" style:font-name-complex="Georgia" style:font-family-complex="Georgia" style:font-size-complex="6.5pt" style:font-style-complex="normal" style:font-weight-complex="normal"/>
    </style:style>
    <style:style style:name="CharStyle48" style:family="text" style:parent-style-name="CharStyle47">
      <style:text-properties fo:color="#000000" style:text-position="0% 100%" fo:font-size="8.5pt" fo:letter-spacing="normal" fo:language="en" fo:country="US" style:font-size-asian="8.5pt" style:language-asian="en" style:country-asian="US" style:font-size-complex="8.5pt" style:language-complex="en" style:country-complex="US" style:text-scale="100%"/>
    </style:style>
    <style:style style:name="CharStyle49" style:family="text" style:parent-style-name="CharStyle47">
      <style:text-properties fo:font-variant="small-caps" fo:color="#000000" style:text-position="0% 100%" fo:letter-spacing="normal" fo:language="en" fo:country="US" style:language-asian="en" style:country-asian="US" style:language-complex="en" style:country-complex="US" style:text-scale="100%"/>
    </style:style>
    <style:style style:name="CharStyle50" style:family="text" style:parent-style-name="CharStyle29">
      <style:text-properties fo:color="#000000" style:text-position="0% 100%" fo:letter-spacing="-0.0209in" fo:language="en" fo:country="US" style:language-asian="en" style:country-asian="US" style:language-complex="en" style:country-complex="US" style:text-scale="100%"/>
    </style:style>
    <style:style style:name="CharStyle51" style:family="text" style:parent-style-name="CharStyle18">
      <style:text-properties fo:color="#000000" style:text-position="0% 100%" style:font-name="Georgia" fo:font-family="Georgia" fo:font-size="7.5pt" fo:letter-spacing="0.0071in" fo:language="en" fo:country="US" style:font-name-asian="Georgia" style:font-family-asian="Georgia" style:font-size-asian="7.5pt" style:language-asian="en" style:country-asian="US" style:font-name-complex="Georgia" style:font-family-complex="Georgia" style:font-size-complex="7.5pt" style:language-complex="en" style:country-complex="US" style:text-scale="100%"/>
    </style:style>
    <style:style style:name="CharStyle52" style:family="text" style:parent-style-name="CharStyle35">
      <style:text-properties fo:color="#000000" style:text-position="0% 100%" style:font-name="AngsanaUPC" fo:font-family="AngsanaUPC" fo:font-size="13pt" fo:letter-spacing="-0.0071in" fo:language="en" fo:country="US" fo:font-style="normal" style:font-name-asian="AngsanaUPC" style:font-family-asian="AngsanaUPC" style:font-size-asian="13pt" style:language-asian="en" style:country-asian="US" style:font-style-asian="normal" style:font-name-complex="AngsanaUPC" style:font-family-complex="AngsanaUPC" style:font-size-complex="13pt" style:language-complex="en" style:country-complex="US" style:font-style-complex="normal" style:text-scale="100%"/>
    </style:style>
    <style:style style:name="CharStyle53" style:family="text" style:parent-style-name="CharStyle29">
      <style:text-properties fo:color="#000000" style:text-position="0% 100%" fo:font-size="13pt" fo:letter-spacing="-0.0071in" fo:language="en" fo:country="US" fo:font-style="normal" style:font-size-asian="13pt" style:language-asian="en" style:country-asian="US" style:font-style-asian="normal" style:font-size-complex="13pt" style:language-complex="en" style:country-complex="US" style:font-style-complex="normal" style:text-scale="100%"/>
    </style:style>
    <style:style style:name="CharStyle55" style:family="text" style:parent-style-name="DefaultFontStyle">
      <style:text-properties style:text-line-through-style="none" style:text-line-through-type="none" style:font-name="Georgia" fo:font-family="Georgia" fo:font-size="6.5pt" fo:font-style="normal" style:text-underline-style="none" fo:font-weight="normal" style:font-name-asian="Georgia" style:font-family-asian="Georgia" style:font-size-asian="6.5pt" style:font-style-asian="normal" style:font-weight-asian="normal" style:font-name-complex="Georgia" style:font-family-complex="Georgia" style:font-size-complex="6.5pt" style:font-style-complex="normal" style:font-weight-complex="normal"/>
    </style:style>
    <style:style style:name="CharStyle56" style:family="text" style:parent-style-name="CharStyle12">
      <style:text-properties fo:color="#000000" style:text-position="0% 100%" fo:letter-spacing="0.0138in" fo:language="en" fo:country="US" fo:font-style="italic" style:language-asian="en" style:country-asian="US" style:font-style-asian="italic" style:language-complex="en" style:country-complex="US" style:font-style-complex="italic" style:text-scale="100%"/>
    </style:style>
    <style:style style:name="Frame"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style:page-number="auto"/>
      <style:text-properties fo:font-size="1pt" style:font-size-asian="1pt" style:font-size-complex="1pt"/>
    </style:style>
    <style:style style:name="MP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465in" style:type="right"/>
        </style:tab-stops>
      </style:paragraph-properties>
    </style:style>
    <style:style style:name="MP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598in" style:type="right"/>
        </style:tab-stops>
      </style:paragraph-properties>
    </style:style>
    <style:style style:name="MP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402in" style:type="right"/>
        </style:tab-stops>
      </style:paragraph-properties>
    </style:style>
    <style:style style:name="MP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799in" style:type="right"/>
        </style:tab-stops>
      </style:paragraph-properties>
    </style:style>
    <style:style style:name="MP7"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835in" style:type="right"/>
        </style:tab-stops>
      </style:paragraph-properties>
    </style:style>
    <style:style style:name="MP8"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701in" style:type="right"/>
        </style:tab-stops>
      </style:paragraph-properties>
    </style:style>
    <style:style style:name="MP9"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929in" style:type="right"/>
        </style:tab-stops>
      </style:paragraph-properties>
    </style:style>
    <style:style style:name="MP10"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728in" style:type="right"/>
        </style:tab-stops>
      </style:paragraph-properties>
    </style:style>
    <style:style style:name="MP11"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5in" style:type="right"/>
        </style:tab-stops>
      </style:paragraph-properties>
    </style:style>
    <style:style style:name="MT1" style:family="text"/>
    <style:style style:name="M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mirrored">
      <style:page-layout-properties fo:page-width="8.5in" fo:page-height="11in" style:num-format="1" style:print-orientation="portrait" fo:margin-top="0in" fo:margin-bottom="0in" fo:margin-left="2.4618in" fo:margin-right="1.902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9583in" fo:margin-left="0in" fo:margin-right="0in" fo:margin-bottom="0in"/>
      </style:header-style>
      <style:footer-style>
        <style:header-footer-properties fo:min-height="3.5819in" fo:margin-left="0in" fo:margin-right="0in" fo:margin-top="3.5819in"/>
      </style:footer-style>
    </style:page-layout>
    <style:page-layout style:name="Mpm3" style:page-usage="mirrored">
      <style:page-layout-properties fo:page-width="8.5in" fo:page-height="11in" style:num-format="1" style:print-orientation="portrait" fo:margin-top="0in" fo:margin-bottom="0in" fo:margin-left="2.5228in" fo:margin-right="1.8547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7689in" fo:margin-left="0in" fo:margin-right="0in" fo:margin-bottom="0in"/>
      </style:header-style>
      <style:footer-style>
        <style:header-footer-properties fo:min-height="3.5709in" fo:margin-left="0in" fo:margin-right="0in" fo:margin-top="3.5709in"/>
      </style:footer-style>
    </style:page-layout>
    <style:page-layout style:name="Mpm4" style:page-usage="mirrored">
      <style:page-layout-properties fo:page-width="8.5in" fo:page-height="11in" style:num-format="1" style:print-orientation="portrait" fo:margin-top="0in" fo:margin-bottom="0in" fo:margin-left="1.8547in" fo:margin-right="2.5228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7689in" fo:margin-left="0in" fo:margin-right="0in" fo:margin-bottom="0in"/>
      </style:header-style>
      <style:footer-style>
        <style:header-footer-properties fo:min-height="3.5709in" fo:margin-left="0in" fo:margin-right="0in" fo:margin-top="3.5709in"/>
      </style:footer-style>
    </style:page-layout>
  </office:automatic-styles>
  <office:master-styles>
    <style:master-page style:name="Standard" style:page-layout-name="Mpm1"/>
    <style:master-page style:name="PageStyle0" style:page-layout-name="Mpm2">
      <style:header>
        <text:p text:style-name="MP1"/>
      </style:header>
      <style:header-left>
        <text:p text:style-name="MP1"/>
      </style:header-left>
      <style:footer>
        <text:p text:style-name="MP2"/>
      </style:footer>
      <style:footer-left>
        <text:p text:style-name="MP2"/>
      </style:footer-left>
    </style:master-page>
    <style:master-page style:name="PageStyle1" style:page-layout-name="Mpm3">
      <style:header>
        <text:p text:style-name="MP1"><draw:frame draw:style-name="Mfr1" draw:name="Frame1" text:anchor-type="paragraph" svg:x="4.0862in" svg:y="0.5862in" draw:z-index="11"><draw:text-box fo:min-height="0.1201in" fo:min-width="2.5465in"><text:p text:style-name="MP3"><text:span text:style-name="CharStyle22">REVELATION 3<text:tab/></text:span><text:page-number text:select-page="current">311</text:page-number></text:p></draw:text-box></draw:frame></text:p>
      </style:header>
      <style:header-left>
        <text:p text:style-name="MP1"><draw:frame draw:style-name="Mfr1" draw:name="1" text:anchor-type="paragraph" svg:x="4.0862in" svg:y="0.5862in" draw:z-index="0"><draw:text-box fo:min-height="0.1201in" fo:min-width="2.5465in"><text:p text:style-name="MP3"><text:span text:style-name="CharStyle22">REVELATION 3<text:tab/></text:span><text:page-number text:select-page="current">312</text:page-number></text:p></draw:text-box></draw:frame></text:p>
      </style:header-left>
      <style:footer>
        <text:p text:style-name="MP2"/>
      </style:footer>
      <style:footer-left>
        <text:p text:style-name="MP2"/>
      </style:footer-left>
    </style:master-page>
    <style:master-page style:name="PageStyle2" style:page-layout-name="Mpm3">
      <style:header>
        <text:p text:style-name="MP1"><draw:frame draw:style-name="Mfr1" draw:name="2" text:anchor-type="paragraph" svg:x="1.8374in" svg:y="0.5862in" draw:z-index="12"><draw:text-box fo:min-height="0.1201in" fo:min-width="2.5598in"><text:p text:style-name="MP4"><text:page-number text:select-page="current">312</text:page-number><text:span text:style-name="CharStyle22"><text:tab/>REVELATION 4</text:span></text:p></draw:text-box></draw:frame></text:p>
      </style:header>
      <style:footer>
        <text:p text:style-name="MP2"/>
      </style:footer>
    </style:master-page>
    <style:master-page style:name="PageStyle3" style:page-layout-name="Mpm3">
      <style:header>
        <text:p text:style-name="MP1"><draw:frame draw:style-name="Mfr1" draw:name="3" text:anchor-type="paragraph" svg:x="4.0898in" svg:y="0.5484in" draw:z-index="13"><draw:text-box fo:min-height="0.1098in" fo:min-width="2.5402in"><text:p text:style-name="MP5"><text:span text:style-name="CharStyle22">REVELATION 6<text:tab/>318</text:span></text:p></draw:text-box></draw:frame></text:p>
      </style:header>
      <style:footer>
        <text:p text:style-name="MP2"/>
      </style:footer>
    </style:master-page>
    <style:master-page style:name="PageStyle4" style:page-layout-name="Mpm3">
      <style:header>
        <text:p text:style-name="MP1"><draw:frame draw:style-name="Mfr1" draw:name="4" text:anchor-type="paragraph" svg:x="1.839in" svg:y="0.5319in" draw:z-index="0"><draw:text-box fo:min-height="0.1165in" fo:min-width="2.5598in"><text:p text:style-name="MP4"><text:page-number text:select-page="current">315</text:page-number><text:span text:style-name="CharStyle22"><text:tab/>REVELATION </text:span><text:span text:style-name="CharStyle38">7</text:span></text:p></draw:text-box></draw:frame></text:p>
      </style:header>
      <style:header-left>
        <text:p text:style-name="MP1"><draw:frame draw:style-name="Mfr1" draw:name="5" text:anchor-type="paragraph" svg:x="1.839in" svg:y="0.5319in" draw:z-index="14"><draw:text-box fo:min-height="0.1165in" fo:min-width="2.5598in"><text:p text:style-name="MP4"><text:page-number text:select-page="current">314</text:page-number><text:span text:style-name="CharStyle22"><text:tab/>REVELATION </text:span><text:span text:style-name="CharStyle38">7</text:span></text:p></draw:text-box></draw:frame></text:p>
      </style:header-left>
      <style:footer>
        <text:p text:style-name="MP2"/>
      </style:footer>
      <style:footer-left>
        <text:p text:style-name="MP2"/>
      </style:footer-left>
    </style:master-page>
    <style:master-page style:name="PageStyle5" style:page-layout-name="Mpm3">
      <style:header>
        <text:p text:style-name="MP1"><draw:frame draw:style-name="Mfr1" draw:name="6" text:anchor-type="paragraph" svg:x="4.0756in" svg:y="0.5319in" draw:z-index="15"><draw:text-box fo:min-height="0.1035in" fo:min-width="2.5598in"><text:p text:style-name="MP4"><text:span text:style-name="CharStyle22">REVELATION 22<text:tab/></text:span><text:page-number text:select-page="current">315</text:page-number></text:p></draw:text-box></draw:frame></text:p>
      </style:header>
      <style:footer>
        <text:p text:style-name="MP2"/>
      </style:footer>
    </style:master-page>
    <style:master-page style:name="PageStyle6" style:page-layout-name="Mpm3">
      <style:header>
        <text:p text:style-name="MP1"><draw:frame draw:style-name="Mfr1" draw:name="7" text:anchor-type="paragraph" svg:x="4.0661in" svg:y="0.5354in" draw:z-index="20"><draw:text-box fo:min-height="0.1035in" fo:min-width="2.5799in"><text:p text:style-name="MP6"><text:span text:style-name="CharStyle22">REVELATION 11<text:tab/></text:span><text:page-number text:select-page="current">321</text:page-number></text:p></draw:text-box></draw:frame></text:p>
      </style:header>
      <style:header-left>
        <text:p text:style-name="MP1"><draw:frame draw:style-name="Mfr1" draw:name="8" text:anchor-type="paragraph" svg:x="1.8543in" svg:y="0.5189in" draw:z-index="18"><draw:text-box fo:min-height="0.1201in" fo:min-width="2.5835in"><text:p text:style-name="MP7"><text:page-number text:select-page="current">320</text:page-number><text:span text:style-name="CharStyle22"><text:tab/>REVELATION 22</text:span></text:p></draw:text-box></draw:frame></text:p>
      </style:header-left>
      <style:footer>
        <text:p text:style-name="MP2"/>
      </style:footer>
      <style:footer-left>
        <text:p text:style-name="MP2"/>
      </style:footer-left>
    </style:master-page>
    <style:master-page style:name="PageStyle7" style:page-layout-name="Mpm3">
      <style:header>
        <text:p text:style-name="MP1"><draw:frame draw:style-name="Mfr1" draw:name="9" text:anchor-type="paragraph" svg:x="4.0791in" svg:y="0.5425in" draw:z-index="21"><draw:text-box fo:min-height="0.1165in" fo:min-width="2.5701in"><text:p text:style-name="MP8"><text:span text:style-name="CharStyle22">REVELATION 16<text:tab/>821</text:span></text:p></draw:text-box></draw:frame></text:p>
      </style:header>
      <style:footer>
        <text:p text:style-name="MP2"/>
      </style:footer>
    </style:master-page>
    <style:master-page style:name="PageStyle8" style:page-layout-name="Mpm3">
      <style:header>
        <text:p text:style-name="MP1"><draw:frame draw:style-name="Mfr1" draw:name="10" text:anchor-type="paragraph" svg:x="1.8543in" svg:y="0.5189in" draw:z-index="22"><draw:text-box fo:min-height="0.1134in" fo:min-width="2.5929in"><text:p text:style-name="MP9"><text:page-number text:select-page="current">322</text:page-number><text:span text:style-name="CharStyle22"><text:tab/>REVELATION 17</text:span></text:p></draw:text-box></draw:frame></text:p>
      </style:header>
      <style:footer>
        <text:p text:style-name="MP2"/>
      </style:footer>
    </style:master-page>
    <style:master-page style:name="PageStyle9" style:page-layout-name="Mpm3">
      <style:header>
        <text:p text:style-name="MP1"><draw:frame draw:style-name="Mfr1" draw:name="11" text:anchor-type="paragraph" svg:x="4.0528in" svg:y="0.5354in" draw:z-index="23"><draw:text-box fo:min-height="0.1035in" fo:min-width="2.5736in"><text:p text:style-name="MP10"><text:span text:style-name="CharStyle22">REVELATION 18<text:tab/></text:span><text:page-number text:select-page="current">323</text:page-number></text:p></draw:text-box></draw:frame></text:p>
      </style:header>
      <style:header-left>
        <text:p text:style-name="MP1"><draw:frame draw:style-name="Mfr1" draw:name="12" text:anchor-type="paragraph" svg:x="4.0528in" svg:y="0.5354in" draw:z-index="0"><draw:text-box fo:min-height="0.1035in" fo:min-width="2.5736in"><text:p text:style-name="MP10"><text:span text:style-name="CharStyle22">REVELATION 18<text:tab/></text:span><text:page-number text:select-page="current">324</text:page-number></text:p></draw:text-box></draw:frame></text:p>
      </style:header-left>
      <style:footer>
        <text:p text:style-name="MP2"/>
      </style:footer>
      <style:footer-left>
        <text:p text:style-name="MP2"/>
      </style:footer-left>
    </style:master-page>
    <style:master-page style:name="PageStyle10" style:page-layout-name="Mpm3">
      <style:header>
        <text:p text:style-name="MP1"><draw:frame draw:style-name="Mfr1" draw:name="13" text:anchor-type="paragraph" svg:x="4.0661in" svg:y="0.5354in" draw:z-index="25"><draw:text-box fo:min-height="0.1035in" fo:min-width="2.5799in"><text:p text:style-name="MP6"><text:span text:style-name="CharStyle22">REVELATION 11<text:tab/></text:span><text:page-number text:select-page="current">325</text:page-number></text:p></draw:text-box></draw:frame></text:p>
      </style:header>
      <style:header-left>
        <text:p text:style-name="MP1"><draw:frame draw:style-name="Mfr1" draw:name="14" text:anchor-type="paragraph" svg:x="1.8543in" svg:y="0.5189in" draw:z-index="24"><draw:text-box fo:min-height="0.1134in" fo:min-width="2.5929in"><text:p text:style-name="MP9"><text:page-number text:select-page="current">328</text:page-number><text:span text:style-name="CharStyle22"><text:tab/>REVELATION 17</text:span></text:p></draw:text-box></draw:frame></text:p>
      </style:header-left>
      <style:footer>
        <text:p text:style-name="MP2"/>
      </style:footer>
      <style:footer-left>
        <text:p text:style-name="MP2"/>
      </style:footer-left>
    </style:master-page>
    <style:master-page style:name="PageStyle11" style:page-layout-name="Mpm3">
      <style:header>
        <text:p text:style-name="MP1"><draw:frame draw:style-name="Mfr1" draw:name="15" text:anchor-type="paragraph" svg:x="1.8425in" svg:y="0.5791in" draw:z-index="29"><draw:text-box fo:min-height="0.1264in" fo:min-width="2.5835in"><text:p text:style-name="MP7"><text:span text:style-name="CharStyle22">826<text:tab/>REVELATION 21</text:span></text:p></draw:text-box></draw:frame></text:p>
      </style:header>
      <style:footer>
        <text:p text:style-name="MP2"/>
      </style:footer>
    </style:master-page>
    <style:master-page style:name="PageStyle12" style:page-layout-name="Mpm3">
      <style:header>
        <text:p text:style-name="MP1"><draw:frame draw:style-name="Mfr1" draw:name="16" text:anchor-type="paragraph" svg:x="4.0661in" svg:y="0.5354in" draw:z-index="0"><draw:text-box fo:min-height="0.1035in" fo:min-width="2.5799in"><text:p text:style-name="MP6"><text:span text:style-name="CharStyle22">REVELATION 11<text:tab/></text:span><text:page-number text:select-page="current">0</text:page-number></text:p></draw:text-box></draw:frame></text:p>
      </style:header>
      <style:header-left>
        <text:p text:style-name="MP1"><draw:frame draw:style-name="Mfr1" draw:name="17" text:anchor-type="paragraph" svg:x="4.0661in" svg:y="0.5354in" draw:z-index="0"><draw:text-box fo:min-height="0.1035in" fo:min-width="2.5799in"><text:p text:style-name="MP6"><text:span text:style-name="CharStyle22">REVELATION 11<text:tab/></text:span><text:page-number text:select-page="current">0</text:page-number></text:p></draw:text-box></draw:frame></text:p>
      </style:header-left>
      <style:footer>
        <text:p text:style-name="MP2"/>
      </style:footer>
      <style:footer-left>
        <text:p text:style-name="MP2"/>
      </style:footer-left>
    </style:master-page>
    <style:master-page style:name="PageStyle13" style:page-layout-name="Mpm3">
      <style:header>
        <text:p text:style-name="MP1"><draw:frame draw:style-name="Mfr1" draw:name="18" text:anchor-type="paragraph" svg:x="4.0756in" svg:y="0.5319in" draw:z-index="1"><draw:text-box fo:min-height="0.1035in" fo:min-width="2.5598in"><text:p text:style-name="MP4"><text:span text:style-name="CharStyle22">REVELATION 22<text:tab/></text:span><text:page-number text:select-page="current">0</text:page-number></text:p></draw:text-box></draw:frame></text:p>
      </style:header>
      <style:header-left>
        <text:p text:style-name="MP1"><draw:frame draw:style-name="Mfr1" draw:name="19" text:anchor-type="paragraph" svg:x="1.8543in" svg:y="0.5189in" draw:z-index="2"><draw:text-box fo:min-height="0.1201in" fo:min-width="2.5835in"><text:p text:style-name="MP7"><text:page-number text:select-page="current">0</text:page-number><text:span text:style-name="CharStyle22"><text:tab/>REVELATION 22</text:span></text:p></draw:text-box></draw:frame></text:p>
      </style:header-left>
      <style:footer>
        <text:p text:style-name="MP2"/>
      </style:footer>
      <style:footer-left>
        <text:p text:style-name="MP2"/>
      </style:footer-left>
    </style:master-page>
    <style:master-page style:name="PageStyle14" style:page-layout-name="Mpm4">
      <style:header>
        <text:p text:style-name="MP1"><draw:frame draw:style-name="Mfr1" draw:name="20" text:anchor-type="paragraph" svg:x="1.8472in" svg:y="0.5929in" draw:z-index="10"><draw:text-box fo:min-height="0.1134in" fo:min-width="2.55in"><text:p text:style-name="MP11"><text:span text:style-name="CharStyle21">S10<text:tab/></text:span><text:span text:style-name="CharStyle22">REVELATION 2</text:span></text:p></draw:text-box></draw:frame></text:p>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initial-creator/>
    <meta:keyword/>
    <meta:document-statistic meta:table-count="0" meta:image-count="6" meta:object-count="0" meta:page-count="26" meta:paragraph-count="422" meta:word-count="11745" meta:character-count="59771" meta:non-whitespace-character-count="48488"/>
    <meta:generator>LibreOffice/4.4.5.2$Windows_x86 LibreOffice_project/a22f674fd25a3b6f45bdebf25400ed2adff0ff99</meta:generator>
  </office:meta>
</office:document-meta>
</file>